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3.561in"/>
    </style:style>
    <style:style style:name="co3" style:family="table-column">
      <style:table-column-properties fo:break-before="auto" style:column-width="2.8291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0701in"/>
    </style:style>
    <style:style style:name="co6" style:family="table-column">
      <style:table-column-properties fo:break-before="auto" style:column-width="1.4547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2.6783in"/>
    </style:style>
    <style:style style:name="co9" style:family="table-column">
      <style:table-column-properties fo:break-before="auto" style:column-width="1.2252in"/>
    </style:style>
    <style:style style:name="co10" style:family="table-column">
      <style:table-column-properties fo:break-before="auto" style:column-width="1.1382in"/>
    </style:style>
    <style:style style:name="co11" style:family="table-column">
      <style:table-column-properties fo:break-before="auto" style:column-width="8.2173in"/>
    </style:style>
    <style:style style:name="co12" style:family="table-column">
      <style:table-column-properties fo:break-before="auto" style:column-width="1.728in"/>
    </style:style>
    <style:style style:name="co13" style:family="table-column">
      <style:table-column-properties fo:break-before="auto" style:column-width="2.0882in"/>
    </style:style>
    <style:style style:name="co14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1.4764in"/>
    </style:style>
    <style:style style:name="co16" style:family="table-column">
      <style:table-column-properties fo:break-before="auto" style:column-width="1.9571in"/>
    </style:style>
    <style:style style:name="co17" style:family="table-column">
      <style:table-column-properties fo:break-before="auto" style:column-width="2.4047in"/>
    </style:style>
    <style:style style:name="co18" style:family="table-column">
      <style:table-column-properties fo:break-before="auto" style:column-width="0.8756in"/>
    </style:style>
    <style:style style:name="co19" style:family="table-column">
      <style:table-column-properties fo:break-before="auto" style:column-width="1.3236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ro" fo:country="RO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Ari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[Account_Value]</text:p>
          </table:table-cell>
          <table:table-cell office:value-type="string">
            <text:p>[Account_Name]</text:p>
          </table:table-cell>
          <table:table-cell office:value-type="string">
            <text:p>[Account_Description]</text:p>
          </table:table-cell>
          <table:table-cell office:value-type="string">
            <text:p>[Account_Type]</text:p>
          </table:table-cell>
          <table:table-cell office:value-type="string">
            <text:p>[Account_Sign]</text:p>
          </table:table-cell>
          <table:table-cell office:value-type="string">
            <text:p>[Account_Document]</text:p>
          </table:table-cell>
          <table:table-cell office:value-type="string">
            <text:p>[Account_Summary]</text:p>
          </table:table-cell>
          <table:table-cell office:value-type="string">
            <text:p>[Default_Account]</text:p>
          </table:table-cell>
          <table:table-cell office:value-type="string">
            <text:p>[Account_Parent]</text:p>
          </table:table-cell>
          <table:table-cell office:value-type="string">
            <text:p>[Balance Sheet]</text:p>
          </table:table-cell>
          <table:table-cell office:value-type="string">
            <text:p>[Balance Sheet_Name]</text:p>
          </table:table-cell>
          <table:table-cell office:value-type="string">
            <text:p>[US 1120 Balance Sheet]</text:p>
          </table:table-cell>
          <table:table-cell office:value-type="string">
            <text:p>US 1120 Balance Sheet_Name</text:p>
          </table:table-cell>
          <table:table-cell office:value-type="string">
            <text:p>[Profit &amp; Loss]</text:p>
          </table:table-cell>
          <table:table-cell office:value-type="string">
            <text:p>[Profit &amp; Loss_Name]</text:p>
          </table:table-cell>
          <table:table-cell office:value-type="string">
            <text:p>[US 1120 Income Statement]</text:p>
          </table:table-cell>
          <table:table-cell office:value-type="string">
            <text:p>[US 1120 Income Statement_Name]</text:p>
          </table:table-cell>
          <table:table-cell office:value-type="string">
            <text:p>[Cash Flow]</text:p>
          </table:table-cell>
          <table:table-cell office:value-type="string">
            <text:p>[Cash Flow_Name]</text:p>
          </table:table-cell>
          <table:table-cell office:value-type="string">
            <text:p>[tri]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 - CONTURI DE CAPITALURI</text:p>
          </table:table-cell>
          <table:table-cell office:value-type="string">
            <text:p>Owner's Equity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- CONTURI DE CAPITALURI</text:p>
          </table:table-cell>
          <table:table-cell table:number-columns-repeated="8"/>
          <table:table-cell office:value-type="float" office:value="100000000">
            <text:p>10000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10 - CAPITAL ŞI REZERVE</text:p>
          </table:table-cell>
          <table:table-cell office:value-type="string">
            <text:p>Owner's Equ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0 - CAPITAL ŞI REZERVE</text:p>
          </table:table-cell>
          <table:table-cell table:number-columns-repeated="8"/>
          <table:table-cell office:value-type="float" office:value="100000001">
            <text:p>10000000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101 - CAPITAL SOCIAL</text:p>
          </table:table-cell>
          <table:table-cell office:value-type="string">
            <text:p>101 - Capital social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string">
            <text:p>101 - CAPITAL SOCIAL</text:p>
          </table:table-cell>
          <table:table-cell table:number-columns-repeated="8"/>
          <table:table-cell office:value-type="float" office:value="101000002">
            <text:p>101000002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table:number-columns-repeated="2" office:value-type="string">
            <text:p>1011 - Capital subscris nevărsa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office:value-type="float" office:value="1011">
            <text:p>1011</text:p>
          </table:table-cell>
          <table:table-cell office:value-type="string">
            <text:p>1011 - Capital subscris nevărsat</text:p>
          </table:table-cell>
          <table:table-cell table:number-columns-repeated="8"/>
          <table:table-cell office:value-type="float" office:value="101100003">
            <text:p>101100003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table:number-columns-repeated="2" office:value-type="string">
            <text:p>1012 - Capital subscris vărsa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office:value-type="float" office:value="1012">
            <text:p>1012</text:p>
          </table:table-cell>
          <table:table-cell office:value-type="string">
            <text:p>1012 - Capital subscris vărsat</text:p>
          </table:table-cell>
          <table:table-cell table:number-columns-repeated="8"/>
          <table:table-cell office:value-type="float" office:value="101200003">
            <text:p>101200003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number-columns-repeated="2" office:value-type="string">
            <text:p>1015 - Patrimoniul regie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office:value-type="float" office:value="1015">
            <text:p>1015</text:p>
          </table:table-cell>
          <table:table-cell office:value-type="string">
            <text:p>1015 - Patrimoniul regiei</text:p>
          </table:table-cell>
          <table:table-cell table:number-columns-repeated="8"/>
          <table:table-cell office:value-type="float" office:value="101500003">
            <text:p>101500003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number-columns-repeated="2" office:value-type="string">
            <text:p>1016 - Patrimoniul public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1">
            <text:p>101</text:p>
          </table:table-cell>
          <table:table-cell office:value-type="float" office:value="1016">
            <text:p>1016</text:p>
          </table:table-cell>
          <table:table-cell office:value-type="string">
            <text:p>1016 - Patrimoniul public</text:p>
          </table:table-cell>
          <table:table-cell table:number-columns-repeated="8"/>
          <table:table-cell office:value-type="float" office:value="101600003">
            <text:p>10160000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104 - PRIME DE CAPITAL</text:p>
          </table:table-cell>
          <table:table-cell office:value-type="string">
            <text:p>104 - Prime de capital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office:value-type="float" office:value="104">
            <text:p>104</text:p>
          </table:table-cell>
          <table:table-cell office:value-type="string">
            <text:p>104 - PRIME DE CAPITAL</text:p>
          </table:table-cell>
          <table:table-cell table:number-columns-repeated="8"/>
          <table:table-cell office:value-type="float" office:value="104000002">
            <text:p>104000002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table:number-columns-repeated="2" office:value-type="string">
            <text:p>1041 - Prime de emisiun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4">
            <text:p>104</text:p>
          </table:table-cell>
          <table:table-cell office:value-type="float" office:value="1041">
            <text:p>1041</text:p>
          </table:table-cell>
          <table:table-cell office:value-type="string">
            <text:p>1041 - Prime de emisiune</text:p>
          </table:table-cell>
          <table:table-cell table:number-columns-repeated="8"/>
          <table:table-cell office:value-type="float" office:value="104100003">
            <text:p>104100003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table:number-columns-repeated="2" office:value-type="string">
            <text:p>1042 - Prime de fuziun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4">
            <text:p>104</text:p>
          </table:table-cell>
          <table:table-cell office:value-type="float" office:value="1042">
            <text:p>1042</text:p>
          </table:table-cell>
          <table:table-cell office:value-type="string">
            <text:p>1042 - Prime de fuziune</text:p>
          </table:table-cell>
          <table:table-cell table:number-columns-repeated="8"/>
          <table:table-cell office:value-type="float" office:value="104200003">
            <text:p>104200003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number-columns-repeated="2" office:value-type="string">
            <text:p>1043 - Prime de apor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4">
            <text:p>104</text:p>
          </table:table-cell>
          <table:table-cell office:value-type="float" office:value="1043">
            <text:p>1043</text:p>
          </table:table-cell>
          <table:table-cell office:value-type="string">
            <text:p>1043 - Prime de aport</text:p>
          </table:table-cell>
          <table:table-cell table:number-columns-repeated="8"/>
          <table:table-cell office:value-type="float" office:value="104300003">
            <text:p>104300003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1044 - PRIME DE CONVERSIE A OBLIGAŢIUNILOR ÎN ACŢIUNI</text:p>
          </table:table-cell>
          <table:table-cell office:value-type="string">
            <text:p>1044 - Prime de conversie a obligaţiunilor în acţiun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4">
            <text:p>104</text:p>
          </table:table-cell>
          <table:table-cell office:value-type="float" office:value="1044">
            <text:p>1044</text:p>
          </table:table-cell>
          <table:table-cell office:value-type="string">
            <text:p>1044 - PRIME DE CONVERSIE A OBLIGAŢIUNILOR ÎN ACŢIUNI</text:p>
          </table:table-cell>
          <table:table-cell table:number-columns-repeated="8"/>
          <table:table-cell office:value-type="float" office:value="104400003">
            <text:p>10440000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105 - REZERVE DIN REEVALUARE</text:p>
          </table:table-cell>
          <table:table-cell office:value-type="string">
            <text:p>105 - Rezerve din reevalu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string">
            <text:p>105 - REZERVE DIN REEVALUARE</text:p>
          </table:table-cell>
          <table:table-cell table:number-columns-repeated="8"/>
          <table:table-cell office:value-type="float" office:value="105000002">
            <text:p>10500000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106 - REZERVE</text:p>
          </table:table-cell>
          <table:table-cell office:value-type="string">
            <text:p>106 - Rezerv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  <table:table-cell office:value-type="string">
            <text:p>106 - REZERVE</text:p>
          </table:table-cell>
          <table:table-cell table:number-columns-repeated="8"/>
          <table:table-cell office:value-type="float" office:value="106000002">
            <text:p>10600000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table:number-columns-repeated="2" office:value-type="string">
            <text:p>1061 - Rezerve lega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6">
            <text:p>106</text:p>
          </table:table-cell>
          <table:table-cell office:value-type="float" office:value="1061">
            <text:p>1061</text:p>
          </table:table-cell>
          <table:table-cell office:value-type="string">
            <text:p>1061 - REZERVE LEGALE</text:p>
          </table:table-cell>
          <table:table-cell table:number-columns-repeated="8"/>
          <table:table-cell office:value-type="float" office:value="106100003">
            <text:p>106100003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table:number-columns-repeated="2" office:value-type="string">
            <text:p>1063 - Rezerve statutare sau contractua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6">
            <text:p>106</text:p>
          </table:table-cell>
          <table:table-cell office:value-type="float" office:value="1063">
            <text:p>1063</text:p>
          </table:table-cell>
          <table:table-cell office:value-type="string">
            <text:p>1063 - REZERVE STATUTARE SAU CONTRACTUALE</text:p>
          </table:table-cell>
          <table:table-cell table:number-columns-repeated="8"/>
          <table:table-cell office:value-type="float" office:value="106300003">
            <text:p>106300003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number-columns-repeated="2" office:value-type="string">
            <text:p>1065 - Rezerve reprezentând surplusul realizat din rezervele din reevalu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6">
            <text:p>106</text:p>
          </table:table-cell>
          <table:table-cell office:value-type="float" office:value="1065">
            <text:p>1065</text:p>
          </table:table-cell>
          <table:table-cell office:value-type="string">
            <text:p>1065 - Rezerve reprezentând surplusul realizat din rezervele din reevaluare</text:p>
          </table:table-cell>
          <table:table-cell table:number-columns-repeated="8"/>
          <table:table-cell office:value-type="float" office:value="106500003">
            <text:p>106500003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1068 - ALTE REZERVE</text:p>
          </table:table-cell>
          <table:table-cell office:value-type="string">
            <text:p>1068 - Alte rezerv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06">
            <text:p>106</text:p>
          </table:table-cell>
          <table:table-cell office:value-type="float" office:value="1068">
            <text:p>1068</text:p>
          </table:table-cell>
          <table:table-cell office:value-type="string">
            <text:p>1068 - ALTE REZERVE</text:p>
          </table:table-cell>
          <table:table-cell table:number-columns-repeated="8"/>
          <table:table-cell office:value-type="float" office:value="106800003">
            <text:p>10680000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109 - ACŢIUNI PROPRII</text:p>
          </table:table-cell>
          <table:table-cell office:value-type="string">
            <text:p>109 - Acţiuni proprii</text:p>
          </table:table-cell>
          <table:table-cell office:value-type="string">
            <text:p>Owner's Equ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string">
            <text:p>109 - ACŢIUNI PROPRII</text:p>
          </table:table-cell>
          <table:table-cell table:number-columns-repeated="8"/>
          <table:table-cell office:value-type="float" office:value="109000002">
            <text:p>109000002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table:number-columns-repeated="2" office:value-type="string">
            <text:p>1091 - Acţiuni proprii deţinute pe termen scurt</text:p>
          </table:table-cell>
          <table:table-cell office:value-type="string">
            <text:p>Owner's Equ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09">
            <text:p>109</text:p>
          </table:table-cell>
          <table:table-cell office:value-type="float" office:value="1091">
            <text:p>1091</text:p>
          </table:table-cell>
          <table:table-cell office:value-type="string">
            <text:p>1091 - Acţiuni proprii deţinute pe termen scurt</text:p>
          </table:table-cell>
          <table:table-cell table:number-columns-repeated="8"/>
          <table:table-cell office:value-type="float" office:value="109100003">
            <text:p>109100003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table:number-columns-repeated="2" office:value-type="string">
            <text:p>1092 - Acţiuni proprii deţinute pe termen lung</text:p>
          </table:table-cell>
          <table:table-cell office:value-type="string">
            <text:p>Owner's Equ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09">
            <text:p>109</text:p>
          </table:table-cell>
          <table:table-cell office:value-type="float" office:value="1902">
            <text:p>1902</text:p>
          </table:table-cell>
          <table:table-cell office:value-type="string">
            <text:p>1092 - Acţiuni proprii deţinute pe termen lung</text:p>
          </table:table-cell>
          <table:table-cell table:number-columns-repeated="8"/>
          <table:table-cell office:value-type="float" office:value="109200003">
            <text:p>10920000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 - REZULTATUL REPORTAT</text:p>
          </table:table-cell>
          <table:table-cell office:value-type="string">
            <text:p>11 - Rezultatul reportat</text:p>
          </table:table-cell>
          <table:table-cell office:value-type="string">
            <text:p>Owner's Equ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11 - REZULTATUL REPORTAT</text:p>
          </table:table-cell>
          <table:table-cell table:number-columns-repeated="8"/>
          <table:table-cell office:value-type="float" office:value="110000001">
            <text:p>11000000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117 - REZULTAT REPORTAT</text:p>
          </table:table-cell>
          <table:table-cell office:value-type="string">
            <text:p>117 - Rezultat reportat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string">
            <text:p>117 - REZULTAT REPORTAT</text:p>
          </table:table-cell>
          <table:table-cell table:number-columns-repeated="8"/>
          <table:table-cell office:value-type="float" office:value="117000002">
            <text:p>117000002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table:number-columns-repeated="2" office:value-type="string">
            <text:p>1171 - Rezultatul reportat reprezentând <text:s/>profitul nerepartizat sau pierderea neacoperită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17">
            <text:p>117</text:p>
          </table:table-cell>
          <table:table-cell office:value-type="float" office:value="1171">
            <text:p>1171</text:p>
          </table:table-cell>
          <table:table-cell office:value-type="string">
            <text:p>1171 - Rezultatul reportat reprezentand <text:s/>profitul nerepartizat sau pierderea neacoperită</text:p>
          </table:table-cell>
          <table:table-cell table:number-columns-repeated="8"/>
          <table:table-cell office:value-type="float" office:value="117100003">
            <text:p>117100003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table:number-columns-repeated="2" office:value-type="string">
            <text:p>1172 - Rezultatul reportat provenit din adoptarea pentru prima data a IAS - mai putin IAS 29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17">
            <text:p>117</text:p>
          </table:table-cell>
          <table:table-cell office:value-type="float" office:value="1172">
            <text:p>1172</text:p>
          </table:table-cell>
          <table:table-cell office:value-type="string">
            <text:p>1172 - Rezultatul reportat provenit din adoptarea pentru prima data a IAS - mai putin IAS 29</text:p>
          </table:table-cell>
          <table:table-cell table:number-columns-repeated="8"/>
          <table:table-cell office:value-type="float" office:value="117200003">
            <text:p>117200003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table:number-columns-repeated="2" office:value-type="string">
            <text:p>1174 - Rezultatul reportat provenit din corectarea erorilor contabil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17">
            <text:p>117</text:p>
          </table:table-cell>
          <table:table-cell office:value-type="float" office:value="1174">
            <text:p>1174</text:p>
          </table:table-cell>
          <table:table-cell office:value-type="string">
            <text:p>1174 - Rezultatul reportat provenit din corectarea erorilor contabile</text:p>
          </table:table-cell>
          <table:table-cell table:number-columns-repeated="8"/>
          <table:table-cell office:value-type="float" office:value="117400003">
            <text:p>117400003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table:number-columns-repeated="2" office:value-type="string">
            <text:p>1176 - Rezultatul reportat provenind din trecerea la aplicarea Reglementărilor contabile conforme cu Directiva a patra a CE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17">
            <text:p>117</text:p>
          </table:table-cell>
          <table:table-cell office:value-type="float" office:value="1176">
            <text:p>1176</text:p>
          </table:table-cell>
          <table:table-cell office:value-type="string">
            <text:p>1176 - Rezultatul reportat provenind din trecerea la aplicarea Reglemetărilor contabile conforme cu Directiva a patra a CEE</text:p>
          </table:table-cell>
          <table:table-cell table:number-columns-repeated="8"/>
          <table:table-cell office:value-type="float" office:value="117600003">
            <text:p>1176000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 - REZULTATUL EXERCIŢIULUI</text:p>
          </table:table-cell>
          <table:table-cell office:value-type="string">
            <text:p>12 - Rezultatul exerciţiulu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12 - REZULTATUL EXERCIŢIULUI</text:p>
          </table:table-cell>
          <table:table-cell table:number-columns-repeated="8"/>
          <table:table-cell office:value-type="float" office:value="120000001">
            <text:p>12000000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121 - Profit şi pierdere</text:p>
          </table:table-cell>
          <table:table-cell office:value-type="string">
            <text:p>Expense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INCOMESUMMARY_ACCT</text:p>
          </table:table-cell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string">
            <text:p>121 - PROFIT ŞI PIERDERE</text:p>
          </table:table-cell>
          <table:table-cell table:number-columns-repeated="8"/>
          <table:table-cell office:value-type="float" office:value="121000002">
            <text:p>12100000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129 - Repartizarea profitulu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office:value-type="string">
            <text:p>129 - REPARTIZAREA PROFITULUI</text:p>
          </table:table-cell>
          <table:table-cell table:number-columns-repeated="8"/>
          <table:table-cell office:value-type="float" office:value="129000002">
            <text:p>12900000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3 - SUBVENŢII PENTRU INVESTIŢII</text:p>
          </table:table-cell>
          <table:table-cell office:value-type="string">
            <text:p>13 - Subvenţii pentru investiţi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13 - SUBVENŢII PENTRU INVESTIŢII</text:p>
          </table:table-cell>
          <table:table-cell table:number-columns-repeated="8"/>
          <table:table-cell office:value-type="float" office:value="130000001">
            <text:p>13000000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string">
            <text:p>131 - Subvenţii pentru investiţi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13">
            <text:p>13</text:p>
          </table:table-cell>
          <table:table-cell office:value-type="float" office:value="131">
            <text:p>131</text:p>
          </table:table-cell>
          <table:table-cell office:value-type="string">
            <text:p>131 - Subvenţii pentru investiţii</text:p>
          </table:table-cell>
          <table:table-cell table:number-columns-repeated="8"/>
          <table:table-cell office:value-type="float" office:value="131000002">
            <text:p>13100000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string">
            <text:p>132 - Împrumuturi nerambursabile cu caracter de subvenţii pentru investiţii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/>
          <table:table-cell office:value-type="float" office:value="13">
            <text:p>13</text:p>
          </table:table-cell>
          <table:table-cell office:value-type="float" office:value="132">
            <text:p>132</text:p>
          </table:table-cell>
          <table:table-cell office:value-type="string">
            <text:p>132 - Împrumuturi nerambursabile cu caracter de subvenţii pentru investiţii</text:p>
          </table:table-cell>
          <table:table-cell table:number-columns-repeated="8"/>
          <table:table-cell office:value-type="float" office:value="132000002">
            <text:p>13200000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2" office:value-type="string">
            <text:p>133 - Donaţii pentru investiţii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/>
          <table:table-cell office:value-type="float" office:value="13">
            <text:p>13</text:p>
          </table:table-cell>
          <table:table-cell office:value-type="float" office:value="133">
            <text:p>133</text:p>
          </table:table-cell>
          <table:table-cell office:value-type="string">
            <text:p>133 - Donaţii pentru investiţii</text:p>
          </table:table-cell>
          <table:table-cell table:number-columns-repeated="8"/>
          <table:table-cell office:value-type="float" office:value="133000002">
            <text:p>13300000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134 - Plusuri de inventar de natura imobilizărilor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/>
          <table:table-cell office:value-type="float" office:value="13">
            <text:p>13</text:p>
          </table:table-cell>
          <table:table-cell office:value-type="float" office:value="134">
            <text:p>134</text:p>
          </table:table-cell>
          <table:table-cell office:value-type="string">
            <text:p>134 - Plusuri de inventar de natura imobilizărilor</text:p>
          </table:table-cell>
          <table:table-cell table:number-columns-repeated="8"/>
          <table:table-cell office:value-type="float" office:value="134000002">
            <text:p>13400000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2" office:value-type="string">
            <text:p>138 - Alte sume primite cu caracter de subvenţii pentru investiţii</text:p>
          </table:table-cell>
          <table:table-cell table:number-columns-repeated="2"/>
          <table:table-cell table:number-columns-repeated="2" office:value-type="string">
            <text:p>No</text:p>
          </table:table-cell>
          <table:table-cell/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string">
            <text:p>138 - Alte sume primite cu caracter de subvenţii pentru investiţii</text:p>
          </table:table-cell>
          <table:table-cell table:number-columns-repeated="8"/>
          <table:table-cell office:value-type="float" office:value="138000002">
            <text:p>1380000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5 - PROVIZIOANE PENTRU RISCURI ŞI CHELTUIELI</text:p>
          </table:table-cell>
          <table:table-cell office:value-type="string">
            <text:p>15 - Provizioane pentru riscuri şi cheltuiel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5 - PROVIZIOANE PENTRU RISCURI ŞI CHELTUIELI</text:p>
          </table:table-cell>
          <table:table-cell table:number-columns-repeated="8"/>
          <table:table-cell office:value-type="float" office:value="150000001">
            <text:p>15000000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151 - PROVIZIOANE PENTRU RISCURI ŞI CHELTUIELI</text:p>
          </table:table-cell>
          <table:table-cell office:value-type="string">
            <text:p>151 - Provizioane pentru riscuri şi cheltuiel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15">
            <text:p>15</text:p>
          </table:table-cell>
          <table:table-cell office:value-type="float" office:value="151">
            <text:p>151</text:p>
          </table:table-cell>
          <table:table-cell office:value-type="string">
            <text:p>151 - PROVIZIOANE PENTRU RISCURI ŞI CHELTUIELI</text:p>
          </table:table-cell>
          <table:table-cell table:number-columns-repeated="8"/>
          <table:table-cell office:value-type="float" office:value="151000002">
            <text:p>151000002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table:number-columns-repeated="2" office:value-type="string">
            <text:p>1511 - Provizioane pentru litigi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1">
            <text:p>1511</text:p>
          </table:table-cell>
          <table:table-cell office:value-type="string">
            <text:p>1511 - Provizioane pentru litigii</text:p>
          </table:table-cell>
          <table:table-cell table:number-columns-repeated="8"/>
          <table:table-cell office:value-type="float" office:value="151100003">
            <text:p>151100003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table:number-columns-repeated="2" office:value-type="string">
            <text:p>1512 - Provizioane pentru garanţii acordate clienţilor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2">
            <text:p>1512</text:p>
          </table:table-cell>
          <table:table-cell office:value-type="string">
            <text:p>1512 - Provizioane pentru garanţii acordate clienţilor</text:p>
          </table:table-cell>
          <table:table-cell table:number-columns-repeated="8"/>
          <table:table-cell office:value-type="float" office:value="151200003">
            <text:p>151200003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table:number-columns-repeated="2" office:value-type="string">
            <text:p>1513 - Provizioane pentru dezafectarea imobilizărilor corporale şi alte acţiuni similare legate de acestea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3">
            <text:p>1513</text:p>
          </table:table-cell>
          <table:table-cell office:value-type="string">
            <text:p>1513 - Provizioane pentru dezafectarea imobilizărilor corporale şi alte acţiuni similare legate de acestea</text:p>
          </table:table-cell>
          <table:table-cell table:number-columns-repeated="8"/>
          <table:table-cell office:value-type="float" office:value="151300003">
            <text:p>151300003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table:number-columns-repeated="2" office:value-type="string">
            <text:p>1514 - Provizioane pentru restructur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4">
            <text:p>1514</text:p>
          </table:table-cell>
          <table:table-cell office:value-type="string">
            <text:p>1514 - Provizioane pentru restructurare</text:p>
          </table:table-cell>
          <table:table-cell table:number-columns-repeated="8"/>
          <table:table-cell office:value-type="float" office:value="151400003">
            <text:p>151400003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table:number-columns-repeated="2" office:value-type="string">
            <text:p>1515 - Provizioane pentru pensii âi obligaţii simil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5">
            <text:p>1515</text:p>
          </table:table-cell>
          <table:table-cell office:value-type="string">
            <text:p>1515 - Provizioane pentru pensii âi obligaţii similare</text:p>
          </table:table-cell>
          <table:table-cell table:number-columns-repeated="8"/>
          <table:table-cell office:value-type="float" office:value="151500003">
            <text:p>151500003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table:number-columns-repeated="2" office:value-type="string">
            <text:p>1516 - Provizioane pentru impozi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6">
            <text:p>1516</text:p>
          </table:table-cell>
          <table:table-cell office:value-type="string">
            <text:p>1516 - Provizioane pentru impozite</text:p>
          </table:table-cell>
          <table:table-cell table:number-columns-repeated="8"/>
          <table:table-cell office:value-type="float" office:value="151600003">
            <text:p>151600003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1518 - ALTE PROVIZIOANE PENTRU RISCURI ŞI CHELTUIELI</text:p>
          </table:table-cell>
          <table:table-cell office:value-type="string">
            <text:p>1518 - Alte provizioane pentru riscuri şi cheltuiel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No</text:p>
          </table:table-cell>
          <table:table-cell/>
          <table:table-cell office:value-type="float" office:value="151">
            <text:p>151</text:p>
          </table:table-cell>
          <table:table-cell office:value-type="float" office:value="1518">
            <text:p>1518</text:p>
          </table:table-cell>
          <table:table-cell office:value-type="string">
            <text:p>1518 - ALTE PROVIZIOANE PENTRU RISCURI ŞI CHELTUIELI</text:p>
          </table:table-cell>
          <table:table-cell table:number-columns-repeated="8"/>
          <table:table-cell office:value-type="float" office:value="151800003">
            <text:p>1518000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6 - ÎMPRUMUTURI ŞI DATORII ASIMILATE</text:p>
          </table:table-cell>
          <table:table-cell office:value-type="string">
            <text:p>16 - Împrumuturi şi datorii asimil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16 - ÎMPRUMUTURI ŞI DATORII ASIMILATE</text:p>
          </table:table-cell>
          <table:table-cell table:number-columns-repeated="8"/>
          <table:table-cell office:value-type="float" office:value="160000001">
            <text:p>16000000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161 - ÎMPRUMUTURI DIN EMISIUNI DE OBLIGAŢIUNI</text:p>
          </table:table-cell>
          <table:table-cell office:value-type="string">
            <text:p>161 - Împrumuturi din emisiuni de obligaţiun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office:value-type="float" office:value="161">
            <text:p>161</text:p>
          </table:table-cell>
          <table:table-cell office:value-type="string">
            <text:p>161 - ÎMPRUMUTURI DIN EMISIUNI DE OBLIGAŢIUNI</text:p>
          </table:table-cell>
          <table:table-cell table:number-columns-repeated="8"/>
          <table:table-cell office:value-type="float" office:value="161000002">
            <text:p>161000002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table:number-columns-repeated="2" office:value-type="string">
            <text:p>1614 - Împrumuturi externe din emisiuni de obligaţiuni garantate de sta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1">
            <text:p>161</text:p>
          </table:table-cell>
          <table:table-cell office:value-type="float" office:value="1614">
            <text:p>1614</text:p>
          </table:table-cell>
          <table:table-cell office:value-type="string">
            <text:p>1614 - Împrumuturi externe din emisiuni de obligaţiuni garantate de stat</text:p>
          </table:table-cell>
          <table:table-cell table:number-columns-repeated="8"/>
          <table:table-cell office:value-type="float" office:value="161400003">
            <text:p>161400003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table:number-columns-repeated="2" office:value-type="string">
            <text:p>1615 - Împrumuturi externe din emisiuni de obligaţiuni garantate de bănc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1">
            <text:p>161</text:p>
          </table:table-cell>
          <table:table-cell office:value-type="float" office:value="1615">
            <text:p>1615</text:p>
          </table:table-cell>
          <table:table-cell office:value-type="string">
            <text:p>1615 - Împrumuturi externe din emisiuni de obligaţiuni garantate de bănci</text:p>
          </table:table-cell>
          <table:table-cell table:number-columns-repeated="8"/>
          <table:table-cell office:value-type="float" office:value="161500003">
            <text:p>161500003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table:number-columns-repeated="2" office:value-type="string">
            <text:p>1617 - Împrumuturi interne din emisiuni de obligaţiuni garantate de sta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1">
            <text:p>161</text:p>
          </table:table-cell>
          <table:table-cell office:value-type="float" office:value="1617">
            <text:p>1617</text:p>
          </table:table-cell>
          <table:table-cell office:value-type="string">
            <text:p>1617 - Împrumuturi interne din emisiuni de obligaţiuni garantate de stat</text:p>
          </table:table-cell>
          <table:table-cell table:number-columns-repeated="8"/>
          <table:table-cell office:value-type="float" office:value="161700003">
            <text:p>161700003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table:number-columns-repeated="2" office:value-type="string">
            <text:p>1618 - Alte împrumuturi din emisiuni de obligaţiun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1">
            <text:p>161</text:p>
          </table:table-cell>
          <table:table-cell office:value-type="float" office:value="1618">
            <text:p>1618</text:p>
          </table:table-cell>
          <table:table-cell office:value-type="string">
            <text:p>1618 - Alte împrumuturi din emisiuni de obligaţiuni</text:p>
          </table:table-cell>
          <table:table-cell table:number-columns-repeated="8"/>
          <table:table-cell office:value-type="float" office:value="161800003">
            <text:p>16180000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162 - CREDITE BANCARE PE TERMEN LUNG</text:p>
          </table:table-cell>
          <table:table-cell office:value-type="string">
            <text:p>162 - Credite bancare pe termen lung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office:value-type="float" office:value="162">
            <text:p>162</text:p>
          </table:table-cell>
          <table:table-cell office:value-type="string">
            <text:p>162 - CREDITE BANCARE PE TERMEN LUNG</text:p>
          </table:table-cell>
          <table:table-cell table:number-columns-repeated="8"/>
          <table:table-cell office:value-type="float" office:value="162000002">
            <text:p>162000002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table:number-columns-repeated="2" office:value-type="string">
            <text:p>1621 - Credite bancare pe termen lung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1">
            <text:p>1621</text:p>
          </table:table-cell>
          <table:table-cell office:value-type="string">
            <text:p>1621 - Credite bancare pe termen lung</text:p>
          </table:table-cell>
          <table:table-cell table:number-columns-repeated="8"/>
          <table:table-cell office:value-type="float" office:value="162100003">
            <text:p>162100003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table:number-columns-repeated="2" office:value-type="string">
            <text:p>1622 - Credite bancare pe termen lung nerambursate la scadenta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2">
            <text:p>1622</text:p>
          </table:table-cell>
          <table:table-cell office:value-type="string">
            <text:p>1622 - Credite bancare pe termen lung nerambursate la scadenta</text:p>
          </table:table-cell>
          <table:table-cell table:number-columns-repeated="8"/>
          <table:table-cell office:value-type="float" office:value="162200003">
            <text:p>162200003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table:number-columns-repeated="2" office:value-type="string">
            <text:p>1623 - Credite externe guvernamenta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3">
            <text:p>1623</text:p>
          </table:table-cell>
          <table:table-cell office:value-type="string">
            <text:p>1623 - Credite externe guvernamentale</text:p>
          </table:table-cell>
          <table:table-cell table:number-columns-repeated="8"/>
          <table:table-cell office:value-type="float" office:value="162300003">
            <text:p>162300003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table:number-columns-repeated="2" office:value-type="string">
            <text:p>1624 - Credite bancare externe garantate de sta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4">
            <text:p>1624</text:p>
          </table:table-cell>
          <table:table-cell office:value-type="string">
            <text:p>1624 - Credite bancare externe garantate de stat</text:p>
          </table:table-cell>
          <table:table-cell table:number-columns-repeated="8"/>
          <table:table-cell office:value-type="float" office:value="162400003">
            <text:p>162400003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table:number-columns-repeated="2" office:value-type="string">
            <text:p>1625 - Credite bancare externe garantate de bănc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5">
            <text:p>1625</text:p>
          </table:table-cell>
          <table:table-cell office:value-type="string">
            <text:p>1625 - Credite bancare externe garantate de bănci</text:p>
          </table:table-cell>
          <table:table-cell table:number-columns-repeated="8"/>
          <table:table-cell office:value-type="float" office:value="162500003">
            <text:p>162500003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table:number-columns-repeated="2" office:value-type="string">
            <text:p>1626 - Credite de la trezoreria statulu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6">
            <text:p>1626</text:p>
          </table:table-cell>
          <table:table-cell office:value-type="string">
            <text:p>1626 - Credite de la trezoreria statului</text:p>
          </table:table-cell>
          <table:table-cell table:number-columns-repeated="8"/>
          <table:table-cell office:value-type="float" office:value="162600003">
            <text:p>162600003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table:number-columns-repeated="2" office:value-type="string">
            <text:p>1627 - Credite bancare interne garantate de sta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2">
            <text:p>162</text:p>
          </table:table-cell>
          <table:table-cell office:value-type="float" office:value="1627">
            <text:p>1627</text:p>
          </table:table-cell>
          <table:table-cell office:value-type="string">
            <text:p>1627 - Credite bancare interne garantate de stat</text:p>
          </table:table-cell>
          <table:table-cell table:number-columns-repeated="8"/>
          <table:table-cell office:value-type="float" office:value="162700003">
            <text:p>16270000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166 - DATORII CE PRIVESC IMOBILIZARILE FINANCIARE</text:p>
          </table:table-cell>
          <table:table-cell office:value-type="string">
            <text:p>166 - Datorii ce privesc imobilizările financi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office:value-type="float" office:value="166">
            <text:p>166</text:p>
          </table:table-cell>
          <table:table-cell office:value-type="string">
            <text:p>166 - DATORII CE PRIVESC IMOBILIZARILE FINANCIARE</text:p>
          </table:table-cell>
          <table:table-cell table:number-columns-repeated="8"/>
          <table:table-cell office:value-type="float" office:value="166000002">
            <text:p>166000002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table:number-columns-repeated="2" office:value-type="string">
            <text:p>1661 - Datorii către societăţile din cadrul grupulu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6">
            <text:p>166</text:p>
          </table:table-cell>
          <table:table-cell office:value-type="float" office:value="1661">
            <text:p>1661</text:p>
          </table:table-cell>
          <table:table-cell office:value-type="string">
            <text:p>1661 - Datorii către societăţile din cadrul grupului</text:p>
          </table:table-cell>
          <table:table-cell table:number-columns-repeated="8"/>
          <table:table-cell office:value-type="float" office:value="166100003">
            <text:p>166100003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table:number-columns-repeated="2" office:value-type="string">
            <text:p>1662 - Datorii către societăţile care deţin interese de particip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6">
            <text:p>166</text:p>
          </table:table-cell>
          <table:table-cell office:value-type="float" office:value="1662">
            <text:p>1662</text:p>
          </table:table-cell>
          <table:table-cell office:value-type="string">
            <text:p>1662 - Datorii către societăţile care deţin interese de participare</text:p>
          </table:table-cell>
          <table:table-cell table:number-columns-repeated="8"/>
          <table:table-cell office:value-type="float" office:value="166200003">
            <text:p>16620000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167 - ALTE IMPRUMUTURI ŞI DATORII ASIMILATE</text:p>
          </table:table-cell>
          <table:table-cell office:value-type="string">
            <text:p>167 - Alte împrumuturi şi datorii asimil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">
            <text:p>16</text:p>
          </table:table-cell>
          <table:table-cell office:value-type="float" office:value="167">
            <text:p>167</text:p>
          </table:table-cell>
          <table:table-cell office:value-type="string">
            <text:p>167 - ALTE IMPRUMUTURI ŞI DATORII ASIMILATE</text:p>
          </table:table-cell>
          <table:table-cell table:number-columns-repeated="8"/>
          <table:table-cell office:value-type="float" office:value="167000002">
            <text:p>16700000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168 - DOBÂNZI AFERENTE ÎMPRUMUTURILOR ŞI DATORIILOR ASIMILAT</text:p>
          </table:table-cell>
          <table:table-cell office:value-type="string">
            <text:p>168 - Dobânzi aferente împrumuturilor şi datoriilor asimil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string">
            <text:p>168 - DOBÂNZI AFERENTE ÎMPRUMUTURILOR ŞI DATORIILOR ASIMILAT</text:p>
          </table:table-cell>
          <table:table-cell table:number-columns-repeated="8"/>
          <table:table-cell office:value-type="float" office:value="168000002">
            <text:p>168000002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table:number-columns-repeated="2" office:value-type="string">
            <text:p>1681 - Dobânzi aferente împrumuturilor din emisiuni de obligaţiun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8">
            <text:p>168</text:p>
          </table:table-cell>
          <table:table-cell office:value-type="float" office:value="1681">
            <text:p>1681</text:p>
          </table:table-cell>
          <table:table-cell office:value-type="string">
            <text:p>1681 - Dobânzi aferente împrumuturilor din emisiuni de obligaţiuni</text:p>
          </table:table-cell>
          <table:table-cell table:number-columns-repeated="8"/>
          <table:table-cell office:value-type="float" office:value="168100003">
            <text:p>168100003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table:number-columns-repeated="2" office:value-type="string">
            <text:p>1682 - Dobânzi aferente creditelor bancare pe termen lung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8">
            <text:p>168</text:p>
          </table:table-cell>
          <table:table-cell office:value-type="float" office:value="1682">
            <text:p>1682</text:p>
          </table:table-cell>
          <table:table-cell office:value-type="string">
            <text:p>1682 - Dobânzi aferente creditelor bancare pe termen lung</text:p>
          </table:table-cell>
          <table:table-cell table:number-columns-repeated="8"/>
          <table:table-cell office:value-type="float" office:value="168200003">
            <text:p>168200003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table:number-columns-repeated="2" office:value-type="string">
            <text:p>1685 - Dobânzi aferente datoriilor către societăţile din cadrul grupulu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8">
            <text:p>168</text:p>
          </table:table-cell>
          <table:table-cell office:value-type="float" office:value="1685">
            <text:p>1685</text:p>
          </table:table-cell>
          <table:table-cell office:value-type="string">
            <text:p>1685 - Dobânzi aferente datoriilor către societăţile din cadrul grupului</text:p>
          </table:table-cell>
          <table:table-cell table:number-columns-repeated="8"/>
          <table:table-cell office:value-type="float" office:value="168500003">
            <text:p>168500003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table:number-columns-repeated="2" office:value-type="string">
            <text:p>1686 - Dobânzi aferente datoriilor către societăţile care deţin interese de particip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8">
            <text:p>168</text:p>
          </table:table-cell>
          <table:table-cell office:value-type="float" office:value="1686">
            <text:p>1686</text:p>
          </table:table-cell>
          <table:table-cell office:value-type="string">
            <text:p>1686 - Dobânzi aferente datoriilor către societăţile care deţin interese de participare</text:p>
          </table:table-cell>
          <table:table-cell table:number-columns-repeated="8"/>
          <table:table-cell office:value-type="float" office:value="168600003">
            <text:p>168600003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table:number-columns-repeated="2" office:value-type="string">
            <text:p>1687 - Dobânzi aferente altor împrumuturi şi datorii asimil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8">
            <text:p>168</text:p>
          </table:table-cell>
          <table:table-cell office:value-type="float" office:value="1687">
            <text:p>1687</text:p>
          </table:table-cell>
          <table:table-cell office:value-type="string">
            <text:p>1687 - Dobânzi aferente altor împrumuturi şi datorii asimilate</text:p>
          </table:table-cell>
          <table:table-cell table:number-columns-repeated="8"/>
          <table:table-cell office:value-type="float" office:value="168700003">
            <text:p>16870000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169 - PRIME PRIVIND RAMBURSAREA OBLIGATIUNILOR</text:p>
          </table:table-cell>
          <table:table-cell office:value-type="string">
            <text:p>169 - Prime privind rambursarea obligaţiunilor</text:p>
          </table:table-cell>
          <table:table-cell office:value-type="string">
            <text:p>Asset</text:p>
          </table:table-cell>
          <table:table-cell office:value-type="string">
            <text:p>Natural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16">
            <text:p>16</text:p>
          </table:table-cell>
          <table:table-cell office:value-type="float" office:value="169">
            <text:p>169</text:p>
          </table:table-cell>
          <table:table-cell office:value-type="string">
            <text:p>169 - PRIME PRIVIND RAMBURSAREA OBLIGATIUNILOR</text:p>
          </table:table-cell>
          <table:table-cell table:number-columns-repeated="8"/>
          <table:table-cell office:value-type="float" office:value="169000002">
            <text:p>169000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2 - CONTURI DE IMOBILIZAR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2 - CONTURI DE IMOBILIZARI</text:p>
          </table:table-cell>
          <table:table-cell table:number-columns-repeated="8"/>
          <table:table-cell office:value-type="float" office:value="200000000">
            <text:p>20000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20 - IMOBILIZĂRI NECORPORA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20 - IMOBILIZĂRI NECORPORALE</text:p>
          </table:table-cell>
          <table:table-cell table:number-columns-repeated="8"/>
          <table:table-cell office:value-type="float" office:value="200000001">
            <text:p>20000000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201 - Cheltuieli de constitui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">
            <text:p>20</text:p>
          </table:table-cell>
          <table:table-cell office:value-type="float" office:value="201">
            <text:p>201</text:p>
          </table:table-cell>
          <table:table-cell office:value-type="string">
            <text:p>201 - Cheltuieli de constituire</text:p>
          </table:table-cell>
          <table:table-cell table:number-columns-repeated="8"/>
          <table:table-cell office:value-type="float" office:value="201000002">
            <text:p>20100000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203 - Cheltuieli de dezvolt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">
            <text:p>20</text:p>
          </table:table-cell>
          <table:table-cell office:value-type="float" office:value="203">
            <text:p>203</text:p>
          </table:table-cell>
          <table:table-cell office:value-type="string">
            <text:p>203 - Cheltuieli de dezvoltare</text:p>
          </table:table-cell>
          <table:table-cell table:number-columns-repeated="8"/>
          <table:table-cell office:value-type="float" office:value="203000002">
            <text:p>20300000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205 - Concesiuni, brevete, licenţe, mărci comerciale, drepturi şi active simil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">
            <text:p>20</text:p>
          </table:table-cell>
          <table:table-cell office:value-type="float" office:value="205">
            <text:p>205</text:p>
          </table:table-cell>
          <table:table-cell office:value-type="string">
            <text:p>205 - Concesiuni, brevete, licenţe, mărci comerciale, drepturi şi active similare</text:p>
          </table:table-cell>
          <table:table-cell table:number-columns-repeated="8"/>
          <table:table-cell office:value-type="float" office:value="205000002">
            <text:p>20500000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7 - FOND COMERCIAL</text:p>
          </table:table-cell>
          <table:table-cell office:value-type="string">
            <text:p>207 - Fond comercial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office:value-type="float" office:value="207">
            <text:p>207</text:p>
          </table:table-cell>
          <table:table-cell office:value-type="string">
            <text:p>207 - FOND COMERCIAL</text:p>
          </table:table-cell>
          <table:table-cell table:number-columns-repeated="8"/>
          <table:table-cell office:value-type="float" office:value="207000002">
            <text:p>207000002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office:value-type="string">
            <text:p>2071 - FOND COMERCIAL</text:p>
          </table:table-cell>
          <table:table-cell office:value-type="string">
            <text:p>2071 - Fond comercial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7">
            <text:p>207</text:p>
          </table:table-cell>
          <table:table-cell office:value-type="float" office:value="2071">
            <text:p>2071</text:p>
          </table:table-cell>
          <table:table-cell office:value-type="string">
            <text:p>2071 - FOND COMERCIAL</text:p>
          </table:table-cell>
          <table:table-cell table:number-columns-repeated="8"/>
          <table:table-cell office:value-type="float" office:value="207100003">
            <text:p>207100003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2075 - FOND COMERCIAL NEGATIV</text:p>
          </table:table-cell>
          <table:table-cell office:value-type="string">
            <text:p>2075 - Fond comercial negativ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7">
            <text:p>207</text:p>
          </table:table-cell>
          <table:table-cell office:value-type="float" office:value="2075">
            <text:p>2075</text:p>
          </table:table-cell>
          <table:table-cell office:value-type="string">
            <text:p>2075 - FOND COMERCIAL NEGATIV</text:p>
          </table:table-cell>
          <table:table-cell table:number-columns-repeated="8"/>
          <table:table-cell office:value-type="float" office:value="207500003">
            <text:p>20750000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08 - ALTE IMOBILIZĂRI NECORPORALE</text:p>
          </table:table-cell>
          <table:table-cell office:value-type="string">
            <text:p>208 - Alte imobilizări necorporal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0">
            <text:p>20</text:p>
          </table:table-cell>
          <table:table-cell office:value-type="float" office:value="208">
            <text:p>208</text:p>
          </table:table-cell>
          <table:table-cell office:value-type="string">
            <text:p>208 - ALTE IMOBILIZĂRI NECORPORALE</text:p>
          </table:table-cell>
          <table:table-cell table:number-columns-repeated="8"/>
          <table:table-cell office:value-type="float" office:value="208000002">
            <text:p>20800000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1 - IMOBILIZARI CORPORALE</text:p>
          </table:table-cell>
          <table:table-cell office:value-type="string">
            <text:p>21 - IMOBILIZĂRI CORPORAL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21 - IMOBILIZARI CORPORALE</text:p>
          </table:table-cell>
          <table:table-cell table:number-columns-repeated="8"/>
          <table:table-cell office:value-type="float" office:value="210000001">
            <text:p>21000000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211 - TERENURI ŞI AMENAJĂRI DE TERENURI</text:p>
          </table:table-cell>
          <table:table-cell office:value-type="string">
            <text:p>211 - Terenuri şi amenajări de terenur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office:value-type="float" office:value="211">
            <text:p>211</text:p>
          </table:table-cell>
          <table:table-cell office:value-type="string">
            <text:p>211 - TERENURI ŞI AMENAJĂRI DE TERENURI</text:p>
          </table:table-cell>
          <table:table-cell table:number-columns-repeated="8"/>
          <table:table-cell office:value-type="float" office:value="211000002">
            <text:p>211000002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table:number-columns-repeated="2" office:value-type="string">
            <text:p>2111 - Terenur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1">
            <text:p>211</text:p>
          </table:table-cell>
          <table:table-cell office:value-type="float" office:value="2111">
            <text:p>2111</text:p>
          </table:table-cell>
          <table:table-cell office:value-type="string">
            <text:p>2111 - Terenuri</text:p>
          </table:table-cell>
          <table:table-cell table:number-columns-repeated="8"/>
          <table:table-cell office:value-type="float" office:value="211100003">
            <text:p>211100003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table:number-columns-repeated="2" office:value-type="string">
            <text:p>2112 - Amenajări de terenur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1">
            <text:p>211</text:p>
          </table:table-cell>
          <table:table-cell office:value-type="float" office:value="2112">
            <text:p>2112</text:p>
          </table:table-cell>
          <table:table-cell office:value-type="string">
            <text:p>2112 - Amenajări de terenuri</text:p>
          </table:table-cell>
          <table:table-cell table:number-columns-repeated="8"/>
          <table:table-cell office:value-type="float" office:value="211200003">
            <text:p>21120000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12 - CONSTRUCŢII</text:p>
          </table:table-cell>
          <table:table-cell office:value-type="string">
            <text:p>212 - Construcţi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">
            <text:p>21</text:p>
          </table:table-cell>
          <table:table-cell office:value-type="float" office:value="212">
            <text:p>212</text:p>
          </table:table-cell>
          <table:table-cell office:value-type="string">
            <text:p>212 - CONSTRUCŢII</text:p>
          </table:table-cell>
          <table:table-cell table:number-columns-repeated="8"/>
          <table:table-cell office:value-type="float" office:value="212000002">
            <text:p>21200000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213 - INSTALATII TEHNICE MIJLOACE DE TRANSPORT ANIMALE SI PL</text:p>
          </table:table-cell>
          <table:table-cell office:value-type="string">
            <text:p>213 - Instalaţii tehnice mijloace de transport animale şi plantaţi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office:value-type="float" office:value="213">
            <text:p>213</text:p>
          </table:table-cell>
          <table:table-cell office:value-type="string">
            <text:p>213 - INSTALATII TEHNICE MIJLOACE DE TRANSPORT ANIMALE SI PL</text:p>
          </table:table-cell>
          <table:table-cell table:number-columns-repeated="8"/>
          <table:table-cell office:value-type="float" office:value="213000002">
            <text:p>213000002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table:number-columns-repeated="2" office:value-type="string">
            <text:p>2131 - Echipamente tehnologice (maşini utilaje şi instalaţii de lucru)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3">
            <text:p>213</text:p>
          </table:table-cell>
          <table:table-cell office:value-type="float" office:value="2131">
            <text:p>2131</text:p>
          </table:table-cell>
          <table:table-cell office:value-type="string">
            <text:p>2131 - Echipamente tehnologice (maşini utilaje şi instalaţii de lucru)</text:p>
          </table:table-cell>
          <table:table-cell table:number-columns-repeated="8"/>
          <table:table-cell office:value-type="float" office:value="213100003">
            <text:p>213100003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table:number-columns-repeated="2" office:value-type="string">
            <text:p>2132 - Aparate şi instalaţii de măsurare, control şi regl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3">
            <text:p>213</text:p>
          </table:table-cell>
          <table:table-cell office:value-type="float" office:value="2132">
            <text:p>2132</text:p>
          </table:table-cell>
          <table:table-cell office:value-type="string">
            <text:p>2132 - Aparate şi instalaţii de măsurare, control şi reglare</text:p>
          </table:table-cell>
          <table:table-cell table:number-columns-repeated="8"/>
          <table:table-cell office:value-type="float" office:value="213200003">
            <text:p>213200003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table:number-columns-repeated="2" office:value-type="string">
            <text:p>2133 - Mijloace de transport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3">
            <text:p>213</text:p>
          </table:table-cell>
          <table:table-cell office:value-type="float" office:value="2133">
            <text:p>2133</text:p>
          </table:table-cell>
          <table:table-cell office:value-type="string">
            <text:p>2133 - Mijloace de transport</text:p>
          </table:table-cell>
          <table:table-cell table:number-columns-repeated="8"/>
          <table:table-cell office:value-type="float" office:value="213300003">
            <text:p>213300003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table:number-columns-repeated="2" office:value-type="string">
            <text:p>2134 - Animale şi plantaţii 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3">
            <text:p>213</text:p>
          </table:table-cell>
          <table:table-cell office:value-type="float" office:value="2134">
            <text:p>2134</text:p>
          </table:table-cell>
          <table:table-cell office:value-type="string">
            <text:p>2134 - Animale şi plantaţii </text:p>
          </table:table-cell>
          <table:table-cell table:number-columns-repeated="8"/>
          <table:table-cell office:value-type="float" office:value="213400003">
            <text:p>21340000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14 - MOBILIER APARATURĂ BIROTICĂ ECHIPAMENTE DE PROTECŢIE</text:p>
          </table:table-cell>
          <table:table-cell office:value-type="string">
            <text:p>214 - Mobilier aparatură birotică echipamente de protecţie a valorilor umane şi materiale şi alte active corporal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1">
            <text:p>21</text:p>
          </table:table-cell>
          <table:table-cell office:value-type="float" office:value="214">
            <text:p>214</text:p>
          </table:table-cell>
          <table:table-cell office:value-type="string">
            <text:p>214 - MOBILIER APARATURĂ BIROTICĂ ECHIPAMENTE DE PROTECŢIE</text:p>
          </table:table-cell>
          <table:table-cell table:number-columns-repeated="8"/>
          <table:table-cell office:value-type="float" office:value="214000002">
            <text:p>2140000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3 - IMOBILIZĂRI ÎN CURS</text:p>
          </table:table-cell>
          <table:table-cell office:value-type="string">
            <text:p>23 - Imobilizări în curs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23 - IMOBILIZĂRI ÎN CURS</text:p>
          </table:table-cell>
          <table:table-cell table:number-columns-repeated="8"/>
          <table:table-cell office:value-type="float" office:value="230000001">
            <text:p>23000000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string">
            <text:p>231 - Imobilizări corporale în curs de execuţi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">
            <text:p>23</text:p>
          </table:table-cell>
          <table:table-cell office:value-type="float" office:value="231">
            <text:p>231</text:p>
          </table:table-cell>
          <table:table-cell office:value-type="string">
            <text:p>231 - Imobilizări corporale în curs de execuţie</text:p>
          </table:table-cell>
          <table:table-cell table:number-columns-repeated="8"/>
          <table:table-cell office:value-type="float" office:value="231000002">
            <text:p>23100000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string">
            <text:p>232 - Avansuri acordate pentru imobilizări corporal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string">
            <text:p>232 - AVANSURI ACORDATE PENTRU IMOBILIZĂRI CORPORALE</text:p>
          </table:table-cell>
          <table:table-cell table:number-columns-repeated="8"/>
          <table:table-cell office:value-type="float" office:value="232000002">
            <text:p>23200000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233 - Imobilizări necorporale în curs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">
            <text:p>23</text:p>
          </table:table-cell>
          <table:table-cell office:value-type="float" office:value="233">
            <text:p>233</text:p>
          </table:table-cell>
          <table:table-cell office:value-type="string">
            <text:p>233 - IMOBILIZĂRI NECORPORALE ÎN CURS</text:p>
          </table:table-cell>
          <table:table-cell table:number-columns-repeated="8"/>
          <table:table-cell office:value-type="float" office:value="233000002">
            <text:p>23300000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234 - Avansuri acordate pentru imobilizări necorporal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3">
            <text:p>23</text:p>
          </table:table-cell>
          <table:table-cell office:value-type="float" office:value="234">
            <text:p>234</text:p>
          </table:table-cell>
          <table:table-cell office:value-type="string">
            <text:p>234 - AVANSURI ACORDATE PENTRU IMOBILIZĂRI NECORPORALE</text:p>
          </table:table-cell>
          <table:table-cell table:number-columns-repeated="8"/>
          <table:table-cell office:value-type="float" office:value="234000002">
            <text:p>23400000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26 - IMOBILIZĂRI FINANCI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string">
            <text:p>26 - IMOBILIZĂRI FINANCIARE</text:p>
          </table:table-cell>
          <table:table-cell table:number-columns-repeated="8"/>
          <table:table-cell office:value-type="float" office:value="260000001">
            <text:p>26000000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261 - Acţiuni deţinute la entităţi afili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">
            <text:p>26</text:p>
          </table:table-cell>
          <table:table-cell office:value-type="float" office:value="261">
            <text:p>261</text:p>
          </table:table-cell>
          <table:table-cell office:value-type="string">
            <text:p>261 - Acţiuni deţinute la entităţi afiliate</text:p>
          </table:table-cell>
          <table:table-cell table:number-columns-repeated="8"/>
          <table:table-cell office:value-type="float" office:value="261000002">
            <text:p>26100000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263 - Interese de particip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6">
            <text:p>26</text:p>
          </table:table-cell>
          <table:table-cell office:value-type="float" office:value="263">
            <text:p>263</text:p>
          </table:table-cell>
          <table:table-cell office:value-type="string">
            <text:p>263 - Interese de participare</text:p>
          </table:table-cell>
          <table:table-cell table:number-columns-repeated="8"/>
          <table:table-cell office:value-type="float" office:value="263000002">
            <text:p>26300000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265 - Alte titluri imobiliz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">
            <text:p>26</text:p>
          </table:table-cell>
          <table:table-cell office:value-type="float" office:value="265">
            <text:p>265</text:p>
          </table:table-cell>
          <table:table-cell office:value-type="string">
            <text:p>265 - Alte titluri imobilizate</text:p>
          </table:table-cell>
          <table:table-cell table:number-columns-repeated="8"/>
          <table:table-cell office:value-type="float" office:value="265000002">
            <text:p>265000002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267 - Creanţe imobiliz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26">
            <text:p>26</text:p>
          </table:table-cell>
          <table:table-cell office:value-type="float" office:value="267">
            <text:p>267</text:p>
          </table:table-cell>
          <table:table-cell office:value-type="string">
            <text:p>267 - Creanţe imobilizate</text:p>
          </table:table-cell>
          <table:table-cell table:number-columns-repeated="8"/>
          <table:table-cell office:value-type="float" office:value="267000002">
            <text:p>267000002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table:number-columns-repeated="2" office:value-type="string">
            <text:p>2671 - Sume datorate de entităţile afili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1">
            <text:p>2671</text:p>
          </table:table-cell>
          <table:table-cell office:value-type="string">
            <text:p>2671 - Sume datorate de entităţile afiliate</text:p>
          </table:table-cell>
          <table:table-cell table:number-columns-repeated="8"/>
          <table:table-cell office:value-type="float" office:value="267100003">
            <text:p>267100003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table:number-columns-repeated="2" office:value-type="string">
            <text:p>2672 - Dobanda aferentă sumelor datorate de entităţile afili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2">
            <text:p>2672</text:p>
          </table:table-cell>
          <table:table-cell office:value-type="string">
            <text:p>2672 - Dobanda aferentă sumelor datorate de entităţile afiliate</text:p>
          </table:table-cell>
          <table:table-cell table:number-columns-repeated="8"/>
          <table:table-cell office:value-type="float" office:value="267200003">
            <text:p>267200003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table:number-columns-repeated="2" office:value-type="string">
            <text:p>2673 - Creanţe legate de interesele de particip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3">
            <text:p>2673</text:p>
          </table:table-cell>
          <table:table-cell office:value-type="string">
            <text:p>2673 - Creanţe legate de interesele de participare</text:p>
          </table:table-cell>
          <table:table-cell table:number-columns-repeated="8"/>
          <table:table-cell office:value-type="float" office:value="267300003">
            <text:p>267300003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table:number-columns-repeated="2" office:value-type="string">
            <text:p>2674 - Dobanda aferentă creanţelor legate de interesele de participar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4">
            <text:p>2674</text:p>
          </table:table-cell>
          <table:table-cell office:value-type="string">
            <text:p>2674 - Dobanda aferentă creanţelor legate de interesele de participare</text:p>
          </table:table-cell>
          <table:table-cell table:number-columns-repeated="8"/>
          <table:table-cell office:value-type="float" office:value="267400003">
            <text:p>267400003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table:number-columns-repeated="2" office:value-type="string">
            <text:p>2675 - Împrumuturi acordate pe termen lung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5">
            <text:p>2675</text:p>
          </table:table-cell>
          <table:table-cell office:value-type="string">
            <text:p>2675 - Împrumuturi acordate pe termen lung</text:p>
          </table:table-cell>
          <table:table-cell table:number-columns-repeated="8"/>
          <table:table-cell office:value-type="float" office:value="267500003">
            <text:p>267500003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table:number-columns-repeated="2" office:value-type="string">
            <text:p>2676 - Dobanda aferentă împrumuturilor acordate pe termen lung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6">
            <text:p>2676</text:p>
          </table:table-cell>
          <table:table-cell office:value-type="string">
            <text:p>2676 - Dobanda aferentă împrumuturilor acordate pe termen lung</text:p>
          </table:table-cell>
          <table:table-cell table:number-columns-repeated="8"/>
          <table:table-cell office:value-type="float" office:value="267600003">
            <text:p>267600003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table:number-columns-repeated="2" office:value-type="string">
            <text:p>2678 - Alte creanţe imobiliz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8">
            <text:p>2678</text:p>
          </table:table-cell>
          <table:table-cell office:value-type="string">
            <text:p>2678 - Alte creanţe imobilizate</text:p>
          </table:table-cell>
          <table:table-cell table:number-columns-repeated="8"/>
          <table:table-cell office:value-type="float" office:value="267800003">
            <text:p>267800003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table:number-columns-repeated="2" office:value-type="string">
            <text:p>2679 - Dobânzi aferente altor creanţe imobilizate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267">
            <text:p>267</text:p>
          </table:table-cell>
          <table:table-cell office:value-type="float" office:value="2679">
            <text:p>2679</text:p>
          </table:table-cell>
          <table:table-cell office:value-type="string">
            <text:p>2679 - Dobânzi aferente altor creanţe imobilizate</text:p>
          </table:table-cell>
          <table:table-cell table:number-columns-repeated="8"/>
          <table:table-cell office:value-type="float" office:value="267900003">
            <text:p>26790000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269 - VĂRSĂMINTE DE EFECTUAT PENTRU IMOBILIZĂRI FINANCIARE</text:p>
          </table:table-cell>
          <table:table-cell office:value-type="string">
            <text:p>269 - Vărsăminte de efectuat pentru imobilizări financi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6">
            <text:p>26</text:p>
          </table:table-cell>
          <table:table-cell office:value-type="float" office:value="269">
            <text:p>269</text:p>
          </table:table-cell>
          <table:table-cell office:value-type="string">
            <text:p>269 - VĂRSĂMINTE DE EFECTUAT PENTRU IMOBILIZĂRI FINANCIARE</text:p>
          </table:table-cell>
          <table:table-cell table:number-columns-repeated="8"/>
          <table:table-cell office:value-type="float" office:value="269000002">
            <text:p>269000002</text:p>
          </table:table-cell>
        </table:table-row>
        <table:table-row table:style-name="ro1">
          <table:table-cell office:value-type="float" office:value="2691">
            <text:p>2691</text:p>
          </table:table-cell>
          <table:table-cell table:number-columns-repeated="2" office:value-type="string">
            <text:p>2691 - Vărsăminte de efectuat privind titlurile deţinute la <text:s/>entităţile afili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69">
            <text:p>269</text:p>
          </table:table-cell>
          <table:table-cell office:value-type="float" office:value="2691">
            <text:p>2691</text:p>
          </table:table-cell>
          <table:table-cell office:value-type="string">
            <text:p>2691 - Vărsăminte de efectuat privind titlurile deţinute la <text:s/>entităţile afiliate</text:p>
          </table:table-cell>
          <table:table-cell table:number-columns-repeated="8"/>
          <table:table-cell office:value-type="float" office:value="269100003">
            <text:p>269100003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table:number-columns-repeated="2" office:value-type="string">
            <text:p>2692 - Vărsăminte de efectuat <text:s/>privind interesele de particip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69">
            <text:p>269</text:p>
          </table:table-cell>
          <table:table-cell office:value-type="float" office:value="2692">
            <text:p>2692</text:p>
          </table:table-cell>
          <table:table-cell office:value-type="string">
            <text:p>2692 - Vărsăminte de efectuat <text:s/>privind interesele de participare</text:p>
          </table:table-cell>
          <table:table-cell table:number-columns-repeated="8"/>
          <table:table-cell office:value-type="float" office:value="269200003">
            <text:p>269200003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table:number-columns-repeated="2" office:value-type="string">
            <text:p>2693 - <text:s/>Vărsăminte de efectuat pentru alte imobilizări financi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69">
            <text:p>269</text:p>
          </table:table-cell>
          <table:table-cell office:value-type="float" office:value="2693">
            <text:p>2693</text:p>
          </table:table-cell>
          <table:table-cell office:value-type="string">
            <text:p>2693 - <text:s/>Vărsăminte de efectuat pentru alte imobilizări financiare</text:p>
          </table:table-cell>
          <table:table-cell table:number-columns-repeated="8"/>
          <table:table-cell office:value-type="float" office:value="269300003">
            <text:p>26930000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28 - AMORTIZĂRI PRIVIND IMOBILIZĂRI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28 - AMORTIZĂRI PRIVIND IMOBILIZĂRILE</text:p>
          </table:table-cell>
          <table:table-cell table:number-columns-repeated="8"/>
          <table:table-cell office:value-type="float" office:value="280000001">
            <text:p>28000000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80 - AMORTIZĂRI PRIVIND IMOBILIZĂRILE NECORPORALE</text:p>
          </table:table-cell>
          <table:table-cell office:value-type="string">
            <text:p>280 - Amortizări privind imobilizările ne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office:value-type="float" office:value="280">
            <text:p>280</text:p>
          </table:table-cell>
          <table:table-cell office:value-type="string">
            <text:p>280 - AMORTIZĂRI PRIVIND IMOBILIZĂRILE NECORPORALE</text:p>
          </table:table-cell>
          <table:table-cell table:number-columns-repeated="8"/>
          <table:table-cell office:value-type="float" office:value="280000002">
            <text:p>280000002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table:number-columns-repeated="2" office:value-type="string">
            <text:p>2801 - Amortizarea cheltuielilor de constitui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office:value-type="float" office:value="2801">
            <text:p>2801</text:p>
          </table:table-cell>
          <table:table-cell office:value-type="string">
            <text:p>2801 - AMORTIZAREA CHELTUIELILOR DE CONSTITUIRE</text:p>
          </table:table-cell>
          <table:table-cell table:number-columns-repeated="8"/>
          <table:table-cell office:value-type="float" office:value="280100003">
            <text:p>280100003</text:p>
          </table:table-cell>
        </table:table-row>
        <table:table-row table:style-name="ro1">
          <table:table-cell office:value-type="float" office:value="2803">
            <text:p>2803</text:p>
          </table:table-cell>
          <table:table-cell table:number-columns-repeated="2" office:value-type="string">
            <text:p>2803 - Amortizarea cheltuielilor de dezvolt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office:value-type="float" office:value="2803">
            <text:p>2803</text:p>
          </table:table-cell>
          <table:table-cell office:value-type="string">
            <text:p>2803 - AMORTIZAREA CHELTUIELILOR DE DEZVOLTARE</text:p>
          </table:table-cell>
          <table:table-cell table:number-columns-repeated="8"/>
          <table:table-cell office:value-type="float" office:value="280300003">
            <text:p>280300003</text:p>
          </table:table-cell>
        </table:table-row>
        <table:table-row table:style-name="ro1">
          <table:table-cell office:value-type="float" office:value="2805">
            <text:p>2805</text:p>
          </table:table-cell>
          <table:table-cell table:number-columns-repeated="2" office:value-type="string">
            <text:p>2805 - Amortizarea concesiunilor brevetelor licenţelor mărcilor comerciale şi altor drepturi şi valori simil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office:value-type="float" office:value="2805">
            <text:p>2805</text:p>
          </table:table-cell>
          <table:table-cell office:value-type="string">
            <text:p>2805 - AMORTIZAREA CONCESIUNILOR BREVETELOR LICENŢELOR MĂRCI</text:p>
          </table:table-cell>
          <table:table-cell table:number-columns-repeated="8"/>
          <table:table-cell office:value-type="float" office:value="280500003">
            <text:p>280500003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table:number-columns-repeated="2" office:value-type="string">
            <text:p>2807 - Amortizarea fondului comercial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office:value-type="float" office:value="2807">
            <text:p>2807</text:p>
          </table:table-cell>
          <table:table-cell office:value-type="string">
            <text:p>2807 - AMORTIZAREA FONDULUI COMERCIAL</text:p>
          </table:table-cell>
          <table:table-cell table:number-columns-repeated="8"/>
          <table:table-cell office:value-type="float" office:value="280700003">
            <text:p>280700003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table:number-columns-repeated="2" office:value-type="string">
            <text:p>2808 - Amortizarea altor imobilizări ne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">
            <text:p>280</text:p>
          </table:table-cell>
          <table:table-cell office:value-type="float" office:value="2808">
            <text:p>2808</text:p>
          </table:table-cell>
          <table:table-cell office:value-type="string">
            <text:p>2808 - AMORTIZAREA ALTOR IMOBILIZARI NECORPORALE</text:p>
          </table:table-cell>
          <table:table-cell table:number-columns-repeated="8"/>
          <table:table-cell office:value-type="float" office:value="280800003">
            <text:p>28080000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81 - AMORTIZAREA PRIVIND IMOBILIZARILE CORPORALE</text:p>
          </table:table-cell>
          <table:table-cell office:value-type="string">
            <text:p>281 - Amortizarea privind imobilizările 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office:value-type="float" office:value="281">
            <text:p>281</text:p>
          </table:table-cell>
          <table:table-cell office:value-type="string">
            <text:p>281 - AMORTIZAREA PRIVIND IMOBILIZARILE CORPORALE</text:p>
          </table:table-cell>
          <table:table-cell table:number-columns-repeated="8"/>
          <table:table-cell office:value-type="float" office:value="281000002">
            <text:p>281000002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table:number-columns-repeated="2" office:value-type="string">
            <text:p>2811 - Amortizarea amenajărilor de terenur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">
            <text:p>281</text:p>
          </table:table-cell>
          <table:table-cell office:value-type="float" office:value="2811">
            <text:p>2811</text:p>
          </table:table-cell>
          <table:table-cell office:value-type="string">
            <text:p>2811 - AMORTIZAREA AMENAJARILOR DE TERENURI</text:p>
          </table:table-cell>
          <table:table-cell table:number-columns-repeated="8"/>
          <table:table-cell office:value-type="float" office:value="281100003">
            <text:p>281100003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table:number-columns-repeated="2" office:value-type="string">
            <text:p>2812 - Amortizarea construcţi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">
            <text:p>281</text:p>
          </table:table-cell>
          <table:table-cell office:value-type="float" office:value="2812">
            <text:p>2812</text:p>
          </table:table-cell>
          <table:table-cell office:value-type="string">
            <text:p>2812 - AMORTIZAREA CONSTRUCTIILOR</text:p>
          </table:table-cell>
          <table:table-cell table:number-columns-repeated="8"/>
          <table:table-cell office:value-type="float" office:value="281200003">
            <text:p>281200003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table:number-columns-repeated="2" office:value-type="string">
            <text:p>2813 - Amortizarea instalaţiilor mijloacelor de transport animalelor şi plantaţi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">
            <text:p>281</text:p>
          </table:table-cell>
          <table:table-cell office:value-type="float" office:value="2813">
            <text:p>2813</text:p>
          </table:table-cell>
          <table:table-cell office:value-type="string">
            <text:p>2813 - AMORTIZAREA INST. MIJLOACELOR DE TRANSPORT ANIMALELOR ŞI PLANTAŢIILOR</text:p>
          </table:table-cell>
          <table:table-cell table:number-columns-repeated="8"/>
          <table:table-cell office:value-type="float" office:value="281300003">
            <text:p>281300003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table:number-columns-repeated="2" office:value-type="string">
            <text:p>2814 - Amortizarea altor imobilizări 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">
            <text:p>281</text:p>
          </table:table-cell>
          <table:table-cell office:value-type="float" office:value="2814">
            <text:p>2814</text:p>
          </table:table-cell>
          <table:table-cell office:value-type="string">
            <text:p>2814 - AMORTIZAREA ALTOR IMOBILIZĂRI CORPORALE</text:p>
          </table:table-cell>
          <table:table-cell table:number-columns-repeated="8"/>
          <table:table-cell office:value-type="float" office:value="281400003">
            <text:p>28140000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29 -AJUSTĂRI PENTRU DEPRECIEREA SAU PIERDEREA DE VALOARE A IMOBILIZĂR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29 -AJUSTĂRI PENTRU DEPRECIEREA SAU PIERDEREA DE VALOARE A IMOBILIZĂRILOR</text:p>
          </table:table-cell>
          <table:table-cell table:number-columns-repeated="8"/>
          <table:table-cell office:value-type="float" office:value="290000001">
            <text:p>29000000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290 - AJUSTĂRI PENTRU DEPRECIEREA IMOBILIZĂRILOR NECORPORALE</text:p>
          </table:table-cell>
          <table:table-cell office:value-type="string">
            <text:p>290 - Ajustări pentru deprecierea imobilizărilor ne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office:value-type="float" office:value="290">
            <text:p>290</text:p>
          </table:table-cell>
          <table:table-cell office:value-type="string">
            <text:p>290 - AJUSTĂRI PENTRU DEPRECIEREA IMOBILIZĂRILOR NECORPORALE</text:p>
          </table:table-cell>
          <table:table-cell table:number-columns-repeated="8"/>
          <table:table-cell office:value-type="float" office:value="290000002">
            <text:p>290000002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table:number-columns-repeated="2" office:value-type="string">
            <text:p>2903 - Ajustări pentru deprecierea cheltuielilor de dezvolt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">
            <text:p>290</text:p>
          </table:table-cell>
          <table:table-cell office:value-type="float" office:value="2903">
            <text:p>2903</text:p>
          </table:table-cell>
          <table:table-cell office:value-type="string">
            <text:p>2903 - Ajustări pentru deprecierea cheltuielilor de dezvoltare</text:p>
          </table:table-cell>
          <table:table-cell table:number-columns-repeated="8"/>
          <table:table-cell office:value-type="float" office:value="290300003">
            <text:p>290300003</text:p>
          </table:table-cell>
        </table:table-row>
        <table:table-row table:style-name="ro1">
          <table:table-cell office:value-type="float" office:value="2905">
            <text:p>2905</text:p>
          </table:table-cell>
          <table:table-cell table:number-columns-repeated="2" office:value-type="string">
            <text:p>2905 - Ajustări pentru deprecierea concesiunilor, brevetelor, licenţelor, mărcilor comerciale, drepturilor şi activelor simil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">
            <text:p>290</text:p>
          </table:table-cell>
          <table:table-cell office:value-type="float" office:value="2905">
            <text:p>2905</text:p>
          </table:table-cell>
          <table:table-cell office:value-type="string">
            <text:p>2905 - Ajustări pentru deprecierea concesiunilor, brevetelor, licenţelor, mărcilor comerciale, drepturilor şi activelor similare</text:p>
          </table:table-cell>
          <table:table-cell table:number-columns-repeated="8"/>
          <table:table-cell office:value-type="float" office:value="290500003">
            <text:p>290500003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table:number-columns-repeated="2" office:value-type="string">
            <text:p>2907 - Ajustări pentru deprecierea fondului comercial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">
            <text:p>290</text:p>
          </table:table-cell>
          <table:table-cell office:value-type="float" office:value="2907">
            <text:p>2907</text:p>
          </table:table-cell>
          <table:table-cell office:value-type="string">
            <text:p>2907 - Ajustări pentru deprecierea fondului comercial</text:p>
          </table:table-cell>
          <table:table-cell table:number-columns-repeated="8"/>
          <table:table-cell office:value-type="float" office:value="290700003">
            <text:p>290700003</text:p>
          </table:table-cell>
        </table:table-row>
        <table:table-row table:style-name="ro1">
          <table:table-cell office:value-type="float" office:value="2908">
            <text:p>2908</text:p>
          </table:table-cell>
          <table:table-cell table:number-columns-repeated="2" office:value-type="string">
            <text:p>2908 - Ajustări pentru deprecierea altor imobilizări ne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">
            <text:p>290</text:p>
          </table:table-cell>
          <table:table-cell office:value-type="float" office:value="2908">
            <text:p>2908</text:p>
          </table:table-cell>
          <table:table-cell office:value-type="string">
            <text:p>2908 - Ajustări pentru deprecierea altor imobilizări necorporale</text:p>
          </table:table-cell>
          <table:table-cell table:number-columns-repeated="8"/>
          <table:table-cell office:value-type="float" office:value="290800003">
            <text:p>29080000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291 - AJUSTĂRI PENTRU DEPRECIEREA IMOBILIZĂRILOR CORPORALE</text:p>
          </table:table-cell>
          <table:table-cell office:value-type="string">
            <text:p>291 - Ajustări pentru deprecierea imobilizărilor 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office:value-type="float" office:value="291">
            <text:p>291</text:p>
          </table:table-cell>
          <table:table-cell office:value-type="string">
            <text:p>291 - AJUSTĂRI PENTRU DEPRECIEREA IMOBILIZĂRILOR CORPORALE</text:p>
          </table:table-cell>
          <table:table-cell table:number-columns-repeated="8"/>
          <table:table-cell office:value-type="float" office:value="291000002">
            <text:p>291000002</text:p>
          </table:table-cell>
        </table:table-row>
        <table:table-row table:style-name="ro1">
          <table:table-cell office:value-type="float" office:value="2911">
            <text:p>2911</text:p>
          </table:table-cell>
          <table:table-cell table:number-columns-repeated="2" office:value-type="string">
            <text:p>2911 - Ajustări pentru deprecierea terenurilor şi amenajărilor de terenur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">
            <text:p>291</text:p>
          </table:table-cell>
          <table:table-cell office:value-type="float" office:value="2911">
            <text:p>2911</text:p>
          </table:table-cell>
          <table:table-cell office:value-type="string">
            <text:p>2911 - Ajustări pentru deprecierea terenurilor şi amenajărilor de terenuri</text:p>
          </table:table-cell>
          <table:table-cell table:number-columns-repeated="8"/>
          <table:table-cell office:value-type="float" office:value="291100003">
            <text:p>291100003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table:number-columns-repeated="2" office:value-type="string">
            <text:p>2912 - Ajustări pentru deprecierea construcţi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">
            <text:p>291</text:p>
          </table:table-cell>
          <table:table-cell office:value-type="float" office:value="2912">
            <text:p>2912</text:p>
          </table:table-cell>
          <table:table-cell office:value-type="string">
            <text:p>2912 - Ajustări pentru deprecierea construcţiilor</text:p>
          </table:table-cell>
          <table:table-cell table:number-columns-repeated="8"/>
          <table:table-cell office:value-type="float" office:value="291200003">
            <text:p>291200003</text:p>
          </table:table-cell>
        </table:table-row>
        <table:table-row table:style-name="ro1">
          <table:table-cell office:value-type="float" office:value="2913">
            <text:p>2913</text:p>
          </table:table-cell>
          <table:table-cell table:number-columns-repeated="2" office:value-type="string">
            <text:p>2913 - Ajustări pentru deprecierea instalaţiilor, mijloacelor de transport, animalelor şi plantaţi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">
            <text:p>291</text:p>
          </table:table-cell>
          <table:table-cell office:value-type="float" office:value="2913">
            <text:p>2913</text:p>
          </table:table-cell>
          <table:table-cell office:value-type="string">
            <text:p>2913 - Ajustări pentru deprecierea instalaţiilor, mijloacelor de transport, animalelor şi plantaţiilor</text:p>
          </table:table-cell>
          <table:table-cell table:number-columns-repeated="8"/>
          <table:table-cell office:value-type="float" office:value="291300003">
            <text:p>291300003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table:number-columns-repeated="2" office:value-type="string">
            <text:p>2914 - Ajustări pentru deprecierea altor imobilizări corpor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">
            <text:p>291</text:p>
          </table:table-cell>
          <table:table-cell office:value-type="float" office:value="2914">
            <text:p>2914</text:p>
          </table:table-cell>
          <table:table-cell office:value-type="string">
            <text:p>2914 - Ajustări pentru deprecierea altor imobilizări corporale</text:p>
          </table:table-cell>
          <table:table-cell table:number-columns-repeated="8"/>
          <table:table-cell office:value-type="float" office:value="291400003">
            <text:p>29140000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93 - PROVIZIOANE PENTRU DEPRECIEREA IMOBILIZARILOR IN CURS </text:p>
          </table:table-cell>
          <table:table-cell office:value-type="string">
            <text:p>293 - Ajustări pentru deprecierea imobilizărilor în curs 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office:value-type="float" office:value="293">
            <text:p>293</text:p>
          </table:table-cell>
          <table:table-cell office:value-type="string">
            <text:p>293 - PROVIZIOANE PENTRU DEPRECIEREA IMOBILIZARILOR IN CURS </text:p>
          </table:table-cell>
          <table:table-cell table:number-columns-repeated="8"/>
          <table:table-cell office:value-type="float" office:value="293000002">
            <text:p>293000002</text:p>
          </table:table-cell>
        </table:table-row>
        <table:table-row table:style-name="ro1">
          <table:table-cell office:value-type="float" office:value="2931">
            <text:p>2931</text:p>
          </table:table-cell>
          <table:table-cell table:number-columns-repeated="2" office:value-type="string">
            <text:p>2931 - Ajustări pentru deprecierea imobilizărilor corporale în cur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3">
            <text:p>293</text:p>
          </table:table-cell>
          <table:table-cell office:value-type="float" office:value="2931">
            <text:p>2931</text:p>
          </table:table-cell>
          <table:table-cell office:value-type="string">
            <text:p>2931 - Ajustări pentru deprecierea imobilizărilor corporale în curs</text:p>
          </table:table-cell>
          <table:table-cell table:number-columns-repeated="8"/>
          <table:table-cell office:value-type="float" office:value="293100003">
            <text:p>293100003</text:p>
          </table:table-cell>
        </table:table-row>
        <table:table-row table:style-name="ro1">
          <table:table-cell office:value-type="float" office:value="2932">
            <text:p>2932</text:p>
          </table:table-cell>
          <table:table-cell table:number-columns-repeated="2" office:value-type="string">
            <text:p>2933 - Ajustări pentru deprecierea imobilizărilor necorporale în cur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3">
            <text:p>293</text:p>
          </table:table-cell>
          <table:table-cell office:value-type="float" office:value="2932">
            <text:p>2932</text:p>
          </table:table-cell>
          <table:table-cell office:value-type="string">
            <text:p>2933 - Ajustări pentru deprecierea imobilizărilor necorporale în curs</text:p>
          </table:table-cell>
          <table:table-cell table:number-columns-repeated="8"/>
          <table:table-cell office:value-type="float" office:value="293200003">
            <text:p>29320000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96 - PROVIZIOANE PENTRU DEPRECIEREA IMOBILIZARILOR FINANCIA</text:p>
          </table:table-cell>
          <table:table-cell office:value-type="string">
            <text:p>296 - Ajustări pentru pierderea de valoare a imobilizărilor financi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office:value-type="float" office:value="296">
            <text:p>296</text:p>
          </table:table-cell>
          <table:table-cell office:value-type="string">
            <text:p>296 - PROVIZIOANE PENTRU DEPRECIEREA IMOBILIZARILOR FINANCIA</text:p>
          </table:table-cell>
          <table:table-cell table:number-columns-repeated="8"/>
          <table:table-cell office:value-type="float" office:value="296000002">
            <text:p>296000002</text:p>
          </table:table-cell>
        </table:table-row>
        <table:table-row table:style-name="ro1">
          <table:table-cell office:value-type="float" office:value="2961">
            <text:p>2961</text:p>
          </table:table-cell>
          <table:table-cell table:number-columns-repeated="2" office:value-type="string">
            <text:p>2961 - Ajustări pentru <text:s/>pierderea de valoare a acţiunilor deţinute la entităţile afili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1">
            <text:p>2961</text:p>
          </table:table-cell>
          <table:table-cell office:value-type="string">
            <text:p>2961 - Ajustări pentru <text:s/>pierderea de valoare a acţiunilor deţinute la entităţile afiliate</text:p>
          </table:table-cell>
          <table:table-cell table:number-columns-repeated="8"/>
          <table:table-cell office:value-type="float" office:value="296100003">
            <text:p>296100003</text:p>
          </table:table-cell>
        </table:table-row>
        <table:table-row table:style-name="ro1">
          <table:table-cell office:value-type="float" office:value="2962">
            <text:p>2962</text:p>
          </table:table-cell>
          <table:table-cell table:number-columns-repeated="2" office:value-type="string">
            <text:p>2962 - Ajustări pentru <text:s/>pierderea de valoare a intereselor de particip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2">
            <text:p>2962</text:p>
          </table:table-cell>
          <table:table-cell office:value-type="string">
            <text:p>2962 - Ajustări pentru <text:s/>pierderea de valoare a intereselor de participare</text:p>
          </table:table-cell>
          <table:table-cell table:number-columns-repeated="8"/>
          <table:table-cell office:value-type="float" office:value="296200003">
            <text:p>296200003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table:number-columns-repeated="2" office:value-type="string">
            <text:p>2963 - Ajustări pentru <text:s/>pierderea de valoare a altor titluri imobiliz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3">
            <text:p>2963</text:p>
          </table:table-cell>
          <table:table-cell office:value-type="string">
            <text:p>2963 - Ajustări pentru <text:s/>pierderea de valoare a altor titluri imobilizate</text:p>
          </table:table-cell>
          <table:table-cell table:number-columns-repeated="8"/>
          <table:table-cell office:value-type="float" office:value="296300003">
            <text:p>296300003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table:number-columns-repeated="2" office:value-type="string">
            <text:p>2964 - Ajustări pentru <text:s/>pierderea de valoare a sumelor datorate de entităţile afili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4">
            <text:p>2964</text:p>
          </table:table-cell>
          <table:table-cell office:value-type="string">
            <text:p>2964 - Ajustări pentru <text:s/>pierderea de valoare a sumelor datorate de entităţile afiliate</text:p>
          </table:table-cell>
          <table:table-cell table:number-columns-repeated="8"/>
          <table:table-cell office:value-type="float" office:value="296400003">
            <text:p>296400003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table:number-columns-repeated="2" office:value-type="string">
            <text:p>2965 - Ajustări pentru <text:s/>pierderea de valoare a creanţelor legate de interesele de <text:s/>participa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5">
            <text:p>2965</text:p>
          </table:table-cell>
          <table:table-cell office:value-type="string">
            <text:p>2965 - Ajustări pentru <text:s/>pierderea de valoare a creanţelor legate de interesele de <text:s/>participare</text:p>
          </table:table-cell>
          <table:table-cell table:number-columns-repeated="8"/>
          <table:table-cell office:value-type="float" office:value="296500003">
            <text:p>296500003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table:number-columns-repeated="2" office:value-type="string">
            <text:p>2966 - Ajustări pentru <text:s/>pierderea de valoare a împrumuturilor acordate pe termen lung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6">
            <text:p>2966</text:p>
          </table:table-cell>
          <table:table-cell office:value-type="string">
            <text:p>2966 - Ajustări pentru <text:s/>pierderea de valoare a împrumuturilor acordate pe termen lung</text:p>
          </table:table-cell>
          <table:table-cell table:number-columns-repeated="8"/>
          <table:table-cell office:value-type="float" office:value="296600003">
            <text:p>296600003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table:number-columns-repeated="2" office:value-type="string">
            <text:p>2968 - Ajustări pentru <text:s/>pierderea de valoare a altor creanţe imobiliz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">
            <text:p>296</text:p>
          </table:table-cell>
          <table:table-cell office:value-type="float" office:value="2968">
            <text:p>2968</text:p>
          </table:table-cell>
          <table:table-cell office:value-type="string">
            <text:p>2968 - Ajustări pentru <text:s/>pierderea de valoare a altor creanţe imobilizate</text:p>
          </table:table-cell>
          <table:table-cell table:number-columns-repeated="8"/>
          <table:table-cell office:value-type="float" office:value="296800003">
            <text:p>29680000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3 - CONTURI DE STOCURI ŞI PRODUCŢIE ÎN CURS DE EXECUŢI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3 - CONTURI DE STOCURI ŞI PRODUCŢIE ÎN CURS DE EXECUŢIE</text:p>
          </table:table-cell>
          <table:table-cell table:number-columns-repeated="8"/>
          <table:table-cell office:value-type="float" office:value="300000000">
            <text:p>300000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30 - STOCURI DE MATERII PRIME ŞI MATERIAL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30 - STOCURI DE MATERII PRIME ŞI MATERIALE</text:p>
          </table:table-cell>
          <table:table-cell table:number-columns-repeated="8"/>
          <table:table-cell office:value-type="float" office:value="300000001">
            <text:p>30000000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number-columns-repeated="2" office:value-type="string">
            <text:p>301 - Materii prim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30">
            <text:p>30</text:p>
          </table:table-cell>
          <table:table-cell office:value-type="float" office:value="301">
            <text:p>301</text:p>
          </table:table-cell>
          <table:table-cell office:value-type="string">
            <text:p>301 - Materii prime</text:p>
          </table:table-cell>
          <table:table-cell table:number-columns-repeated="8"/>
          <table:table-cell office:value-type="float" office:value="301000002">
            <text:p>30100000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302 - MATERII CONSUMABILE</text:p>
          </table:table-cell>
          <table:table-cell office:value-type="string">
            <text:p>302 - Materii consumabi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office:value-type="float" office:value="302">
            <text:p>302</text:p>
          </table:table-cell>
          <table:table-cell office:value-type="string">
            <text:p>302 - MATERII CONSUMABILE</text:p>
          </table:table-cell>
          <table:table-cell table:number-columns-repeated="8"/>
          <table:table-cell office:value-type="float" office:value="302000002">
            <text:p>302000002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table:number-columns-repeated="2" office:value-type="string">
            <text:p>3021 - Materiale auxiliar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1">
            <text:p>3021</text:p>
          </table:table-cell>
          <table:table-cell office:value-type="string">
            <text:p>3021 - Materiale auxiliare</text:p>
          </table:table-cell>
          <table:table-cell table:number-columns-repeated="8"/>
          <table:table-cell office:value-type="float" office:value="302100003">
            <text:p>302100003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table:number-columns-repeated="2" office:value-type="string">
            <text:p>3022 - Combustibil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2">
            <text:p>3022</text:p>
          </table:table-cell>
          <table:table-cell office:value-type="string">
            <text:p>3022 - Combustibili</text:p>
          </table:table-cell>
          <table:table-cell table:number-columns-repeated="8"/>
          <table:table-cell office:value-type="float" office:value="302200003">
            <text:p>302200003</text:p>
          </table:table-cell>
        </table:table-row>
        <table:table-row table:style-name="ro1">
          <table:table-cell office:value-type="float" office:value="3023">
            <text:p>3023</text:p>
          </table:table-cell>
          <table:table-cell table:number-columns-repeated="2" office:value-type="string">
            <text:p>3023 - Materiale pentru ambala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3">
            <text:p>3023</text:p>
          </table:table-cell>
          <table:table-cell office:value-type="string">
            <text:p>3023 - Materiale pentru ambalat</text:p>
          </table:table-cell>
          <table:table-cell table:number-columns-repeated="8"/>
          <table:table-cell office:value-type="float" office:value="302300003">
            <text:p>302300003</text:p>
          </table:table-cell>
        </table:table-row>
        <table:table-row table:style-name="ro1">
          <table:table-cell office:value-type="float" office:value="3024">
            <text:p>3024</text:p>
          </table:table-cell>
          <table:table-cell table:number-columns-repeated="2" office:value-type="string">
            <text:p>3024 - Piese de schim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4">
            <text:p>3024</text:p>
          </table:table-cell>
          <table:table-cell office:value-type="string">
            <text:p>3024 - Piese de schimb</text:p>
          </table:table-cell>
          <table:table-cell table:number-columns-repeated="8"/>
          <table:table-cell office:value-type="float" office:value="302400003">
            <text:p>302400003</text:p>
          </table:table-cell>
        </table:table-row>
        <table:table-row table:style-name="ro1">
          <table:table-cell office:value-type="float" office:value="3025">
            <text:p>3025</text:p>
          </table:table-cell>
          <table:table-cell table:number-columns-repeated="2" office:value-type="string">
            <text:p>3025 - Seminţe şi materiale de planta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5">
            <text:p>3025</text:p>
          </table:table-cell>
          <table:table-cell office:value-type="string">
            <text:p>3025 - Seminţe şi materiale de plantat</text:p>
          </table:table-cell>
          <table:table-cell table:number-columns-repeated="8"/>
          <table:table-cell office:value-type="float" office:value="302500003">
            <text:p>302500003</text:p>
          </table:table-cell>
        </table:table-row>
        <table:table-row table:style-name="ro1">
          <table:table-cell office:value-type="float" office:value="3026">
            <text:p>3026</text:p>
          </table:table-cell>
          <table:table-cell table:number-columns-repeated="2" office:value-type="string">
            <text:p>3026 - Fur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6">
            <text:p>3026</text:p>
          </table:table-cell>
          <table:table-cell office:value-type="string">
            <text:p>3026 - Furaje</text:p>
          </table:table-cell>
          <table:table-cell table:number-columns-repeated="8"/>
          <table:table-cell office:value-type="float" office:value="302600003">
            <text:p>302600003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table:number-columns-repeated="2" office:value-type="string">
            <text:p>3028 - Alte materiale consumabi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2">
            <text:p>302</text:p>
          </table:table-cell>
          <table:table-cell office:value-type="float" office:value="3028">
            <text:p>3028</text:p>
          </table:table-cell>
          <table:table-cell office:value-type="string">
            <text:p>3028 - Alte materiale consumabile</text:p>
          </table:table-cell>
          <table:table-cell table:number-columns-repeated="8"/>
          <table:table-cell office:value-type="float" office:value="302800003">
            <text:p>30280000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string">
            <text:p>303 - Materiale de natura obiectelor de invent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W_INVENTORY_ACCT</text:p>
          </table:table-cell>
          <table:table-cell office:value-type="float" office:value="30">
            <text:p>30</text:p>
          </table:table-cell>
          <table:table-cell office:value-type="float" office:value="303">
            <text:p>303</text:p>
          </table:table-cell>
          <table:table-cell office:value-type="string">
            <text:p>303 - Materiale de natura obiectelor de inventar</text:p>
          </table:table-cell>
          <table:table-cell table:number-columns-repeated="8"/>
          <table:table-cell office:value-type="float" office:value="303000002">
            <text:p>30300000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2" office:value-type="string">
            <text:p>308 - Diferenţe de pret la materii prime şi material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DIFFERENCES_ACCT</text:p>
          </table:table-cell>
          <table:table-cell office:value-type="float" office:value="30">
            <text:p>30</text:p>
          </table:table-cell>
          <table:table-cell office:value-type="float" office:value="308">
            <text:p>308</text:p>
          </table:table-cell>
          <table:table-cell office:value-type="string">
            <text:p>308 - Diferenţe de pret la materii prime şi materiale</text:p>
          </table:table-cell>
          <table:table-cell table:number-columns-repeated="8"/>
          <table:table-cell office:value-type="float" office:value="308000002">
            <text:p>30800000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33 - PRODUCŢIA ÎN CURS DE EXECUŢI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string">
            <text:p>33 - PRODUCŢIA ÎN CURS DE EXECUŢIE</text:p>
          </table:table-cell>
          <table:table-cell table:number-columns-repeated="8"/>
          <table:table-cell office:value-type="float" office:value="330000001">
            <text:p>33000000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number-columns-repeated="2" office:value-type="string">
            <text:p>331 - Produse în curs de execuţi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33">
            <text:p>33</text:p>
          </table:table-cell>
          <table:table-cell office:value-type="float" office:value="331">
            <text:p>331</text:p>
          </table:table-cell>
          <table:table-cell office:value-type="string">
            <text:p>331 - PRODUSE IN CURS DE EXECUTIE</text:p>
          </table:table-cell>
          <table:table-cell table:number-columns-repeated="8"/>
          <table:table-cell office:value-type="float" office:value="331000002">
            <text:p>33100000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332 - LUCRARI SI SERVICII IN CURS DE EXECUTIE</text:p>
          </table:table-cell>
          <table:table-cell office:value-type="string">
            <text:p>332 - Lucrări şi servicii în curs de execuţi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33">
            <text:p>33</text:p>
          </table:table-cell>
          <table:table-cell office:value-type="float" office:value="332">
            <text:p>332</text:p>
          </table:table-cell>
          <table:table-cell office:value-type="string">
            <text:p>332 - LUCRARI SI SERVICII IN CURS DE EXECUTIE</text:p>
          </table:table-cell>
          <table:table-cell table:number-columns-repeated="8"/>
          <table:table-cell office:value-type="float" office:value="332000002">
            <text:p>332000002</text:p>
          </table:table-cell>
        </table:table-row>
        <table:table-row table:style-name="ro1">
          <table:table-cell office:value-type="float" office:value="3321">
            <text:p>3321</text:p>
          </table:table-cell>
          <table:table-cell table:number-columns-repeated="2" office:value-type="string">
            <text:p>3321 - Proiecte în cur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J_WIP_ACCT</text:p>
          </table:table-cell>
          <table:table-cell office:value-type="float" office:value="332">
            <text:p>332</text:p>
          </table:table-cell>
          <table:table-cell office:value-type="float" office:value="3321">
            <text:p>3321</text:p>
          </table:table-cell>
          <table:table-cell office:value-type="string">
            <text:p>3321 - PROIECTE ÎN CURS</text:p>
          </table:table-cell>
          <table:table-cell table:number-columns-repeated="8"/>
          <table:table-cell office:value-type="float" office:value="332100003">
            <text:p>332100003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table:number-columns-repeated="2" office:value-type="string">
            <text:p>3322 - Proiecte finalizat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J_ASSET_ACCT</text:p>
          </table:table-cell>
          <table:table-cell office:value-type="float" office:value="332">
            <text:p>332</text:p>
          </table:table-cell>
          <table:table-cell office:value-type="float" office:value="3322">
            <text:p>3322</text:p>
          </table:table-cell>
          <table:table-cell office:value-type="string">
            <text:p>3322 - PROIECTE FINALIZATE</text:p>
          </table:table-cell>
          <table:table-cell table:number-columns-repeated="8"/>
          <table:table-cell office:value-type="float" office:value="332200003">
            <text:p>33220000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34 - PRODUS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string">
            <text:p>34 - PRODUSE</text:p>
          </table:table-cell>
          <table:table-cell table:number-columns-repeated="8"/>
          <table:table-cell office:value-type="float" office:value="340000001">
            <text:p>34000000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number-columns-repeated="2" office:value-type="string">
            <text:p>341 - Semifabrica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4">
            <text:p>34</text:p>
          </table:table-cell>
          <table:table-cell office:value-type="float" office:value="341">
            <text:p>341</text:p>
          </table:table-cell>
          <table:table-cell office:value-type="string">
            <text:p>341 - Semifabricate</text:p>
          </table:table-cell>
          <table:table-cell table:number-columns-repeated="8"/>
          <table:table-cell office:value-type="float" office:value="341000002">
            <text:p>34100000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string">
            <text:p>345 - Produse finit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34">
            <text:p>34</text:p>
          </table:table-cell>
          <table:table-cell office:value-type="float" office:value="345">
            <text:p>345</text:p>
          </table:table-cell>
          <table:table-cell office:value-type="string">
            <text:p>345 - Produse finite</text:p>
          </table:table-cell>
          <table:table-cell table:number-columns-repeated="8"/>
          <table:table-cell office:value-type="float" office:value="345000002">
            <text:p>34500000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number-columns-repeated="2" office:value-type="string">
            <text:p>346 - Produse rezidua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4">
            <text:p>34</text:p>
          </table:table-cell>
          <table:table-cell office:value-type="float" office:value="346">
            <text:p>346</text:p>
          </table:table-cell>
          <table:table-cell office:value-type="string">
            <text:p>346 - Produse reziduale</text:p>
          </table:table-cell>
          <table:table-cell table:number-columns-repeated="8"/>
          <table:table-cell office:value-type="float" office:value="346000002">
            <text:p>34600000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number-columns-repeated="2" office:value-type="string">
            <text:p>348 - Diferenţe de pret la produs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4">
            <text:p>34</text:p>
          </table:table-cell>
          <table:table-cell office:value-type="float" office:value="348">
            <text:p>348</text:p>
          </table:table-cell>
          <table:table-cell office:value-type="string">
            <text:p>348 - Diferenţe de pret la produse</text:p>
          </table:table-cell>
          <table:table-cell table:number-columns-repeated="8"/>
          <table:table-cell office:value-type="float" office:value="348000002">
            <text:p>34800000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35 - STOCURI AFLATE LA TERŢ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35 - STOCURI AFLATE LA TERŢI</text:p>
          </table:table-cell>
          <table:table-cell table:number-columns-repeated="8"/>
          <table:table-cell office:value-type="float" office:value="350000001">
            <text:p>35000000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number-columns-repeated="2" office:value-type="string">
            <text:p>351 - Materii şi materiale aflate la terţ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">
            <text:p>35</text:p>
          </table:table-cell>
          <table:table-cell office:value-type="float" office:value="351">
            <text:p>351</text:p>
          </table:table-cell>
          <table:table-cell office:value-type="string">
            <text:p>351 - Materii şi materiale aflate la terţi</text:p>
          </table:table-cell>
          <table:table-cell table:number-columns-repeated="8"/>
          <table:table-cell office:value-type="float" office:value="351000002">
            <text:p>35100000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number-columns-repeated="2" office:value-type="string">
            <text:p>354 - Produse aflate la terţ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">
            <text:p>35</text:p>
          </table:table-cell>
          <table:table-cell office:value-type="float" office:value="354">
            <text:p>354</text:p>
          </table:table-cell>
          <table:table-cell office:value-type="string">
            <text:p>354 - Produse aflate la terţi</text:p>
          </table:table-cell>
          <table:table-cell table:number-columns-repeated="8"/>
          <table:table-cell office:value-type="float" office:value="354000002">
            <text:p>35400000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number-columns-repeated="2" office:value-type="string">
            <text:p>356 - Animale aflate la terţ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">
            <text:p>35</text:p>
          </table:table-cell>
          <table:table-cell office:value-type="float" office:value="356">
            <text:p>356</text:p>
          </table:table-cell>
          <table:table-cell office:value-type="string">
            <text:p>356 - Animale aflate la terţi</text:p>
          </table:table-cell>
          <table:table-cell table:number-columns-repeated="8"/>
          <table:table-cell office:value-type="float" office:value="356000002">
            <text:p>35600000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number-columns-repeated="2" office:value-type="string">
            <text:p>357 - Mărfuri aflate la terţ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">
            <text:p>35</text:p>
          </table:table-cell>
          <table:table-cell office:value-type="float" office:value="357">
            <text:p>357</text:p>
          </table:table-cell>
          <table:table-cell office:value-type="string">
            <text:p>357 - Mărfuri aflate la terţi</text:p>
          </table:table-cell>
          <table:table-cell table:number-columns-repeated="8"/>
          <table:table-cell office:value-type="float" office:value="357000002">
            <text:p>357000002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number-columns-repeated="2" office:value-type="string">
            <text:p>358 - Ambalaje aflate la terţ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">
            <text:p>35</text:p>
          </table:table-cell>
          <table:table-cell office:value-type="float" office:value="358">
            <text:p>358</text:p>
          </table:table-cell>
          <table:table-cell office:value-type="string">
            <text:p>358 - Ambalaje aflate la terţi</text:p>
          </table:table-cell>
          <table:table-cell table:number-columns-repeated="8"/>
          <table:table-cell office:value-type="float" office:value="358000002">
            <text:p>35800000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36 - ANIMA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string">
            <text:p>36 - ANIMALE</text:p>
          </table:table-cell>
          <table:table-cell table:number-columns-repeated="8"/>
          <table:table-cell office:value-type="float" office:value="360000001">
            <text:p>36000000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number-columns-repeated="2" office:value-type="string">
            <text:p>361 - Animale şi pasăr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">
            <text:p>36</text:p>
          </table:table-cell>
          <table:table-cell office:value-type="float" office:value="361">
            <text:p>361</text:p>
          </table:table-cell>
          <table:table-cell office:value-type="string">
            <text:p>361 - Animale şi pasări</text:p>
          </table:table-cell>
          <table:table-cell table:number-columns-repeated="8"/>
          <table:table-cell office:value-type="float" office:value="361000002">
            <text:p>36100000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number-columns-repeated="2" office:value-type="string">
            <text:p>368 - Diferenţe de preţ la animale şi păsări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">
            <text:p>36</text:p>
          </table:table-cell>
          <table:table-cell office:value-type="float" office:value="368">
            <text:p>368</text:p>
          </table:table-cell>
          <table:table-cell office:value-type="string">
            <text:p>368 - Diferenţe de preţ la animale şi păsări</text:p>
          </table:table-cell>
          <table:table-cell table:number-columns-repeated="8"/>
          <table:table-cell office:value-type="float" office:value="368000002">
            <text:p>36800000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37 - MĂRFUR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string">
            <text:p>37 - MĂRFURI</text:p>
          </table:table-cell>
          <table:table-cell table:number-columns-repeated="8"/>
          <table:table-cell office:value-type="float" office:value="370000001">
            <text:p>37000000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number-columns-repeated="2" office:value-type="string">
            <text:p>371 - Mărfur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ASSET_ACCT</text:p>
          </table:table-cell>
          <table:table-cell office:value-type="float" office:value="37">
            <text:p>37</text:p>
          </table:table-cell>
          <table:table-cell office:value-type="float" office:value="371">
            <text:p>371</text:p>
          </table:table-cell>
          <table:table-cell office:value-type="string">
            <text:p>371 - Mărfuri</text:p>
          </table:table-cell>
          <table:table-cell table:number-columns-repeated="8"/>
          <table:table-cell office:value-type="float" office:value="371000002">
            <text:p>37100000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number-columns-repeated="2" office:value-type="string">
            <text:p>378 - Diferenţe de pret la mărfur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P_INVOICEPRICEVARIANCE_ACCT</text:p>
          </table:table-cell>
          <table:table-cell office:value-type="float" office:value="37">
            <text:p>37</text:p>
          </table:table-cell>
          <table:table-cell office:value-type="float" office:value="378">
            <text:p>378</text:p>
          </table:table-cell>
          <table:table-cell office:value-type="string">
            <text:p>378 - Diferenţe de pret la mărfuri</text:p>
          </table:table-cell>
          <table:table-cell table:number-columns-repeated="8"/>
          <table:table-cell office:value-type="float" office:value="378000002">
            <text:p>37800000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string">
            <text:p>38 - AMBAL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string">
            <text:p>38 - AMBALAJE</text:p>
          </table:table-cell>
          <table:table-cell table:number-columns-repeated="8"/>
          <table:table-cell office:value-type="float" office:value="380000001">
            <text:p>38000000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2" office:value-type="string">
            <text:p>381 - Ambal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8">
            <text:p>38</text:p>
          </table:table-cell>
          <table:table-cell office:value-type="float" office:value="381">
            <text:p>381</text:p>
          </table:table-cell>
          <table:table-cell office:value-type="string">
            <text:p>381 - Ambalaje</text:p>
          </table:table-cell>
          <table:table-cell table:number-columns-repeated="8"/>
          <table:table-cell office:value-type="float" office:value="381000002">
            <text:p>381000002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number-columns-repeated="2" office:value-type="string">
            <text:p>388 - Diferenţe de pret la ambalaj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8">
            <text:p>38</text:p>
          </table:table-cell>
          <table:table-cell office:value-type="float" office:value="388">
            <text:p>388</text:p>
          </table:table-cell>
          <table:table-cell office:value-type="string">
            <text:p>388 - Diferenţe de pret la ambalaje</text:p>
          </table:table-cell>
          <table:table-cell table:number-columns-repeated="8"/>
          <table:table-cell office:value-type="float" office:value="388000002">
            <text:p>38800000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string">
            <text:p>39 - AJUSTĂRI PENTRU DEPRECIEREA STOCURILOR ŞI PRODUCŢIEI ÎN CURS DE EXECUŢI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39 - AJUSTĂRI PENTRU DEPRECIEREA STOCURILOR ŞI PRODUCŢIEI ÎN CURS DE EXECUŢIE</text:p>
          </table:table-cell>
          <table:table-cell table:number-columns-repeated="8"/>
          <table:table-cell office:value-type="float" office:value="390000001">
            <text:p>39000000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number-columns-repeated="2" office:value-type="string">
            <text:p>391 - Ajustări pentru deprecierea materiilor prim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">
            <text:p>39</text:p>
          </table:table-cell>
          <table:table-cell office:value-type="float" office:value="391">
            <text:p>391</text:p>
          </table:table-cell>
          <table:table-cell office:value-type="string">
            <text:p>391 - Ajustări pentru deprecierea materiilor prime</text:p>
          </table:table-cell>
          <table:table-cell table:number-columns-repeated="8"/>
          <table:table-cell office:value-type="float" office:value="391000002">
            <text:p>39100000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392 - AJUSTĂRI PENTRU DEPRECIEREA MATERIALELOR</text:p>
          </table:table-cell>
          <table:table-cell office:value-type="string">
            <text:p>392 - Ajustări pentru deprecierea materiale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office:value-type="float" office:value="392">
            <text:p>392</text:p>
          </table:table-cell>
          <table:table-cell office:value-type="string">
            <text:p>392 - AJUSTĂRI PENTRU DEPRECIEREA MATERIALELOR</text:p>
          </table:table-cell>
          <table:table-cell table:number-columns-repeated="8"/>
          <table:table-cell office:value-type="float" office:value="392000002">
            <text:p>392000002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table:number-columns-repeated="2" office:value-type="string">
            <text:p>3921 - Ajustări pentru deprecierea materialelor consumabi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2">
            <text:p>392</text:p>
          </table:table-cell>
          <table:table-cell office:value-type="float" office:value="3921">
            <text:p>3921</text:p>
          </table:table-cell>
          <table:table-cell office:value-type="string">
            <text:p>3921 - Ajustări pentru deprecierea materialelor consumabile</text:p>
          </table:table-cell>
          <table:table-cell table:number-columns-repeated="8"/>
          <table:table-cell office:value-type="float" office:value="392100003">
            <text:p>392100003</text:p>
          </table:table-cell>
        </table:table-row>
        <table:table-row table:style-name="ro1">
          <table:table-cell office:value-type="float" office:value="3922">
            <text:p>3922</text:p>
          </table:table-cell>
          <table:table-cell table:number-columns-repeated="2" office:value-type="string">
            <text:p>3922 - Ajustări pentru deprecierea materialelor de natura obiectelor de inventar 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2">
            <text:p>392</text:p>
          </table:table-cell>
          <table:table-cell office:value-type="float" office:value="3922">
            <text:p>3922</text:p>
          </table:table-cell>
          <table:table-cell office:value-type="string">
            <text:p>3922 - Ajustări pentru deprecierea materialelor de natura obiectelor de inventar </text:p>
          </table:table-cell>
          <table:table-cell table:number-columns-repeated="8"/>
          <table:table-cell office:value-type="float" office:value="392200003">
            <text:p>39220000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number-columns-repeated="2" office:value-type="string">
            <text:p>393 - Ajustări pentru deprecierea producţiei în curs de execuţi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">
            <text:p>39</text:p>
          </table:table-cell>
          <table:table-cell office:value-type="float" office:value="393">
            <text:p>393</text:p>
          </table:table-cell>
          <table:table-cell office:value-type="string">
            <text:p>393 - Ajustări pentru deprecierea producţiei în curs de execuţie</text:p>
          </table:table-cell>
          <table:table-cell table:number-columns-repeated="8"/>
          <table:table-cell office:value-type="float" office:value="393000002">
            <text:p>39300000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394 - <text:s/>AJUSTĂRI PENTRU DEPRECIEREA PRODUSELOR</text:p>
          </table:table-cell>
          <table:table-cell office:value-type="string">
            <text:p>394 - Ajustări pentru deprecierea produse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office:value-type="float" office:value="394">
            <text:p>394</text:p>
          </table:table-cell>
          <table:table-cell office:value-type="string">
            <text:p>394 - <text:s/>AJUSTĂRI PENTRU DEPRECIEREA PRODUSELOR</text:p>
          </table:table-cell>
          <table:table-cell table:number-columns-repeated="8"/>
          <table:table-cell office:value-type="float" office:value="394000002">
            <text:p>394000002</text:p>
          </table:table-cell>
        </table:table-row>
        <table:table-row table:style-name="ro1">
          <table:table-cell office:value-type="float" office:value="3941">
            <text:p>3941</text:p>
          </table:table-cell>
          <table:table-cell table:number-columns-repeated="2" office:value-type="string">
            <text:p>3941 - Ajustări pentru deprecierea semifabricate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4">
            <text:p>394</text:p>
          </table:table-cell>
          <table:table-cell office:value-type="float" office:value="3941">
            <text:p>3941</text:p>
          </table:table-cell>
          <table:table-cell office:value-type="string">
            <text:p>3941 - Ajustări pentru deprecierea semifabricatelor</text:p>
          </table:table-cell>
          <table:table-cell table:number-columns-repeated="8"/>
          <table:table-cell office:value-type="float" office:value="394100003">
            <text:p>394100003</text:p>
          </table:table-cell>
        </table:table-row>
        <table:table-row table:style-name="ro1">
          <table:table-cell office:value-type="float" office:value="3945">
            <text:p>3945</text:p>
          </table:table-cell>
          <table:table-cell table:number-columns-repeated="2" office:value-type="string">
            <text:p>3945 - Ajustări pentru deprecierea produselor fini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4">
            <text:p>394</text:p>
          </table:table-cell>
          <table:table-cell office:value-type="float" office:value="3945">
            <text:p>3945</text:p>
          </table:table-cell>
          <table:table-cell office:value-type="string">
            <text:p>3945 - Ajustări pentru deprecierea produselor finite</text:p>
          </table:table-cell>
          <table:table-cell table:number-columns-repeated="8"/>
          <table:table-cell office:value-type="float" office:value="394500003">
            <text:p>394500003</text:p>
          </table:table-cell>
        </table:table-row>
        <table:table-row table:style-name="ro1">
          <table:table-cell office:value-type="float" office:value="3946">
            <text:p>3946</text:p>
          </table:table-cell>
          <table:table-cell table:number-columns-repeated="2" office:value-type="string">
            <text:p>3946 - Ajustări pentru deprecierea produselor reziduale 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4">
            <text:p>394</text:p>
          </table:table-cell>
          <table:table-cell office:value-type="float" office:value="3946">
            <text:p>3946</text:p>
          </table:table-cell>
          <table:table-cell office:value-type="string">
            <text:p>3946 - Ajustări pentru deprecierea produselor reziduale </text:p>
          </table:table-cell>
          <table:table-cell table:number-columns-repeated="8"/>
          <table:table-cell office:value-type="float" office:value="394600003">
            <text:p>39460000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395 - <text:s/>AJUSTĂRI PENTRU DEPRECIEREA STOCURILOR AFLATE LA TE</text:p>
          </table:table-cell>
          <table:table-cell office:value-type="string">
            <text:p>395 - Ajustări pentru deprecierea stocurilor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office:value-type="float" office:value="395">
            <text:p>395</text:p>
          </table:table-cell>
          <table:table-cell office:value-type="string">
            <text:p>395 - <text:s/>AJUSTĂRI PENTRU DEPRECIEREA STOCURILOR AFLATE LA TE</text:p>
          </table:table-cell>
          <table:table-cell table:number-columns-repeated="8"/>
          <table:table-cell office:value-type="float" office:value="395000002">
            <text:p>395000002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table:number-columns-repeated="2" office:value-type="string">
            <text:p>3951 - Ajustări pentru deprecierea materiilor şi materialelor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1">
            <text:p>3951</text:p>
          </table:table-cell>
          <table:table-cell office:value-type="string">
            <text:p>3951 - Ajustări pentru deprecierea materiilor şi materialelor aflate la terţi</text:p>
          </table:table-cell>
          <table:table-cell table:number-columns-repeated="8"/>
          <table:table-cell office:value-type="float" office:value="395100003">
            <text:p>395100003</text:p>
          </table:table-cell>
        </table:table-row>
        <table:table-row table:style-name="ro1">
          <table:table-cell office:value-type="float" office:value="3952">
            <text:p>3952</text:p>
          </table:table-cell>
          <table:table-cell table:number-columns-repeated="2" office:value-type="string">
            <text:p>3952 - Ajustări pentru deprecierea semifabricatelor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2">
            <text:p>3952</text:p>
          </table:table-cell>
          <table:table-cell office:value-type="string">
            <text:p>3952 - Ajustări pentru deprecierea semifabricatelor aflate la terţi</text:p>
          </table:table-cell>
          <table:table-cell table:number-columns-repeated="8"/>
          <table:table-cell office:value-type="float" office:value="395200003">
            <text:p>395200003</text:p>
          </table:table-cell>
        </table:table-row>
        <table:table-row table:style-name="ro1">
          <table:table-cell office:value-type="float" office:value="3953">
            <text:p>3953</text:p>
          </table:table-cell>
          <table:table-cell table:number-columns-repeated="2" office:value-type="string">
            <text:p>3953 - Ajustări pentru deprecierea produselor finite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3">
            <text:p>3953</text:p>
          </table:table-cell>
          <table:table-cell office:value-type="string">
            <text:p>3953 - Ajustări pentru deprecierea produselor finite aflate la terţi</text:p>
          </table:table-cell>
          <table:table-cell table:number-columns-repeated="8"/>
          <table:table-cell office:value-type="float" office:value="395300003">
            <text:p>395300003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table:number-columns-repeated="2" office:value-type="string">
            <text:p>3954 - Ajustări pentru deprecierea produselor reziduale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4">
            <text:p>3954</text:p>
          </table:table-cell>
          <table:table-cell office:value-type="string">
            <text:p>3954 - Ajustări pentru deprecierea produselor reziduale aflate la terţi</text:p>
          </table:table-cell>
          <table:table-cell table:number-columns-repeated="8"/>
          <table:table-cell office:value-type="float" office:value="395400003">
            <text:p>395400003</text:p>
          </table:table-cell>
        </table:table-row>
        <table:table-row table:style-name="ro1">
          <table:table-cell office:value-type="float" office:value="3956">
            <text:p>3956</text:p>
          </table:table-cell>
          <table:table-cell table:number-columns-repeated="2" office:value-type="string">
            <text:p>3956 - Ajustări pentru deprecierea animalelor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6">
            <text:p>3956</text:p>
          </table:table-cell>
          <table:table-cell office:value-type="string">
            <text:p>3956 - Ajustări pentru deprecierea animalelor aflate la terţi</text:p>
          </table:table-cell>
          <table:table-cell table:number-columns-repeated="8"/>
          <table:table-cell office:value-type="float" office:value="395600003">
            <text:p>395600003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table:number-columns-repeated="2" office:value-type="string">
            <text:p>3957 - Ajustări pentru deprecierea marfurilor aflate la ter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7">
            <text:p>3957</text:p>
          </table:table-cell>
          <table:table-cell office:value-type="string">
            <text:p>3957 - Ajustări pentru deprecierea marfurilor aflate la terţi</text:p>
          </table:table-cell>
          <table:table-cell table:number-columns-repeated="8"/>
          <table:table-cell office:value-type="float" office:value="395700003">
            <text:p>395700003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table:number-columns-repeated="2" office:value-type="string">
            <text:p>3958 - Ajustări pentru deprecierea ambalajelor aflate la terţi 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">
            <text:p>395</text:p>
          </table:table-cell>
          <table:table-cell office:value-type="float" office:value="3958">
            <text:p>3958</text:p>
          </table:table-cell>
          <table:table-cell office:value-type="string">
            <text:p>3958 - Ajustări pentru deprecierea ambalajelor aflate la terţi </text:p>
          </table:table-cell>
          <table:table-cell table:number-columns-repeated="8"/>
          <table:table-cell office:value-type="float" office:value="395800003">
            <text:p>39580000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number-columns-repeated="2" office:value-type="string">
            <text:p>396 - Ajustări pentru deprecierea animale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">
            <text:p>39</text:p>
          </table:table-cell>
          <table:table-cell office:value-type="float" office:value="396">
            <text:p>396</text:p>
          </table:table-cell>
          <table:table-cell office:value-type="string">
            <text:p>396 - Ajustări pentru deprecierea animalelor</text:p>
          </table:table-cell>
          <table:table-cell table:number-columns-repeated="8"/>
          <table:table-cell office:value-type="float" office:value="396000002">
            <text:p>39600000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number-columns-repeated="2" office:value-type="string">
            <text:p>397 - Ajustări pentru deprecierea marfur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">
            <text:p>39</text:p>
          </table:table-cell>
          <table:table-cell office:value-type="float" office:value="397">
            <text:p>397</text:p>
          </table:table-cell>
          <table:table-cell office:value-type="string">
            <text:p>397 - Ajustări pentru deprecierea marfurilor</text:p>
          </table:table-cell>
          <table:table-cell table:number-columns-repeated="8"/>
          <table:table-cell office:value-type="float" office:value="397000002">
            <text:p>397000002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number-columns-repeated="2" office:value-type="string">
            <text:p>398 - Ajustări pentru deprecierea ambalaje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">
            <text:p>39</text:p>
          </table:table-cell>
          <table:table-cell office:value-type="float" office:value="398">
            <text:p>398</text:p>
          </table:table-cell>
          <table:table-cell office:value-type="string">
            <text:p>398 - Ajustări pentru deprecierea ambalajelor</text:p>
          </table:table-cell>
          <table:table-cell table:number-columns-repeated="8"/>
          <table:table-cell office:value-type="float" office:value="398000002">
            <text:p>39800000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4 - CONTURI DE TERŢ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4 - CONTURI DE TERŢI</text:p>
          </table:table-cell>
          <table:table-cell table:number-columns-repeated="8"/>
          <table:table-cell office:value-type="float" office:value="400000000">
            <text:p>400000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40 - FURNIZORI ŞI CONTURI ASIMILA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string">
            <text:p>40 - FURNIZORI ŞI CONTURI ASIMILATE</text:p>
          </table:table-cell>
          <table:table-cell table:number-columns-repeated="8"/>
          <table:table-cell office:value-type="float" office:value="400000001">
            <text:p>40000000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401 - FURNIZORI </text:p>
          </table:table-cell>
          <table:table-cell office:value-type="string">
            <text:p>401 - Furnizori 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office:value-type="float" office:value="401">
            <text:p>401</text:p>
          </table:table-cell>
          <table:table-cell office:value-type="string">
            <text:p>401 - FURNIZORI </text:p>
          </table:table-cell>
          <table:table-cell table:number-columns-repeated="8"/>
          <table:table-cell office:value-type="float" office:value="401000002">
            <text:p>401000002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table:number-columns-repeated="2" office:value-type="string">
            <text:p>4011 - Furnizori de bunu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LIABILITY_ACCT</text:p>
          </table:table-cell>
          <table:table-cell office:value-type="float" office:value="401">
            <text:p>401</text:p>
          </table:table-cell>
          <table:table-cell office:value-type="float" office:value="4011">
            <text:p>4011</text:p>
          </table:table-cell>
          <table:table-cell office:value-type="string">
            <text:p>4011 - Furnizori de bunuri</text:p>
          </table:table-cell>
          <table:table-cell table:number-columns-repeated="8"/>
          <table:table-cell office:value-type="float" office:value="401100003">
            <text:p>401100003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table:number-columns-repeated="2" office:value-type="string">
            <text:p>4015 - Furnizori de prestări servici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LIABILITY_SERVICES_ACCT</text:p>
          </table:table-cell>
          <table:table-cell office:value-type="float" office:value="401">
            <text:p>401</text:p>
          </table:table-cell>
          <table:table-cell office:value-type="float" office:value="4015">
            <text:p>4015</text:p>
          </table:table-cell>
          <table:table-cell office:value-type="string">
            <text:p>4015 - Furnizori de prestări servicii</text:p>
          </table:table-cell>
          <table:table-cell table:number-columns-repeated="8"/>
          <table:table-cell office:value-type="float" office:value="401500003">
            <text:p>40150000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number-columns-repeated="2" office:value-type="string">
            <text:p>403 - Efecte de plătit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PAYMENTSELECT_ACCT</text:p>
          </table:table-cell>
          <table:table-cell office:value-type="float" office:value="40">
            <text:p>40</text:p>
          </table:table-cell>
          <table:table-cell office:value-type="float" office:value="403">
            <text:p>403</text:p>
          </table:table-cell>
          <table:table-cell office:value-type="string">
            <text:p>403 - Efecte de plătit</text:p>
          </table:table-cell>
          <table:table-cell table:number-columns-repeated="8"/>
          <table:table-cell office:value-type="float" office:value="403000002">
            <text:p>40300000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string">
            <text:p>404 - Furnizori de imobilizăr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">
            <text:p>40</text:p>
          </table:table-cell>
          <table:table-cell office:value-type="float" office:value="404">
            <text:p>404</text:p>
          </table:table-cell>
          <table:table-cell office:value-type="string">
            <text:p>404 - Furnizori de imobilizări</text:p>
          </table:table-cell>
          <table:table-cell table:number-columns-repeated="8"/>
          <table:table-cell office:value-type="float" office:value="404000002">
            <text:p>40400000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string">
            <text:p>405 - Efecte de plătit pentru imobilizăr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">
            <text:p>40</text:p>
          </table:table-cell>
          <table:table-cell office:value-type="float" office:value="405">
            <text:p>405</text:p>
          </table:table-cell>
          <table:table-cell office:value-type="string">
            <text:p>405 - Efecte de plătit pentru imobilizări</text:p>
          </table:table-cell>
          <table:table-cell table:number-columns-repeated="8"/>
          <table:table-cell office:value-type="float" office:value="405000002">
            <text:p>40500000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number-columns-repeated="2" office:value-type="string">
            <text:p>408 - Furnizori - facturi nesosite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CEIPTS_ACCT</text:p>
          </table:table-cell>
          <table:table-cell office:value-type="float" office:value="40">
            <text:p>40</text:p>
          </table:table-cell>
          <table:table-cell office:value-type="float" office:value="408">
            <text:p>408</text:p>
          </table:table-cell>
          <table:table-cell office:value-type="string">
            <text:p>408 - Furnizori - facturi nesosite</text:p>
          </table:table-cell>
          <table:table-cell table:number-columns-repeated="8"/>
          <table:table-cell office:value-type="float" office:value="408000002">
            <text:p>40800000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409 - FURNIZORI - DEBITORI</text:p>
          </table:table-cell>
          <table:table-cell office:value-type="string">
            <text:p>409 - Furnizori - debitor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office:value-type="float" office:value="409">
            <text:p>409</text:p>
          </table:table-cell>
          <table:table-cell office:value-type="string">
            <text:p>409 - FURNIZORI - DEBITORI</text:p>
          </table:table-cell>
          <table:table-cell table:number-columns-repeated="8"/>
          <table:table-cell office:value-type="float" office:value="409000002">
            <text:p>409000002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table:number-columns-repeated="2" office:value-type="string">
            <text:p>4091 - Furnizori-debitori pentru cumpărări de bunuri de natura stocurilor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PREPAYMENT_ACCT</text:p>
          </table:table-cell>
          <table:table-cell office:value-type="float" office:value="409">
            <text:p>409</text:p>
          </table:table-cell>
          <table:table-cell office:value-type="float" office:value="4091">
            <text:p>4091</text:p>
          </table:table-cell>
          <table:table-cell office:value-type="string">
            <text:p>4091 - Furnizori-debitori pentru cumpărări de bunuri de natura stocurilor</text:p>
          </table:table-cell>
          <table:table-cell table:number-columns-repeated="8"/>
          <table:table-cell office:value-type="float" office:value="409100003">
            <text:p>409100003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table:number-columns-repeated="2" office:value-type="string">
            <text:p>4092 - Furnizori-debitori pentru prestări de servicii şi executări de lucrăr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9">
            <text:p>409</text:p>
          </table:table-cell>
          <table:table-cell office:value-type="float" office:value="4092">
            <text:p>4092</text:p>
          </table:table-cell>
          <table:table-cell office:value-type="string">
            <text:p>4092 - Furnizori-debitori pentru prestări de servicii şi executări de lucrări</text:p>
          </table:table-cell>
          <table:table-cell table:number-columns-repeated="8"/>
          <table:table-cell office:value-type="float" office:value="409200003">
            <text:p>40920000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41 - CLIENŢI ŞI CONTURI ASIMILAT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string">
            <text:p>41 - CLIENŢI ŞI CONTURI ASIMILATE</text:p>
          </table:table-cell>
          <table:table-cell table:number-columns-repeated="8"/>
          <table:table-cell office:value-type="float" office:value="410000001">
            <text:p>41000000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411 - CLIENŢI</text:p>
          </table:table-cell>
          <table:table-cell office:value-type="string">
            <text:p>411 - Clienţ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office:value-type="float" office:value="411">
            <text:p>411</text:p>
          </table:table-cell>
          <table:table-cell office:value-type="string">
            <text:p>411 - CLIENŢI</text:p>
          </table:table-cell>
          <table:table-cell table:number-columns-repeated="8"/>
          <table:table-cell office:value-type="float" office:value="411000002">
            <text:p>411000002</text:p>
          </table:table-cell>
        </table:table-row>
        <table:table-row table:style-name="ro1">
          <table:table-cell office:value-type="float" office:value="4111">
            <text:p>4111</text:p>
          </table:table-cell>
          <table:table-cell table:number-columns-repeated="2" office:value-type="string">
            <text:p>4111 - Clienţ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RECEIVABLE_ACCT</text:p>
          </table:table-cell>
          <table:table-cell office:value-type="float" office:value="411">
            <text:p>411</text:p>
          </table:table-cell>
          <table:table-cell office:value-type="float" office:value="4111">
            <text:p>4111</text:p>
          </table:table-cell>
          <table:table-cell office:value-type="string">
            <text:p>4111 - Clienţi</text:p>
          </table:table-cell>
          <table:table-cell table:number-columns-repeated="8"/>
          <table:table-cell office:value-type="float" office:value="411100003">
            <text:p>411100003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table:number-columns-repeated="2" office:value-type="string">
            <text:p>4112 - Clienţi servicii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RECEIVABLE_SERVICES_ACCT</text:p>
          </table:table-cell>
          <table:table-cell office:value-type="float" office:value="411">
            <text:p>411</text:p>
          </table:table-cell>
          <table:table-cell office:value-type="float" office:value="4112">
            <text:p>4112</text:p>
          </table:table-cell>
          <table:table-cell office:value-type="string">
            <text:p>4112 - Clienţi servicii</text:p>
          </table:table-cell>
          <table:table-cell table:number-columns-repeated="8"/>
          <table:table-cell office:value-type="float" office:value="411200003">
            <text:p>411200003</text:p>
          </table:table-cell>
        </table:table-row>
        <table:table-row table:style-name="ro1">
          <table:table-cell office:value-type="float" office:value="4118">
            <text:p>4118</text:p>
          </table:table-cell>
          <table:table-cell table:number-columns-repeated="2" office:value-type="string">
            <text:p>4118 - Clienţi incerţi sau în litigiu</text:p>
          </table:table-cell>
          <table:table-cell office:value-type="string">
            <text:p>Asset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RITEOFF_ACCT</text:p>
          </table:table-cell>
          <table:table-cell office:value-type="float" office:value="411">
            <text:p>411</text:p>
          </table:table-cell>
          <table:table-cell office:value-type="float" office:value="4118">
            <text:p>4118</text:p>
          </table:table-cell>
          <table:table-cell office:value-type="string">
            <text:p>4118 - Clienţi incerţi sau în litigiu</text:p>
          </table:table-cell>
          <table:table-cell table:number-columns-repeated="8"/>
          <table:table-cell office:value-type="float" office:value="411800003">
            <text:p>411800003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string">
            <text:p>413 - Efecte de primit de la clienţ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UNALLOCATEDCASH_ACCT</text:p>
          </table:table-cell>
          <table:table-cell office:value-type="float" office:value="41">
            <text:p>41</text:p>
          </table:table-cell>
          <table:table-cell office:value-type="float" office:value="413">
            <text:p>413</text:p>
          </table:table-cell>
          <table:table-cell office:value-type="string">
            <text:p>413 - Efecte de primit de la clienţi</text:p>
          </table:table-cell>
          <table:table-cell table:number-columns-repeated="8"/>
          <table:table-cell office:value-type="float" office:value="413000002">
            <text:p>41300000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number-columns-repeated="2" office:value-type="string">
            <text:p>418 - Clienţi - facturi de întocmi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CEIVABLES_ACCT</text:p>
          </table:table-cell>
          <table:table-cell office:value-type="float" office:value="41">
            <text:p>41</text:p>
          </table:table-cell>
          <table:table-cell office:value-type="float" office:value="418">
            <text:p>418</text:p>
          </table:table-cell>
          <table:table-cell office:value-type="string">
            <text:p>418 - Clienţi - facturi de întocmit</text:p>
          </table:table-cell>
          <table:table-cell table:number-columns-repeated="8"/>
          <table:table-cell office:value-type="float" office:value="418000002">
            <text:p>418000002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number-columns-repeated="2" office:value-type="string">
            <text:p>419 - Clienţi - creditor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C_PREPAYMENT_ACCT</text:p>
          </table:table-cell>
          <table:table-cell office:value-type="float" office:value="41">
            <text:p>41</text:p>
          </table:table-cell>
          <table:table-cell office:value-type="float" office:value="419">
            <text:p>419</text:p>
          </table:table-cell>
          <table:table-cell office:value-type="string">
            <text:p>419 - Clienţi - creditori</text:p>
          </table:table-cell>
          <table:table-cell table:number-columns-repeated="8"/>
          <table:table-cell office:value-type="float" office:value="419000002">
            <text:p>41900000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string">
            <text:p>42 - PERSONAL ŞI CONTURI ASIMIL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string">
            <text:p>42 - PERSONAL ŞI CONTURI ASIMILATE</text:p>
          </table:table-cell>
          <table:table-cell table:number-columns-repeated="8"/>
          <table:table-cell office:value-type="float" office:value="420000001">
            <text:p>42000000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number-columns-repeated="2" office:value-type="string">
            <text:p>421 - Personal - salarii dator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2">
            <text:p>42</text:p>
          </table:table-cell>
          <table:table-cell office:value-type="float" office:value="421">
            <text:p>421</text:p>
          </table:table-cell>
          <table:table-cell office:value-type="string">
            <text:p>421 - Personal - salarii datorate</text:p>
          </table:table-cell>
          <table:table-cell table:number-columns-repeated="8"/>
          <table:table-cell office:value-type="float" office:value="421000002">
            <text:p>421000002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number-columns-repeated="2" office:value-type="string">
            <text:p>423 - Personal - ajutoare materiale dator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2">
            <text:p>42</text:p>
          </table:table-cell>
          <table:table-cell office:value-type="float" office:value="423">
            <text:p>423</text:p>
          </table:table-cell>
          <table:table-cell office:value-type="string">
            <text:p>423 - Personal - ajutoare materiale datorate</text:p>
          </table:table-cell>
          <table:table-cell table:number-columns-repeated="8"/>
          <table:table-cell office:value-type="float" office:value="423000002">
            <text:p>42300000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number-columns-repeated="2" office:value-type="string">
            <text:p>424 - Participarea personalului la profi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2">
            <text:p>42</text:p>
          </table:table-cell>
          <table:table-cell office:value-type="float" office:value="424">
            <text:p>424</text:p>
          </table:table-cell>
          <table:table-cell office:value-type="string">
            <text:p>424 - Participarea personalului la profit</text:p>
          </table:table-cell>
          <table:table-cell table:number-columns-repeated="8"/>
          <table:table-cell office:value-type="float" office:value="424000002">
            <text:p>42400000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number-columns-repeated="2" office:value-type="string">
            <text:p>425 - Avansuri acordate personalulu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E_PREPAYMENT_ACCT</text:p>
          </table:table-cell>
          <table:table-cell office:value-type="float" office:value="42">
            <text:p>42</text:p>
          </table:table-cell>
          <table:table-cell office:value-type="float" office:value="425">
            <text:p>425</text:p>
          </table:table-cell>
          <table:table-cell office:value-type="string">
            <text:p>425 - Avansuri acordate personalului</text:p>
          </table:table-cell>
          <table:table-cell table:number-columns-repeated="8"/>
          <table:table-cell office:value-type="float" office:value="425000002">
            <text:p>425000002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number-columns-repeated="2" office:value-type="string">
            <text:p>426 - Drepturi de personal neridic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2">
            <text:p>42</text:p>
          </table:table-cell>
          <table:table-cell office:value-type="float" office:value="426">
            <text:p>426</text:p>
          </table:table-cell>
          <table:table-cell office:value-type="string">
            <text:p>426 - Drepturi de personal neridicate</text:p>
          </table:table-cell>
          <table:table-cell table:number-columns-repeated="8"/>
          <table:table-cell office:value-type="float" office:value="426000002">
            <text:p>426000002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number-columns-repeated="2" office:value-type="string">
            <text:p>427 - Reţineri din salarii datorate terţ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2">
            <text:p>42</text:p>
          </table:table-cell>
          <table:table-cell office:value-type="float" office:value="427">
            <text:p>427</text:p>
          </table:table-cell>
          <table:table-cell office:value-type="string">
            <text:p>427 - Reţineri din salarii datorate terţilor</text:p>
          </table:table-cell>
          <table:table-cell table:number-columns-repeated="8"/>
          <table:table-cell office:value-type="float" office:value="427000002">
            <text:p>42700000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428 - ALTE DATORII ŞI CREANŢE ÎN LEGATURĂ CU PERSONALUL</text:p>
          </table:table-cell>
          <table:table-cell office:value-type="string">
            <text:p>428 - Alte datorii şi creanţe în legatură cu personalul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2">
            <text:p>42</text:p>
          </table:table-cell>
          <table:table-cell office:value-type="float" office:value="428">
            <text:p>428</text:p>
          </table:table-cell>
          <table:table-cell office:value-type="string">
            <text:p>428 - ALTE DATORII ŞI CREANŢE ÎN LEGATURĂ CU PERSONALUL</text:p>
          </table:table-cell>
          <table:table-cell table:number-columns-repeated="8"/>
          <table:table-cell office:value-type="float" office:value="428000002">
            <text:p>428000002</text:p>
          </table:table-cell>
        </table:table-row>
        <table:table-row table:style-name="ro1">
          <table:table-cell office:value-type="float" office:value="4281">
            <text:p>4281</text:p>
          </table:table-cell>
          <table:table-cell table:number-columns-repeated="2" office:value-type="string">
            <text:p>4281 - Alte datorii în legatură cu personalul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28">
            <text:p>428</text:p>
          </table:table-cell>
          <table:table-cell office:value-type="float" office:value="4281">
            <text:p>4281</text:p>
          </table:table-cell>
          <table:table-cell office:value-type="string">
            <text:p>4281 - Alte datorii în legatură cu personalul</text:p>
          </table:table-cell>
          <table:table-cell table:number-columns-repeated="8"/>
          <table:table-cell office:value-type="float" office:value="428100003">
            <text:p>428100003</text:p>
          </table:table-cell>
        </table:table-row>
        <table:table-row table:style-name="ro1">
          <table:table-cell office:value-type="float" office:value="4282">
            <text:p>4282</text:p>
          </table:table-cell>
          <table:table-cell table:number-columns-repeated="2" office:value-type="string">
            <text:p>4282 - Alte creanţe în legatură cu personalul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28">
            <text:p>428</text:p>
          </table:table-cell>
          <table:table-cell office:value-type="float" office:value="4282">
            <text:p>4282</text:p>
          </table:table-cell>
          <table:table-cell office:value-type="string">
            <text:p>4282 - Alte creanţe în legatură cu personalul</text:p>
          </table:table-cell>
          <table:table-cell table:number-columns-repeated="8"/>
          <table:table-cell office:value-type="float" office:value="428200003">
            <text:p>42820000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string">
            <text:p>43 - ASIGURĂRI SOCIALE, PROTECŢIA SOCIALĂ ŞI CONTURI ASIMILA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string">
            <text:p>43 - ASIGURĂRI SOCIALE, PROTECŢIA SOCIALĂ ŞI CONTURI ASIMILATE</text:p>
          </table:table-cell>
          <table:table-cell table:number-columns-repeated="8"/>
          <table:table-cell office:value-type="float" office:value="430000001">
            <text:p>43000000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431 - ASIGURĂRI SOCIALE</text:p>
          </table:table-cell>
          <table:table-cell office:value-type="string">
            <text:p>431 - Asigurări soci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office:value-type="float" office:value="431">
            <text:p>431</text:p>
          </table:table-cell>
          <table:table-cell office:value-type="string">
            <text:p>431 - ASIGURĂRI SOCIALE</text:p>
          </table:table-cell>
          <table:table-cell table:number-columns-repeated="8"/>
          <table:table-cell office:value-type="float" office:value="431000002">
            <text:p>431000002</text:p>
          </table:table-cell>
        </table:table-row>
        <table:table-row table:style-name="ro1">
          <table:table-cell office:value-type="float" office:value="4311">
            <text:p>4311</text:p>
          </table:table-cell>
          <table:table-cell table:number-columns-repeated="2" office:value-type="string">
            <text:p>4311 - Contribuţia unităţii la asigurările soci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">
            <text:p>431</text:p>
          </table:table-cell>
          <table:table-cell office:value-type="float" office:value="4311">
            <text:p>4311</text:p>
          </table:table-cell>
          <table:table-cell office:value-type="string">
            <text:p>4311 - Contribuţia unităţii la asigurările sociale</text:p>
          </table:table-cell>
          <table:table-cell table:number-columns-repeated="8"/>
          <table:table-cell office:value-type="float" office:value="431100003">
            <text:p>431100003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table:number-columns-repeated="2" office:value-type="string">
            <text:p>4312 - Contribuţia personalului la asigurările soci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">
            <text:p>431</text:p>
          </table:table-cell>
          <table:table-cell office:value-type="float" office:value="4312">
            <text:p>4312</text:p>
          </table:table-cell>
          <table:table-cell office:value-type="string">
            <text:p>4312 - Contribuţia personalului la asigurările sociale</text:p>
          </table:table-cell>
          <table:table-cell table:number-columns-repeated="8"/>
          <table:table-cell office:value-type="float" office:value="431200003">
            <text:p>431200003</text:p>
          </table:table-cell>
        </table:table-row>
        <table:table-row table:style-name="ro1">
          <table:table-cell office:value-type="float" office:value="4313">
            <text:p>4313</text:p>
          </table:table-cell>
          <table:table-cell table:number-columns-repeated="2" office:value-type="string">
            <text:p>4313 - Contribuţia angajatorului pentru asigurările sociale de sănăt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">
            <text:p>431</text:p>
          </table:table-cell>
          <table:table-cell office:value-type="float" office:value="4313">
            <text:p>4313</text:p>
          </table:table-cell>
          <table:table-cell office:value-type="string">
            <text:p>4313 - Contribuţia angajatorului pentru asigurările sociale de sănătate</text:p>
          </table:table-cell>
          <table:table-cell table:number-columns-repeated="8"/>
          <table:table-cell office:value-type="float" office:value="431300003">
            <text:p>431300003</text:p>
          </table:table-cell>
        </table:table-row>
        <table:table-row table:style-name="ro1">
          <table:table-cell office:value-type="float" office:value="4314">
            <text:p>4314</text:p>
          </table:table-cell>
          <table:table-cell table:number-columns-repeated="2" office:value-type="string">
            <text:p>4314 - Contribuţia angajaţilor pentru asigurările sociale de sănăt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">
            <text:p>431</text:p>
          </table:table-cell>
          <table:table-cell office:value-type="float" office:value="4314">
            <text:p>4314</text:p>
          </table:table-cell>
          <table:table-cell office:value-type="string">
            <text:p>4314 - Contribuţia angajaţilor pentru asigurările sociale de sănătate</text:p>
          </table:table-cell>
          <table:table-cell table:number-columns-repeated="8"/>
          <table:table-cell office:value-type="float" office:value="431400003">
            <text:p>431400003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437 - AJUTOR DE ŞOMAJ</text:p>
          </table:table-cell>
          <table:table-cell office:value-type="string">
            <text:p>437 - Ajutor de şomaj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office:value-type="float" office:value="437">
            <text:p>437</text:p>
          </table:table-cell>
          <table:table-cell office:value-type="string">
            <text:p>437 - AJUTOR DE ŞOMAJ</text:p>
          </table:table-cell>
          <table:table-cell table:number-columns-repeated="8"/>
          <table:table-cell office:value-type="float" office:value="437000002">
            <text:p>437000002</text:p>
          </table:table-cell>
        </table:table-row>
        <table:table-row table:style-name="ro1">
          <table:table-cell office:value-type="float" office:value="4371">
            <text:p>4371</text:p>
          </table:table-cell>
          <table:table-cell table:number-columns-repeated="2" office:value-type="string">
            <text:p>4371 - Contribuţia unităţii la fondul de şomaj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7">
            <text:p>437</text:p>
          </table:table-cell>
          <table:table-cell office:value-type="float" office:value="4371">
            <text:p>4371</text:p>
          </table:table-cell>
          <table:table-cell office:value-type="string">
            <text:p>4371 - Contribuţia unităţii la fondul de şomaj</text:p>
          </table:table-cell>
          <table:table-cell table:number-columns-repeated="8"/>
          <table:table-cell office:value-type="float" office:value="437100003">
            <text:p>437100003</text:p>
          </table:table-cell>
        </table:table-row>
        <table:table-row table:style-name="ro1">
          <table:table-cell office:value-type="float" office:value="4372">
            <text:p>4372</text:p>
          </table:table-cell>
          <table:table-cell table:number-columns-repeated="2" office:value-type="string">
            <text:p>4372 - Contribuţia personalului la fondul de şomaj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7">
            <text:p>437</text:p>
          </table:table-cell>
          <table:table-cell office:value-type="float" office:value="4372">
            <text:p>4372</text:p>
          </table:table-cell>
          <table:table-cell office:value-type="string">
            <text:p>4372 - Contribuţia personalului la fondul de şomaj</text:p>
          </table:table-cell>
          <table:table-cell table:number-columns-repeated="8"/>
          <table:table-cell office:value-type="float" office:value="437200003">
            <text:p>437200003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438 - ALTE DATORII ŞI CREANŢE SOCIALE</text:p>
          </table:table-cell>
          <table:table-cell office:value-type="string">
            <text:p>438 - Alte datorii şi creanţe social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office:value-type="float" office:value="438">
            <text:p>438</text:p>
          </table:table-cell>
          <table:table-cell office:value-type="string">
            <text:p>438 - ALTE DATORII ŞI CREANŢE SOCIALE</text:p>
          </table:table-cell>
          <table:table-cell table:number-columns-repeated="8"/>
          <table:table-cell office:value-type="float" office:value="438000002">
            <text:p>438000002</text:p>
          </table:table-cell>
        </table:table-row>
        <table:table-row table:style-name="ro1">
          <table:table-cell office:value-type="float" office:value="4381">
            <text:p>4381</text:p>
          </table:table-cell>
          <table:table-cell table:number-columns-repeated="2" office:value-type="string">
            <text:p>4381 - Alte datorii sociale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38">
            <text:p>438</text:p>
          </table:table-cell>
          <table:table-cell office:value-type="float" office:value="4381">
            <text:p>4381</text:p>
          </table:table-cell>
          <table:table-cell office:value-type="string">
            <text:p>4381 - Alte datorii sociale</text:p>
          </table:table-cell>
          <table:table-cell table:number-columns-repeated="8"/>
          <table:table-cell office:value-type="float" office:value="438100003">
            <text:p>438100003</text:p>
          </table:table-cell>
        </table:table-row>
        <table:table-row table:style-name="ro1">
          <table:table-cell office:value-type="float" office:value="4382">
            <text:p>4382</text:p>
          </table:table-cell>
          <table:table-cell table:number-columns-repeated="2" office:value-type="string">
            <text:p>4382 - Alte creanţe social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38">
            <text:p>438</text:p>
          </table:table-cell>
          <table:table-cell office:value-type="float" office:value="4382">
            <text:p>4382</text:p>
          </table:table-cell>
          <table:table-cell office:value-type="string">
            <text:p>4382 - Alte creanţe sociale</text:p>
          </table:table-cell>
          <table:table-cell table:number-columns-repeated="8"/>
          <table:table-cell office:value-type="float" office:value="438200003">
            <text:p>43820000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44 - BUGETUL STATULUI, FONDURI SPECIALE ŞI CONTURI ASIMILA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string">
            <text:p>44 - BUGETUL STATULUI, FONDURI SPECIALE ŞI CONTURI ASIMILATE</text:p>
          </table:table-cell>
          <table:table-cell table:number-columns-repeated="8"/>
          <table:table-cell office:value-type="float" office:value="440000001">
            <text:p>44000000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441 - IMPOZITUL PE PROFIT/VENIT</text:p>
          </table:table-cell>
          <table:table-cell office:value-type="string">
            <text:p>441 - Impozitul pe profit/venit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office:value-type="float" office:value="441">
            <text:p>441</text:p>
          </table:table-cell>
          <table:table-cell office:value-type="string">
            <text:p>441 - IMPOZITUL PE PROFIT/VENIT</text:p>
          </table:table-cell>
          <table:table-cell table:number-columns-repeated="8"/>
          <table:table-cell office:value-type="float" office:value="441000002">
            <text:p>441000002</text:p>
          </table:table-cell>
        </table:table-row>
        <table:table-row table:style-name="ro1">
          <table:table-cell office:value-type="float" office:value="4411">
            <text:p>4411</text:p>
          </table:table-cell>
          <table:table-cell table:number-columns-repeated="2" office:value-type="string">
            <text:p>4411 - Impozitul pe profit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41">
            <text:p>441</text:p>
          </table:table-cell>
          <table:table-cell office:value-type="float" office:value="4411">
            <text:p>4411</text:p>
          </table:table-cell>
          <table:table-cell office:value-type="string">
            <text:p>4411 - Impozitul pe profit</text:p>
          </table:table-cell>
          <table:table-cell table:number-columns-repeated="8"/>
          <table:table-cell office:value-type="float" office:value="441100003">
            <text:p>441100003</text:p>
          </table:table-cell>
        </table:table-row>
        <table:table-row table:style-name="ro1">
          <table:table-cell office:value-type="float" office:value="4412">
            <text:p>4412</text:p>
          </table:table-cell>
          <table:table-cell table:number-columns-repeated="2" office:value-type="string">
            <text:p>4412 - Impozitul pe venit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41">
            <text:p>441</text:p>
          </table:table-cell>
          <table:table-cell office:value-type="float" office:value="4412">
            <text:p>4412</text:p>
          </table:table-cell>
          <table:table-cell office:value-type="string">
            <text:p>4412 - Impozitul pe venit</text:p>
          </table:table-cell>
          <table:table-cell table:number-columns-repeated="8"/>
          <table:table-cell office:value-type="float" office:value="441200003">
            <text:p>441200003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442 - TAXA PE VALOAREA ADĂUGATĂ</text:p>
          </table:table-cell>
          <table:table-cell office:value-type="string">
            <text:p>442 - Taxa pe valoarea adăugată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office:value-type="float" office:value="442">
            <text:p>442</text:p>
          </table:table-cell>
          <table:table-cell office:value-type="string">
            <text:p>442 - TAXA PE VALOAREA ADĂUGATĂ</text:p>
          </table:table-cell>
          <table:table-cell table:number-columns-repeated="8"/>
          <table:table-cell office:value-type="float" office:value="442000002">
            <text:p>442000002</text:p>
          </table:table-cell>
        </table:table-row>
        <table:table-row table:style-name="ro1">
          <table:table-cell office:value-type="float" office:value="4423">
            <text:p>4423</text:p>
          </table:table-cell>
          <table:table-cell table:number-columns-repeated="2" office:value-type="string">
            <text:p>4423 - TVA de plată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LIABILITY_ACCT</text:p>
          </table:table-cell>
          <table:table-cell office:value-type="float" office:value="442">
            <text:p>442</text:p>
          </table:table-cell>
          <table:table-cell office:value-type="float" office:value="4423">
            <text:p>4423</text:p>
          </table:table-cell>
          <table:table-cell office:value-type="string">
            <text:p>4423 - TVA de plată</text:p>
          </table:table-cell>
          <table:table-cell table:number-columns-repeated="8"/>
          <table:table-cell office:value-type="float" office:value="442300003">
            <text:p>442300003</text:p>
          </table:table-cell>
        </table:table-row>
        <table:table-row table:style-name="ro1">
          <table:table-cell office:value-type="float" office:value="4424">
            <text:p>4424</text:p>
          </table:table-cell>
          <table:table-cell table:number-columns-repeated="2" office:value-type="string">
            <text:p>4424 - TVA de recupera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RECEIVABLES_ACCT</text:p>
          </table:table-cell>
          <table:table-cell office:value-type="float" office:value="442">
            <text:p>442</text:p>
          </table:table-cell>
          <table:table-cell office:value-type="float" office:value="4424">
            <text:p>4424</text:p>
          </table:table-cell>
          <table:table-cell office:value-type="string">
            <text:p>4424 - TVA de recuperat</text:p>
          </table:table-cell>
          <table:table-cell table:number-columns-repeated="8"/>
          <table:table-cell office:value-type="float" office:value="442400003">
            <text:p>442400003</text:p>
          </table:table-cell>
        </table:table-row>
        <table:table-row table:style-name="ro1">
          <table:table-cell office:value-type="float" office:value="4426">
            <text:p>4426</text:p>
          </table:table-cell>
          <table:table-cell table:number-columns-repeated="2" office:value-type="string">
            <text:p>4426 - TVA deductibilă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T_CREDIT_ACCT</text:p>
          </table:table-cell>
          <table:table-cell office:value-type="float" office:value="442">
            <text:p>442</text:p>
          </table:table-cell>
          <table:table-cell office:value-type="float" office:value="4426">
            <text:p>4426</text:p>
          </table:table-cell>
          <table:table-cell office:value-type="string">
            <text:p>4426 - TVA deductibilă</text:p>
          </table:table-cell>
          <table:table-cell table:number-columns-repeated="8"/>
          <table:table-cell office:value-type="float" office:value="442600003">
            <text:p>442600003</text:p>
          </table:table-cell>
        </table:table-row>
        <table:table-row table:style-name="ro1">
          <table:table-cell office:value-type="float" office:value="4427">
            <text:p>4427</text:p>
          </table:table-cell>
          <table:table-cell table:number-columns-repeated="2" office:value-type="string">
            <text:p>4427 - TVA colectată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DUE_ACCT</text:p>
          </table:table-cell>
          <table:table-cell office:value-type="float" office:value="442">
            <text:p>442</text:p>
          </table:table-cell>
          <table:table-cell office:value-type="float" office:value="4427">
            <text:p>4427</text:p>
          </table:table-cell>
          <table:table-cell office:value-type="string">
            <text:p>4427 - TVA colectată</text:p>
          </table:table-cell>
          <table:table-cell table:number-columns-repeated="8"/>
          <table:table-cell office:value-type="float" office:value="442700003">
            <text:p>442700003</text:p>
          </table:table-cell>
        </table:table-row>
        <table:table-row table:style-name="ro1">
          <table:table-cell office:value-type="float" office:value="4428">
            <text:p>4428</text:p>
          </table:table-cell>
          <table:table-cell table:number-columns-repeated="2" office:value-type="string">
            <text:p>4428 - TVA neexigibilă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42">
            <text:p>442</text:p>
          </table:table-cell>
          <table:table-cell office:value-type="float" office:value="4428">
            <text:p>4428</text:p>
          </table:table-cell>
          <table:table-cell office:value-type="string">
            <text:p>4428 - TVA neexigibilă</text:p>
          </table:table-cell>
          <table:table-cell table:number-columns-repeated="8"/>
          <table:table-cell office:value-type="float" office:value="442800003">
            <text:p>44280000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number-columns-repeated="2" office:value-type="string">
            <text:p>444 - Impozitul pe venituri de natura salari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">
            <text:p>44</text:p>
          </table:table-cell>
          <table:table-cell office:value-type="float" office:value="444">
            <text:p>444</text:p>
          </table:table-cell>
          <table:table-cell office:value-type="string">
            <text:p>444 - Impozitul pe venituri de natura salariilor</text:p>
          </table:table-cell>
          <table:table-cell table:number-columns-repeated="8"/>
          <table:table-cell office:value-type="float" office:value="444000002">
            <text:p>44400000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number-columns-repeated="2" office:value-type="string">
            <text:p>445 - Subvenţ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">
            <text:p>44</text:p>
          </table:table-cell>
          <table:table-cell office:value-type="float" office:value="445">
            <text:p>445</text:p>
          </table:table-cell>
          <table:table-cell office:value-type="string">
            <text:p>445 - Subvenţii</text:p>
          </table:table-cell>
          <table:table-cell table:number-columns-repeated="8"/>
          <table:table-cell office:value-type="float" office:value="445000002">
            <text:p>445000002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string">
            <text:p>446 - Alte impozite taxe şi vărsăminte asimil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">
            <text:p>44</text:p>
          </table:table-cell>
          <table:table-cell office:value-type="float" office:value="446">
            <text:p>446</text:p>
          </table:table-cell>
          <table:table-cell office:value-type="string">
            <text:p>446 - Alte impozite taxe şi vărsăminte asimilate</text:p>
          </table:table-cell>
          <table:table-cell table:number-columns-repeated="8"/>
          <table:table-cell office:value-type="float" office:value="446000002">
            <text:p>44600000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number-columns-repeated="2" office:value-type="string">
            <text:p>447 - Fonduri speciale- taxe şi vărsăminte asimil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">
            <text:p>44</text:p>
          </table:table-cell>
          <table:table-cell office:value-type="float" office:value="447">
            <text:p>447</text:p>
          </table:table-cell>
          <table:table-cell office:value-type="string">
            <text:p>447 - Fonduri speciale- taxe şi vărsăminte asimilate</text:p>
          </table:table-cell>
          <table:table-cell table:number-columns-repeated="8"/>
          <table:table-cell office:value-type="float" office:value="447000002">
            <text:p>447000002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448 - ALTE DATORII ŞI CREANŢE CU BUGETUL STATULUI</text:p>
          </table:table-cell>
          <table:table-cell office:value-type="string">
            <text:p>448 - Alte datorii şi creanţe cu bugetul statulu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office:value-type="float" office:value="448">
            <text:p>448</text:p>
          </table:table-cell>
          <table:table-cell office:value-type="string">
            <text:p>448 - ALTE DATORII ŞI CREANŢE CU BUGETUL STATULUI</text:p>
          </table:table-cell>
          <table:table-cell table:number-columns-repeated="8"/>
          <table:table-cell office:value-type="float" office:value="448000002">
            <text:p>448000002</text:p>
          </table:table-cell>
        </table:table-row>
        <table:table-row table:style-name="ro1">
          <table:table-cell office:value-type="float" office:value="4481">
            <text:p>4481</text:p>
          </table:table-cell>
          <table:table-cell table:number-columns-repeated="2" office:value-type="string">
            <text:p>4481 - Alte datorii faţă de bugetul statulu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 office:value-type="string">
            <text:p>WITHHOLDING_ACCT</text:p>
          </table:table-cell>
          <table:table-cell office:value-type="float" office:value="448">
            <text:p>448</text:p>
          </table:table-cell>
          <table:table-cell office:value-type="float" office:value="4481">
            <text:p>4481</text:p>
          </table:table-cell>
          <table:table-cell office:value-type="string">
            <text:p>4481 - Alte datorii faţă de bugetul statului</text:p>
          </table:table-cell>
          <table:table-cell table:number-columns-repeated="8"/>
          <table:table-cell office:value-type="float" office:value="448100003">
            <text:p>448100003</text:p>
          </table:table-cell>
        </table:table-row>
        <table:table-row table:style-name="ro1">
          <table:table-cell office:value-type="float" office:value="4482">
            <text:p>4482</text:p>
          </table:table-cell>
          <table:table-cell table:number-columns-repeated="2" office:value-type="string">
            <text:p>4482 - Alte creanţe privind bugetul statulu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48">
            <text:p>448</text:p>
          </table:table-cell>
          <table:table-cell office:value-type="float" office:value="4482">
            <text:p>4482</text:p>
          </table:table-cell>
          <table:table-cell office:value-type="string">
            <text:p>4482 - Alte creanţe privind bugetul statului</text:p>
          </table:table-cell>
          <table:table-cell table:number-columns-repeated="8"/>
          <table:table-cell office:value-type="float" office:value="448200003">
            <text:p>44820000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45 - GRUP ŞI ACŢIONARI/ASOCIAT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45 - GRUP ŞI ACŢIONARI/ASOCIATI</text:p>
          </table:table-cell>
          <table:table-cell table:number-columns-repeated="8"/>
          <table:table-cell office:value-type="float" office:value="450000001">
            <text:p>45000000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451 - DECONTĂRI ÎNTE ENTITĂŢILE AFILIATE</text:p>
          </table:table-cell>
          <table:table-cell office:value-type="string">
            <text:p>451 - Decontări între entităţile afilia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office:value-type="float" office:value="451">
            <text:p>451</text:p>
          </table:table-cell>
          <table:table-cell office:value-type="string">
            <text:p>451 - DECONTĂRI ÎNTE ENTITĂŢILE AFILIATE</text:p>
          </table:table-cell>
          <table:table-cell table:number-columns-repeated="8"/>
          <table:table-cell office:value-type="float" office:value="451000002">
            <text:p>451000002</text:p>
          </table:table-cell>
        </table:table-row>
        <table:table-row table:style-name="ro1">
          <table:table-cell office:value-type="float" office:value="4511">
            <text:p>4511</text:p>
          </table:table-cell>
          <table:table-cell table:number-columns-repeated="2" office:value-type="string">
            <text:p>4511 - Decontări între entităţile afilia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51">
            <text:p>451</text:p>
          </table:table-cell>
          <table:table-cell office:value-type="float" office:value="4511">
            <text:p>4511</text:p>
          </table:table-cell>
          <table:table-cell office:value-type="string">
            <text:p>4511 - Decontări între entităţile afiliate</text:p>
          </table:table-cell>
          <table:table-cell table:number-columns-repeated="8"/>
          <table:table-cell office:value-type="float" office:value="451100003">
            <text:p>451100003</text:p>
          </table:table-cell>
        </table:table-row>
        <table:table-row table:style-name="ro1">
          <table:table-cell office:value-type="float" office:value="4518">
            <text:p>4518</text:p>
          </table:table-cell>
          <table:table-cell table:number-columns-repeated="2" office:value-type="string">
            <text:p>4518 - Dobânzi aferente decontărilor între entităţile afilia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51">
            <text:p>451</text:p>
          </table:table-cell>
          <table:table-cell office:value-type="float" office:value="4518">
            <text:p>4518</text:p>
          </table:table-cell>
          <table:table-cell office:value-type="string">
            <text:p>4518 - Dobânzi aferente decontărilor între entităţile afiliate</text:p>
          </table:table-cell>
          <table:table-cell table:number-columns-repeated="8"/>
          <table:table-cell office:value-type="float" office:value="451800003">
            <text:p>451800003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453 - DECONTĂRI PRIVIND INTERESELE DE PARTICIPARE</text:p>
          </table:table-cell>
          <table:table-cell office:value-type="string">
            <text:p>453 - Decontări privind interesele de participar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office:value-type="float" office:value="453">
            <text:p>453</text:p>
          </table:table-cell>
          <table:table-cell office:value-type="string">
            <text:p>453 - DECONTĂRI PRIVIND INTERESELE DE PARTICIPARE</text:p>
          </table:table-cell>
          <table:table-cell table:number-columns-repeated="8"/>
          <table:table-cell office:value-type="float" office:value="453000002">
            <text:p>453000002</text:p>
          </table:table-cell>
        </table:table-row>
        <table:table-row table:style-name="ro1">
          <table:table-cell office:value-type="float" office:value="4531">
            <text:p>4531</text:p>
          </table:table-cell>
          <table:table-cell table:number-columns-repeated="2" office:value-type="string">
            <text:p>4531 - Decontări privind interesele de participar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53">
            <text:p>453</text:p>
          </table:table-cell>
          <table:table-cell office:value-type="float" office:value="4531">
            <text:p>4531</text:p>
          </table:table-cell>
          <table:table-cell office:value-type="string">
            <text:p>4531 - Decontări privind interesele de participare</text:p>
          </table:table-cell>
          <table:table-cell table:number-columns-repeated="8"/>
          <table:table-cell office:value-type="float" office:value="453100003">
            <text:p>453100003</text:p>
          </table:table-cell>
        </table:table-row>
        <table:table-row table:style-name="ro1">
          <table:table-cell office:value-type="float" office:value="4538">
            <text:p>4538</text:p>
          </table:table-cell>
          <table:table-cell table:number-columns-repeated="2" office:value-type="string">
            <text:p>4538 - Dobânzi aferente decontărilor privind interesele de participar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53">
            <text:p>453</text:p>
          </table:table-cell>
          <table:table-cell office:value-type="float" office:value="4538">
            <text:p>4538</text:p>
          </table:table-cell>
          <table:table-cell office:value-type="string">
            <text:p>4538 - Dobânzi aferente decontărilor privind interesele de participare</text:p>
          </table:table-cell>
          <table:table-cell table:number-columns-repeated="8"/>
          <table:table-cell office:value-type="float" office:value="453800003">
            <text:p>45380000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455 - SUME DATORATE ACŢIONARILOR/ASOCIAŢILOR</text:p>
          </table:table-cell>
          <table:table-cell office:value-type="string">
            <text:p>455 - Sume datorate acţionarilor/asociaţiilor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office:value-type="float" office:value="455">
            <text:p>455</text:p>
          </table:table-cell>
          <table:table-cell office:value-type="string">
            <text:p>455 - SUME DATORATE ACŢIONARILOR/ASOCIAŢILOR</text:p>
          </table:table-cell>
          <table:table-cell table:number-columns-repeated="8"/>
          <table:table-cell office:value-type="float" office:value="455000002">
            <text:p>455000002</text:p>
          </table:table-cell>
        </table:table-row>
        <table:table-row table:style-name="ro1">
          <table:table-cell office:value-type="float" office:value="4551">
            <text:p>4551</text:p>
          </table:table-cell>
          <table:table-cell table:number-columns-repeated="2" office:value-type="string">
            <text:p>4551 - Acţionari/asociaţi - conturi curente 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55">
            <text:p>455</text:p>
          </table:table-cell>
          <table:table-cell office:value-type="float" office:value="4551">
            <text:p>4551</text:p>
          </table:table-cell>
          <table:table-cell office:value-type="string">
            <text:p>4551 - Acţionari/asociaţi - conturi curente </text:p>
          </table:table-cell>
          <table:table-cell table:number-columns-repeated="8"/>
          <table:table-cell office:value-type="float" office:value="455100003">
            <text:p>455100003</text:p>
          </table:table-cell>
        </table:table-row>
        <table:table-row table:style-name="ro1">
          <table:table-cell office:value-type="float" office:value="4558">
            <text:p>4558</text:p>
          </table:table-cell>
          <table:table-cell table:number-columns-repeated="2" office:value-type="string">
            <text:p>4558 - Acţionari/asociaţi - dobânzi la conturi curent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455">
            <text:p>455</text:p>
          </table:table-cell>
          <table:table-cell office:value-type="float" office:value="4558">
            <text:p>4558</text:p>
          </table:table-cell>
          <table:table-cell office:value-type="string">
            <text:p>4558 - Acţionari/asociaţi - dobânzi la conturi curente</text:p>
          </table:table-cell>
          <table:table-cell table:number-columns-repeated="8"/>
          <table:table-cell office:value-type="float" office:value="455800003">
            <text:p>455800003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number-columns-repeated="2" office:value-type="string">
            <text:p>456 - Decontări cu acţionarii/asociaţii privind capitalu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5">
            <text:p>45</text:p>
          </table:table-cell>
          <table:table-cell office:value-type="float" office:value="456">
            <text:p>456</text:p>
          </table:table-cell>
          <table:table-cell office:value-type="string">
            <text:p>456 - Decontări cu acţionarii/asociaţii privind capitalul</text:p>
          </table:table-cell>
          <table:table-cell table:number-columns-repeated="8"/>
          <table:table-cell office:value-type="float" office:value="456000002">
            <text:p>456000002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457 - Dividende de plata</text:p>
          </table:table-cell>
          <table:table-cell office:value-type="string">
            <text:p>457 - Dividende de plată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5">
            <text:p>45</text:p>
          </table:table-cell>
          <table:table-cell office:value-type="float" office:value="457">
            <text:p>457</text:p>
          </table:table-cell>
          <table:table-cell office:value-type="string">
            <text:p>457 - Dividende de plata</text:p>
          </table:table-cell>
          <table:table-cell table:number-columns-repeated="8"/>
          <table:table-cell office:value-type="float" office:value="457000002">
            <text:p>45700000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458 - DECONTĂRI DIN OPERAŢII ÎN PARTICIPATIE</text:p>
          </table:table-cell>
          <table:table-cell office:value-type="string">
            <text:p>458 - Decontări din operaţii în participaţie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5">
            <text:p>45</text:p>
          </table:table-cell>
          <table:table-cell office:value-type="float" office:value="458">
            <text:p>458</text:p>
          </table:table-cell>
          <table:table-cell office:value-type="string">
            <text:p>458 - DECONTĂRI DIN OPERAŢII ÎN PARTICIPATIE</text:p>
          </table:table-cell>
          <table:table-cell table:number-columns-repeated="8"/>
          <table:table-cell office:value-type="float" office:value="458000002">
            <text:p>458000002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table:number-columns-repeated="2" office:value-type="string">
            <text:p>4581 - Decontări din operaţii în participaţie-pasiv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58">
            <text:p>458</text:p>
          </table:table-cell>
          <table:table-cell office:value-type="float" office:value="4581">
            <text:p>4581</text:p>
          </table:table-cell>
          <table:table-cell office:value-type="string">
            <text:p>4581 - Decontări din operaţii în participaţie-pasiv</text:p>
          </table:table-cell>
          <table:table-cell table:number-columns-repeated="8"/>
          <table:table-cell office:value-type="float" office:value="458100003">
            <text:p>458100003</text:p>
          </table:table-cell>
        </table:table-row>
        <table:table-row table:style-name="ro1">
          <table:table-cell office:value-type="float" office:value="4582">
            <text:p>4582</text:p>
          </table:table-cell>
          <table:table-cell table:number-columns-repeated="2" office:value-type="string">
            <text:p>4582 - Decontări din operaţii în participaţie-activ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58">
            <text:p>458</text:p>
          </table:table-cell>
          <table:table-cell office:value-type="float" office:value="4582">
            <text:p>4582</text:p>
          </table:table-cell>
          <table:table-cell office:value-type="string">
            <text:p>4582 - Decontări din operaţii în participaţie-activ</text:p>
          </table:table-cell>
          <table:table-cell table:number-columns-repeated="8"/>
          <table:table-cell office:value-type="float" office:value="458200003">
            <text:p>45820000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46 - DEBITORI SI CREDITORI DIVERSI</text:p>
          </table:table-cell>
          <table:table-cell office:value-type="string">
            <text:p>46 - DEBITORI ŞI CREDITORI DIVERŞI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46 - DEBITORI SI CREDITORI DIVERSI</text:p>
          </table:table-cell>
          <table:table-cell table:number-columns-repeated="8"/>
          <table:table-cell office:value-type="float" office:value="460000001">
            <text:p>46000000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number-columns-repeated="2" office:value-type="string">
            <text:p>461 - Debitori diverş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6">
            <text:p>46</text:p>
          </table:table-cell>
          <table:table-cell office:value-type="float" office:value="461">
            <text:p>461</text:p>
          </table:table-cell>
          <table:table-cell office:value-type="string">
            <text:p>461 - Debitori diverşi</text:p>
          </table:table-cell>
          <table:table-cell table:number-columns-repeated="8"/>
          <table:table-cell office:value-type="float" office:value="461000002">
            <text:p>461000002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number-columns-repeated="2" office:value-type="string">
            <text:p>462 - Creditori diverşi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6">
            <text:p>46</text:p>
          </table:table-cell>
          <table:table-cell office:value-type="float" office:value="462">
            <text:p>462</text:p>
          </table:table-cell>
          <table:table-cell office:value-type="string">
            <text:p>462 - Creditori diverşi</text:p>
          </table:table-cell>
          <table:table-cell table:number-columns-repeated="8"/>
          <table:table-cell office:value-type="float" office:value="462000002">
            <text:p>46200000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47 - CONTURI DE REGULARIZĂRI ŞI ASIMILAT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string">
            <text:p>47 - CONTURI DE REGULARIZĂRI ŞI ASIMILATE</text:p>
          </table:table-cell>
          <table:table-cell table:number-columns-repeated="8"/>
          <table:table-cell office:value-type="float" office:value="470000001">
            <text:p>47000000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number-columns-repeated="2" office:value-type="string">
            <text:p>471 - Cheltuieli înregistrate în avan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EARNEDREVENUE_ACCT</text:p>
          </table:table-cell>
          <table:table-cell office:value-type="float" office:value="47">
            <text:p>47</text:p>
          </table:table-cell>
          <table:table-cell office:value-type="float" office:value="471">
            <text:p>471</text:p>
          </table:table-cell>
          <table:table-cell office:value-type="string">
            <text:p>471 - Cheltuieli înregistrate în avans</text:p>
          </table:table-cell>
          <table:table-cell table:number-columns-repeated="8"/>
          <table:table-cell office:value-type="float" office:value="471000002">
            <text:p>471000002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number-columns-repeated="2" office:value-type="string">
            <text:p>472 - Venituri înregistrate în avans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VENUE_ACCT</text:p>
          </table:table-cell>
          <table:table-cell office:value-type="float" office:value="47">
            <text:p>47</text:p>
          </table:table-cell>
          <table:table-cell office:value-type="float" office:value="472">
            <text:p>472</text:p>
          </table:table-cell>
          <table:table-cell office:value-type="string">
            <text:p>472 - Venituri înregistrate în avans</text:p>
          </table:table-cell>
          <table:table-cell table:number-columns-repeated="8"/>
          <table:table-cell office:value-type="float" office:value="472000002">
            <text:p>472000002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473 - DECONTARI DIN OPERAŢII ÎN CURS DE CLARIFICARE</text:p>
          </table:table-cell>
          <table:table-cell office:value-type="string">
            <text:p>473 - Decontări din operaţii în curs de clarificar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office:value-type="float" office:value="473">
            <text:p>473</text:p>
          </table:table-cell>
          <table:table-cell office:value-type="string">
            <text:p>473 - DECONTARI DIN OPERAŢII ÎN CURS DE CLARIFICARE</text:p>
          </table:table-cell>
          <table:table-cell table:number-columns-repeated="8"/>
          <table:table-cell office:value-type="float" office:value="473000002">
            <text:p>473000002</text:p>
          </table:table-cell>
        </table:table-row>
        <table:table-row table:style-name="ro1">
          <table:table-cell office:value-type="float" office:value="4731">
            <text:p>4731</text:p>
          </table:table-cell>
          <table:table-cell table:number-columns-repeated="2" office:value-type="string">
            <text:p>4731 - Decontări în curs - Încasări nealocate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73">
            <text:p>473</text:p>
          </table:table-cell>
          <table:table-cell office:value-type="float" office:value="4731">
            <text:p>4731</text:p>
          </table:table-cell>
          <table:table-cell office:value-type="string">
            <text:p>4731 - Decontări în curs - Încasări nealocate</text:p>
          </table:table-cell>
          <table:table-cell table:number-columns-repeated="8"/>
          <table:table-cell office:value-type="float" office:value="473100003">
            <text:p>473100003</text:p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string">
            <text:p>4732 - Decontări în curs - plăţi de efectuat</text:p>
          </table:table-cell>
          <table:table-cell office:value-type="string">
            <text:p>4732 - Decontări în curs - Plăţi de efectua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73">
            <text:p>473</text:p>
          </table:table-cell>
          <table:table-cell office:value-type="float" office:value="4732">
            <text:p>4732</text:p>
          </table:table-cell>
          <table:table-cell office:value-type="string">
            <text:p>4732 - Decontări în curs - plăţi de efectuat</text:p>
          </table:table-cell>
          <table:table-cell table:number-columns-repeated="8"/>
          <table:table-cell office:value-type="float" office:value="473200003">
            <text:p>47320000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48 - DECONTĂRI ÎN CADRUL UNITĂŢI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48 - DECONTĂRI ÎN CADRUL UNITĂŢII</text:p>
          </table:table-cell>
          <table:table-cell table:number-columns-repeated="8"/>
          <table:table-cell office:value-type="float" office:value="480000001">
            <text:p>48000000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number-columns-repeated="2" office:value-type="string">
            <text:p>481 - Decontări între unitate şi subunităţ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RH_InterOrg_Acct</text:p>
          </table:table-cell>
          <table:table-cell office:value-type="float" office:value="48">
            <text:p>48</text:p>
          </table:table-cell>
          <table:table-cell office:value-type="float" office:value="481">
            <text:p>481</text:p>
          </table:table-cell>
          <table:table-cell office:value-type="string">
            <text:p>481 - DECONTĂRI INTRE UNITATE ŞI SUBUNITATI</text:p>
          </table:table-cell>
          <table:table-cell table:number-columns-repeated="8"/>
          <table:table-cell office:value-type="float" office:value="481000002">
            <text:p>481000002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number-columns-repeated="2" office:value-type="string">
            <text:p>482 - Decontări între subunităţ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ARH_InterOrg2_Acct</text:p>
          </table:table-cell>
          <table:table-cell office:value-type="float" office:value="48">
            <text:p>48</text:p>
          </table:table-cell>
          <table:table-cell office:value-type="float" office:value="482">
            <text:p>482</text:p>
          </table:table-cell>
          <table:table-cell office:value-type="string">
            <text:p>482 - Decontări între subunităţi</text:p>
          </table:table-cell>
          <table:table-cell table:number-columns-repeated="8"/>
          <table:table-cell office:value-type="float" office:value="482000002">
            <text:p>48200000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49 - AJUSTĂRI PENTRU DEPRECIEREA CREANŢELOR</text:p>
          </table:table-cell>
          <table:table-cell office:value-type="string">
            <text:p>Liability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string">
            <text:p>49 - AJUSTĂRI PENTRU DEPRECIEREA CREANŢELOR</text:p>
          </table:table-cell>
          <table:table-cell table:number-columns-repeated="8"/>
          <table:table-cell office:value-type="float" office:value="490000001">
            <text:p>49000000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number-columns-repeated="2" office:value-type="string">
            <text:p>491 - Ajustări pentru deprecierea creanţelor - clienţ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">
            <text:p>49</text:p>
          </table:table-cell>
          <table:table-cell office:value-type="float" office:value="491">
            <text:p>491</text:p>
          </table:table-cell>
          <table:table-cell office:value-type="string">
            <text:p>491 - Ajustări pentru deprecierea creanţelor - clienţi</text:p>
          </table:table-cell>
          <table:table-cell table:number-columns-repeated="8"/>
          <table:table-cell office:value-type="float" office:value="491000002">
            <text:p>49100000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number-columns-repeated="2" office:value-type="string">
            <text:p>495 - Ajustări pentru deprecierea creanţelor - decontări în cadrul grupului şi cu asociaţi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">
            <text:p>49</text:p>
          </table:table-cell>
          <table:table-cell office:value-type="float" office:value="495">
            <text:p>495</text:p>
          </table:table-cell>
          <table:table-cell office:value-type="string">
            <text:p>495 - Ajustări pentru deprecierea creanţelor - decontări în cadrul grupului şi cu asociaţii</text:p>
          </table:table-cell>
          <table:table-cell table:number-columns-repeated="8"/>
          <table:table-cell office:value-type="float" office:value="495000002">
            <text:p>495000002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number-columns-repeated="2" office:value-type="string">
            <text:p>496 - Ajustări pentru deprecierea creanţelor - debitori diverş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">
            <text:p>49</text:p>
          </table:table-cell>
          <table:table-cell office:value-type="float" office:value="496">
            <text:p>496</text:p>
          </table:table-cell>
          <table:table-cell office:value-type="string">
            <text:p>496 - Ajustări pentru deprecierea creanţelor - debitori diverşi</text:p>
          </table:table-cell>
          <table:table-cell table:number-columns-repeated="8"/>
          <table:table-cell office:value-type="float" office:value="496000002">
            <text:p>49600000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5 - CONTURI DE TREZORERI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5 - CONTURI DE TREZORERIE</text:p>
          </table:table-cell>
          <table:table-cell table:number-columns-repeated="8"/>
          <table:table-cell office:value-type="float" office:value="500000000">
            <text:p>50000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50 - INVESTIŢII FINANCIARE PE TERMEN SCUR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50 - INVESTIŢII FINANCIARE PE TERMEN SCURT</text:p>
          </table:table-cell>
          <table:table-cell table:number-columns-repeated="8"/>
          <table:table-cell office:value-type="float" office:value="500000001">
            <text:p>50000000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number-columns-repeated="2" office:value-type="string">
            <text:p>501 - Acţiuni deţinute la entităţile afilia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office:value-type="float" office:value="501">
            <text:p>501</text:p>
          </table:table-cell>
          <table:table-cell office:value-type="string">
            <text:p>501 - Acţiuni deţinute la entităţile afiliate</text:p>
          </table:table-cell>
          <table:table-cell table:number-columns-repeated="8"/>
          <table:table-cell office:value-type="float" office:value="501000002">
            <text:p>50100000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number-columns-repeated="2" office:value-type="string">
            <text:p>505 - Obligaţiuni emise şi răscumpăra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office:value-type="float" office:value="505">
            <text:p>505</text:p>
          </table:table-cell>
          <table:table-cell office:value-type="string">
            <text:p>505 - Obligaţiuni emise şi răscumpărate</text:p>
          </table:table-cell>
          <table:table-cell table:number-columns-repeated="8"/>
          <table:table-cell office:value-type="float" office:value="505000002">
            <text:p>505000002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number-columns-repeated="2" office:value-type="string">
            <text:p>506 - Obligaţiun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">
            <text:p>50</text:p>
          </table:table-cell>
          <table:table-cell office:value-type="float" office:value="506">
            <text:p>506</text:p>
          </table:table-cell>
          <table:table-cell office:value-type="string">
            <text:p>506 - Obligaţiuni</text:p>
          </table:table-cell>
          <table:table-cell table:number-columns-repeated="8"/>
          <table:table-cell office:value-type="float" office:value="506000002">
            <text:p>506000002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508 - ALTE TITLURI DE PLASAMENT ŞI CREANŢE ASIMILATE</text:p>
          </table:table-cell>
          <table:table-cell office:value-type="string">
            <text:p>508 - Alte titluri de plasament şi creanţe asimila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office:value-type="float" office:value="508">
            <text:p>508</text:p>
          </table:table-cell>
          <table:table-cell office:value-type="string">
            <text:p>508 - ALTE TITLURI DE PLASAMENT ŞI CREANŢE ASIMILATE</text:p>
          </table:table-cell>
          <table:table-cell table:number-columns-repeated="8"/>
          <table:table-cell office:value-type="float" office:value="508000002">
            <text:p>508000002</text:p>
          </table:table-cell>
        </table:table-row>
        <table:table-row table:style-name="ro1">
          <table:table-cell office:value-type="float" office:value="5081">
            <text:p>5081</text:p>
          </table:table-cell>
          <table:table-cell table:number-columns-repeated="2" office:value-type="string">
            <text:p>5081 - Alte titluri de plasamen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8">
            <text:p>508</text:p>
          </table:table-cell>
          <table:table-cell office:value-type="float" office:value="5081">
            <text:p>5081</text:p>
          </table:table-cell>
          <table:table-cell office:value-type="string">
            <text:p>5081 - Alte titluri de plasament</text:p>
          </table:table-cell>
          <table:table-cell table:number-columns-repeated="8"/>
          <table:table-cell office:value-type="float" office:value="508100003">
            <text:p>508100003</text:p>
          </table:table-cell>
        </table:table-row>
        <table:table-row table:style-name="ro1">
          <table:table-cell office:value-type="float" office:value="5088">
            <text:p>5088</text:p>
          </table:table-cell>
          <table:table-cell table:number-columns-repeated="2" office:value-type="string">
            <text:p>5088 - Dobânzi la obligaţiuni şi titluri de plasamen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8">
            <text:p>508</text:p>
          </table:table-cell>
          <table:table-cell office:value-type="float" office:value="5088">
            <text:p>5088</text:p>
          </table:table-cell>
          <table:table-cell office:value-type="string">
            <text:p>5088 - Dobânzi la obligaţiuni şi titluri de plasament</text:p>
          </table:table-cell>
          <table:table-cell table:number-columns-repeated="8"/>
          <table:table-cell office:value-type="float" office:value="508800003">
            <text:p>508800003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509 - VĂRSĂMINTE DE EFECTUAT PENTRU INVESTIŢIILE PE TERMEN SCURT</text:p>
          </table:table-cell>
          <table:table-cell office:value-type="string">
            <text:p>509 - Vărsăminte de efectuat pentru investiţiile pe termen scur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office:value-type="float" office:value="509">
            <text:p>509</text:p>
          </table:table-cell>
          <table:table-cell office:value-type="string">
            <text:p>509 - VĂRSĂMINTE DE EFECTUAT PENTRU INVESTIŢIILE PE TERMEN SCURT</text:p>
          </table:table-cell>
          <table:table-cell table:number-columns-repeated="8"/>
          <table:table-cell office:value-type="float" office:value="509000002">
            <text:p>509000002</text:p>
          </table:table-cell>
        </table:table-row>
        <table:table-row table:style-name="ro1">
          <table:table-cell office:value-type="float" office:value="5091">
            <text:p>5091</text:p>
          </table:table-cell>
          <table:table-cell table:number-columns-repeated="2" office:value-type="string">
            <text:p>5091 - Vărsăminte de efectuat pentru acţiunile deţinute la entităţile afili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9">
            <text:p>509</text:p>
          </table:table-cell>
          <table:table-cell office:value-type="float" office:value="5091">
            <text:p>5091</text:p>
          </table:table-cell>
          <table:table-cell office:value-type="string">
            <text:p>5091 - Vărsăminte de efectuat pentru acţiunile deţinute la entităţile afiliate</text:p>
          </table:table-cell>
          <table:table-cell table:number-columns-repeated="8"/>
          <table:table-cell office:value-type="float" office:value="509100003">
            <text:p>509100003</text:p>
          </table:table-cell>
        </table:table-row>
        <table:table-row table:style-name="ro1">
          <table:table-cell office:value-type="float" office:value="5092">
            <text:p>5092</text:p>
          </table:table-cell>
          <table:table-cell table:number-columns-repeated="2" office:value-type="string">
            <text:p>5092 - Vărsăminte de efectuat pentru alte investiţii pe termen scur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9">
            <text:p>509</text:p>
          </table:table-cell>
          <table:table-cell office:value-type="float" office:value="5092">
            <text:p>5092</text:p>
          </table:table-cell>
          <table:table-cell office:value-type="string">
            <text:p>5092 - Vărsăminte de efectuat pentru alte investiţii pe termen scurt</text:p>
          </table:table-cell>
          <table:table-cell table:number-columns-repeated="8"/>
          <table:table-cell office:value-type="float" office:value="509200003">
            <text:p>50920000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51 - CONTURI LA BĂNC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string">
            <text:p>51 - CONTURI LA BĂNCI</text:p>
          </table:table-cell>
          <table:table-cell table:number-columns-repeated="8"/>
          <table:table-cell office:value-type="float" office:value="510000001">
            <text:p>51000000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511 - VALORI DE INCASAT </text:p>
          </table:table-cell>
          <table:table-cell office:value-type="string">
            <text:p>511 - Valori de încasat 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office:value-type="float" office:value="511">
            <text:p>511</text:p>
          </table:table-cell>
          <table:table-cell office:value-type="string">
            <text:p>511 - VALORI DE INCASAT </text:p>
          </table:table-cell>
          <table:table-cell table:number-columns-repeated="8"/>
          <table:table-cell office:value-type="float" office:value="511000002">
            <text:p>511000002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table:number-columns-repeated="2" office:value-type="string">
            <text:p>5112 - Cecuri de încasa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1">
            <text:p>511</text:p>
          </table:table-cell>
          <table:table-cell office:value-type="float" office:value="5112">
            <text:p>5112</text:p>
          </table:table-cell>
          <table:table-cell office:value-type="string">
            <text:p>5112 - Cecuri de încasat</text:p>
          </table:table-cell>
          <table:table-cell table:number-columns-repeated="8"/>
          <table:table-cell office:value-type="float" office:value="511200003">
            <text:p>511200003</text:p>
          </table:table-cell>
        </table:table-row>
        <table:table-row table:style-name="ro1">
          <table:table-cell office:value-type="float" office:value="5113">
            <text:p>5113</text:p>
          </table:table-cell>
          <table:table-cell table:number-columns-repeated="2" office:value-type="string">
            <text:p>5113 - Efecte de încasa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1">
            <text:p>511</text:p>
          </table:table-cell>
          <table:table-cell office:value-type="float" office:value="5113">
            <text:p>5113</text:p>
          </table:table-cell>
          <table:table-cell office:value-type="string">
            <text:p>5113 - Efecte de încasat</text:p>
          </table:table-cell>
          <table:table-cell table:number-columns-repeated="8"/>
          <table:table-cell office:value-type="float" office:value="511300003">
            <text:p>511300003</text:p>
          </table:table-cell>
        </table:table-row>
        <table:table-row table:style-name="ro1">
          <table:table-cell office:value-type="float" office:value="5114">
            <text:p>5114</text:p>
          </table:table-cell>
          <table:table-cell table:number-columns-repeated="2" office:value-type="string">
            <text:p>5114 - Efecte remise spre scontar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1">
            <text:p>511</text:p>
          </table:table-cell>
          <table:table-cell office:value-type="float" office:value="5114">
            <text:p>5114</text:p>
          </table:table-cell>
          <table:table-cell office:value-type="string">
            <text:p>5114 - Efecte remise spre scontare</text:p>
          </table:table-cell>
          <table:table-cell table:number-columns-repeated="8"/>
          <table:table-cell office:value-type="float" office:value="511400003">
            <text:p>51140000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512 - CONTURI CURENTE LA BANCI</text:p>
          </table:table-cell>
          <table:table-cell office:value-type="string">
            <text:p>512 - Conturi curente la bănc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office:value-type="float" office:value="512">
            <text:p>512</text:p>
          </table:table-cell>
          <table:table-cell office:value-type="string">
            <text:p>512 - CONTURI CURENTE LA BANCI</text:p>
          </table:table-cell>
          <table:table-cell table:number-columns-repeated="8"/>
          <table:table-cell office:value-type="float" office:value="512000002">
            <text:p>512000002</text:p>
          </table:table-cell>
        </table:table-row>
        <table:table-row table:style-name="ro1">
          <table:table-cell office:value-type="float" office:value="5121">
            <text:p>5121</text:p>
          </table:table-cell>
          <table:table-cell table:number-columns-repeated="2" office:value-type="string">
            <text:p>5121 - Conturi la bănci în le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ASSET_ACCT</text:p>
          </table:table-cell>
          <table:table-cell office:value-type="float" office:value="512">
            <text:p>512</text:p>
          </table:table-cell>
          <table:table-cell office:value-type="float" office:value="5121">
            <text:p>5121</text:p>
          </table:table-cell>
          <table:table-cell office:value-type="string">
            <text:p>5121 - Conturi la bănci în lei</text:p>
          </table:table-cell>
          <table:table-cell table:number-columns-repeated="8"/>
          <table:table-cell office:value-type="float" office:value="512100003">
            <text:p>512100003</text:p>
          </table:table-cell>
        </table:table-row>
        <table:table-row table:style-name="ro1">
          <table:table-cell office:value-type="float" office:value="5124">
            <text:p>5124</text:p>
          </table:table-cell>
          <table:table-cell table:number-columns-repeated="2" office:value-type="string">
            <text:p>5124 - Conturi la bănci în valuta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512">
            <text:p>512</text:p>
          </table:table-cell>
          <table:table-cell office:value-type="float" office:value="5124">
            <text:p>5124</text:p>
          </table:table-cell>
          <table:table-cell office:value-type="string">
            <text:p>5124 - Conturi la bănci în valuta</text:p>
          </table:table-cell>
          <table:table-cell table:number-columns-repeated="8"/>
          <table:table-cell office:value-type="float" office:value="512400003">
            <text:p>512400003</text:p>
          </table:table-cell>
        </table:table-row>
        <table:table-row table:style-name="ro1">
          <table:table-cell office:value-type="float" office:value="5125">
            <text:p>5125</text:p>
          </table:table-cell>
          <table:table-cell table:number-columns-repeated="2" office:value-type="string">
            <text:p>5125 - Sume în curs de decontar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RANSIT_ACCT</text:p>
          </table:table-cell>
          <table:table-cell office:value-type="float" office:value="512">
            <text:p>512</text:p>
          </table:table-cell>
          <table:table-cell office:value-type="float" office:value="5125">
            <text:p>5125</text:p>
          </table:table-cell>
          <table:table-cell office:value-type="string">
            <text:p>5125 - Sume în curs de decontare</text:p>
          </table:table-cell>
          <table:table-cell table:number-columns-repeated="8"/>
          <table:table-cell office:value-type="float" office:value="512500003">
            <text:p>512500003</text:p>
          </table:table-cell>
        </table:table-row>
        <table:table-row table:style-name="ro1">
          <table:table-cell office:value-type="float" office:value="5129">
            <text:p>5129</text:p>
          </table:table-cell>
          <table:table-cell table:number-columns-repeated="2" office:value-type="string">
            <text:p>5129 - Disponibilităţi ale clienţilo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B_UNIDENTIFIED_ACCT</text:p>
          </table:table-cell>
          <table:table-cell office:value-type="float" office:value="512">
            <text:p>512</text:p>
          </table:table-cell>
          <table:table-cell office:value-type="float" office:value="5129">
            <text:p>5129</text:p>
          </table:table-cell>
          <table:table-cell office:value-type="string">
            <text:p>5129 - Disponibilităţi ale clienţilor</text:p>
          </table:table-cell>
          <table:table-cell table:number-columns-repeated="8"/>
          <table:table-cell office:value-type="float" office:value="512900003">
            <text:p>51290000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518 - DOBÂNZI</text:p>
          </table:table-cell>
          <table:table-cell office:value-type="string">
            <text:p>518 - Dobânzi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office:value-type="float" office:value="518">
            <text:p>518</text:p>
          </table:table-cell>
          <table:table-cell office:value-type="string">
            <text:p>518 - DOBÂNZI</text:p>
          </table:table-cell>
          <table:table-cell table:number-columns-repeated="8"/>
          <table:table-cell office:value-type="float" office:value="518000002">
            <text:p>518000002</text:p>
          </table:table-cell>
        </table:table-row>
        <table:table-row table:style-name="ro1">
          <table:table-cell office:value-type="float" office:value="5186">
            <text:p>5186</text:p>
          </table:table-cell>
          <table:table-cell table:number-columns-repeated="2" office:value-type="string">
            <text:p>5186 - Dobânzi de plătit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518">
            <text:p>518</text:p>
          </table:table-cell>
          <table:table-cell office:value-type="float" office:value="5186">
            <text:p>5186</text:p>
          </table:table-cell>
          <table:table-cell office:value-type="string">
            <text:p>5186 - Dobânzi de plătit</text:p>
          </table:table-cell>
          <table:table-cell table:number-columns-repeated="8"/>
          <table:table-cell office:value-type="float" office:value="518600003">
            <text:p>518600003</text:p>
          </table:table-cell>
        </table:table-row>
        <table:table-row table:style-name="ro1">
          <table:table-cell office:value-type="float" office:value="5187">
            <text:p>5187</text:p>
          </table:table-cell>
          <table:table-cell table:number-columns-repeated="2" office:value-type="string">
            <text:p>5187 - Dobânzi de încasat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518">
            <text:p>518</text:p>
          </table:table-cell>
          <table:table-cell office:value-type="float" office:value="5187">
            <text:p>5187</text:p>
          </table:table-cell>
          <table:table-cell office:value-type="string">
            <text:p>5187 - Dobânzi de încasat</text:p>
          </table:table-cell>
          <table:table-cell table:number-columns-repeated="8"/>
          <table:table-cell office:value-type="float" office:value="518700003">
            <text:p>518700003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519 - CREDITE BANCARE PE TERMEN SCURT</text:p>
          </table:table-cell>
          <table:table-cell office:value-type="string">
            <text:p>519 - Credite bancare pe termen scur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office:value-type="float" office:value="519">
            <text:p>519</text:p>
          </table:table-cell>
          <table:table-cell office:value-type="string">
            <text:p>519 - CREDITE BANCARE PE TERMEN SCURT</text:p>
          </table:table-cell>
          <table:table-cell table:number-columns-repeated="8"/>
          <table:table-cell office:value-type="float" office:value="519000002">
            <text:p>519000002</text:p>
          </table:table-cell>
        </table:table-row>
        <table:table-row table:style-name="ro1">
          <table:table-cell office:value-type="float" office:value="5191">
            <text:p>5191</text:p>
          </table:table-cell>
          <table:table-cell table:number-columns-repeated="2" office:value-type="string">
            <text:p>5191 - Credite bancare pe termen scur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1">
            <text:p>5191</text:p>
          </table:table-cell>
          <table:table-cell office:value-type="string">
            <text:p>5191 - Credite bancare pe termen scurt</text:p>
          </table:table-cell>
          <table:table-cell table:number-columns-repeated="8"/>
          <table:table-cell office:value-type="float" office:value="519100003">
            <text:p>519100003</text:p>
          </table:table-cell>
        </table:table-row>
        <table:table-row table:style-name="ro1">
          <table:table-cell office:value-type="float" office:value="5192">
            <text:p>5192</text:p>
          </table:table-cell>
          <table:table-cell table:number-columns-repeated="2" office:value-type="string">
            <text:p>5192 - Credite bancare pe termen scurt nerambursate la scadenţă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2">
            <text:p>5192</text:p>
          </table:table-cell>
          <table:table-cell office:value-type="string">
            <text:p>5192 - Credite bancare pe termen scurt nerambursate la scadenţă</text:p>
          </table:table-cell>
          <table:table-cell table:number-columns-repeated="8"/>
          <table:table-cell office:value-type="float" office:value="519200003">
            <text:p>519200003</text:p>
          </table:table-cell>
        </table:table-row>
        <table:table-row table:style-name="ro1">
          <table:table-cell office:value-type="float" office:value="5193">
            <text:p>5193</text:p>
          </table:table-cell>
          <table:table-cell table:number-columns-repeated="2" office:value-type="string">
            <text:p>5193 - Credite externe guvernamental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3">
            <text:p>5193</text:p>
          </table:table-cell>
          <table:table-cell office:value-type="string">
            <text:p>5193 - Credite externe guvernamentale</text:p>
          </table:table-cell>
          <table:table-cell table:number-columns-repeated="8"/>
          <table:table-cell office:value-type="float" office:value="519300003">
            <text:p>519300003</text:p>
          </table:table-cell>
        </table:table-row>
        <table:table-row table:style-name="ro1">
          <table:table-cell office:value-type="float" office:value="5194">
            <text:p>5194</text:p>
          </table:table-cell>
          <table:table-cell table:number-columns-repeated="2" office:value-type="string">
            <text:p>5194 - Credite externe garantate de sta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4">
            <text:p>5194</text:p>
          </table:table-cell>
          <table:table-cell office:value-type="string">
            <text:p>5194 - Credite externe garantate de stat</text:p>
          </table:table-cell>
          <table:table-cell table:number-columns-repeated="8"/>
          <table:table-cell office:value-type="float" office:value="519400003">
            <text:p>519400003</text:p>
          </table:table-cell>
        </table:table-row>
        <table:table-row table:style-name="ro1">
          <table:table-cell office:value-type="float" office:value="5195">
            <text:p>5195</text:p>
          </table:table-cell>
          <table:table-cell table:number-columns-repeated="2" office:value-type="string">
            <text:p>5195 - Credite externe garantate de bănc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5">
            <text:p>5195</text:p>
          </table:table-cell>
          <table:table-cell office:value-type="string">
            <text:p>5195 - Credite externe garantate de bănci</text:p>
          </table:table-cell>
          <table:table-cell table:number-columns-repeated="8"/>
          <table:table-cell office:value-type="float" office:value="519500003">
            <text:p>519500003</text:p>
          </table:table-cell>
        </table:table-row>
        <table:table-row table:style-name="ro1">
          <table:table-cell office:value-type="float" office:value="5196">
            <text:p>5196</text:p>
          </table:table-cell>
          <table:table-cell table:number-columns-repeated="2" office:value-type="string">
            <text:p>5196 - Credite de la trezoreria statului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6">
            <text:p>5196</text:p>
          </table:table-cell>
          <table:table-cell office:value-type="string">
            <text:p>5196 - Credite de la trezoreria statului</text:p>
          </table:table-cell>
          <table:table-cell table:number-columns-repeated="8"/>
          <table:table-cell office:value-type="float" office:value="519600003">
            <text:p>519600003</text:p>
          </table:table-cell>
        </table:table-row>
        <table:table-row table:style-name="ro1">
          <table:table-cell office:value-type="float" office:value="5197">
            <text:p>5197</text:p>
          </table:table-cell>
          <table:table-cell table:number-columns-repeated="2" office:value-type="string">
            <text:p>5197 - Credite interne garantate de sta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7">
            <text:p>5197</text:p>
          </table:table-cell>
          <table:table-cell office:value-type="string">
            <text:p>5197 - Credite interne garantate de stat</text:p>
          </table:table-cell>
          <table:table-cell table:number-columns-repeated="8"/>
          <table:table-cell office:value-type="float" office:value="519700003">
            <text:p>519700003</text:p>
          </table:table-cell>
        </table:table-row>
        <table:table-row table:style-name="ro1">
          <table:table-cell office:value-type="float" office:value="5198">
            <text:p>5198</text:p>
          </table:table-cell>
          <table:table-cell table:number-columns-repeated="2" office:value-type="string">
            <text:p>5198 - Dobânzi aferente creditelor bancare pe termen scurt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9">
            <text:p>519</text:p>
          </table:table-cell>
          <table:table-cell office:value-type="float" office:value="5198">
            <text:p>5198</text:p>
          </table:table-cell>
          <table:table-cell office:value-type="string">
            <text:p>5198 - Dobânzi aferente creditelor bancare pe termen scurt</text:p>
          </table:table-cell>
          <table:table-cell table:number-columns-repeated="8"/>
          <table:table-cell office:value-type="float" office:value="519800003">
            <text:p>51980000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<text:s/>53 - CASA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<text:s/>53 - CASA</text:p>
          </table:table-cell>
          <table:table-cell table:number-columns-repeated="8"/>
          <table:table-cell office:value-type="float" office:value="530000001">
            <text:p>53000000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531 - CASA</text:p>
          </table:table-cell>
          <table:table-cell office:value-type="string">
            <text:p>531 - Cas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office:value-type="float" office:value="531">
            <text:p>531</text:p>
          </table:table-cell>
          <table:table-cell office:value-type="string">
            <text:p>531 - CASA</text:p>
          </table:table-cell>
          <table:table-cell table:number-columns-repeated="8"/>
          <table:table-cell office:value-type="float" office:value="531000002">
            <text:p>531000002</text:p>
          </table:table-cell>
        </table:table-row>
        <table:table-row table:style-name="ro1">
          <table:table-cell office:value-type="float" office:value="5311">
            <text:p>5311</text:p>
          </table:table-cell>
          <table:table-cell table:number-columns-repeated="2" office:value-type="string">
            <text:p>5311 - Casa în le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ASSET_ACCT</text:p>
          </table:table-cell>
          <table:table-cell office:value-type="float" office:value="531">
            <text:p>531</text:p>
          </table:table-cell>
          <table:table-cell office:value-type="float" office:value="5311">
            <text:p>5311</text:p>
          </table:table-cell>
          <table:table-cell office:value-type="string">
            <text:p>5311 - Casa în lei</text:p>
          </table:table-cell>
          <table:table-cell table:number-columns-repeated="8"/>
          <table:table-cell office:value-type="float" office:value="531100003">
            <text:p>531100003</text:p>
          </table:table-cell>
        </table:table-row>
        <table:table-row table:style-name="ro1">
          <table:table-cell office:value-type="float" office:value="5314">
            <text:p>5314</text:p>
          </table:table-cell>
          <table:table-cell table:number-columns-repeated="2" office:value-type="string">
            <text:p>5314 - Casa în valută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1">
            <text:p>531</text:p>
          </table:table-cell>
          <table:table-cell office:value-type="float" office:value="5314">
            <text:p>5314</text:p>
          </table:table-cell>
          <table:table-cell office:value-type="string">
            <text:p>5314 - Casa în valută</text:p>
          </table:table-cell>
          <table:table-cell table:number-columns-repeated="8"/>
          <table:table-cell office:value-type="float" office:value="531400003">
            <text:p>531400003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532 - ALTE VALORI</text:p>
          </table:table-cell>
          <table:table-cell office:value-type="string">
            <text:p>532 - Alte valor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office:value-type="float" office:value="532">
            <text:p>532</text:p>
          </table:table-cell>
          <table:table-cell office:value-type="string">
            <text:p>532 - ALTE VALORI</text:p>
          </table:table-cell>
          <table:table-cell table:number-columns-repeated="8"/>
          <table:table-cell office:value-type="float" office:value="532000002">
            <text:p>532000002</text:p>
          </table:table-cell>
        </table:table-row>
        <table:table-row table:style-name="ro1">
          <table:table-cell office:value-type="float" office:value="5321">
            <text:p>5321</text:p>
          </table:table-cell>
          <table:table-cell table:number-columns-repeated="2" office:value-type="string">
            <text:p>5321 - Timbre fiscale şi poşta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">
            <text:p>532</text:p>
          </table:table-cell>
          <table:table-cell office:value-type="float" office:value="5321">
            <text:p>5321</text:p>
          </table:table-cell>
          <table:table-cell office:value-type="string">
            <text:p>5321 - Timbre fiscale şi poştale</text:p>
          </table:table-cell>
          <table:table-cell table:number-columns-repeated="8"/>
          <table:table-cell office:value-type="float" office:value="532100003">
            <text:p>532100003</text:p>
          </table:table-cell>
        </table:table-row>
        <table:table-row table:style-name="ro1">
          <table:table-cell office:value-type="float" office:value="5322">
            <text:p>5322</text:p>
          </table:table-cell>
          <table:table-cell table:number-columns-repeated="2" office:value-type="string">
            <text:p>5322 - Bilete de tratament şi odihn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">
            <text:p>532</text:p>
          </table:table-cell>
          <table:table-cell office:value-type="float" office:value="5322">
            <text:p>5322</text:p>
          </table:table-cell>
          <table:table-cell office:value-type="string">
            <text:p>5322 - Bilete de tratament şi odihna</text:p>
          </table:table-cell>
          <table:table-cell table:number-columns-repeated="8"/>
          <table:table-cell office:value-type="float" office:value="532200003">
            <text:p>532200003</text:p>
          </table:table-cell>
        </table:table-row>
        <table:table-row table:style-name="ro1">
          <table:table-cell office:value-type="float" office:value="5323">
            <text:p>5323</text:p>
          </table:table-cell>
          <table:table-cell table:number-columns-repeated="2" office:value-type="string">
            <text:p>5323 - Tichete şi bilete de călători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">
            <text:p>532</text:p>
          </table:table-cell>
          <table:table-cell office:value-type="float" office:value="5323">
            <text:p>5323</text:p>
          </table:table-cell>
          <table:table-cell office:value-type="string">
            <text:p>5323 - Tichete şi bilete de călătorie</text:p>
          </table:table-cell>
          <table:table-cell table:number-columns-repeated="8"/>
          <table:table-cell office:value-type="float" office:value="532300003">
            <text:p>532300003</text:p>
          </table:table-cell>
        </table:table-row>
        <table:table-row table:style-name="ro1">
          <table:table-cell office:value-type="float" office:value="5328">
            <text:p>5328</text:p>
          </table:table-cell>
          <table:table-cell table:number-columns-repeated="2" office:value-type="string">
            <text:p>5328 - Alte valori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DIFFERENCES_ACCT</text:p>
          </table:table-cell>
          <table:table-cell office:value-type="float" office:value="532">
            <text:p>532</text:p>
          </table:table-cell>
          <table:table-cell office:value-type="float" office:value="5328">
            <text:p>5328</text:p>
          </table:table-cell>
          <table:table-cell office:value-type="string">
            <text:p>5328 - Alte valori</text:p>
          </table:table-cell>
          <table:table-cell table:number-columns-repeated="8"/>
          <table:table-cell office:value-type="float" office:value="532800003">
            <text:p>53280000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54 - ACREDITIV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string">
            <text:p>54 - ACREDITIVE</text:p>
          </table:table-cell>
          <table:table-cell table:number-columns-repeated="8"/>
          <table:table-cell office:value-type="float" office:value="540000001">
            <text:p>54000000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541 - ACREDITIVE</text:p>
          </table:table-cell>
          <table:table-cell office:value-type="string">
            <text:p>541 - Acreditiv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office:value-type="float" office:value="541">
            <text:p>541</text:p>
          </table:table-cell>
          <table:table-cell office:value-type="string">
            <text:p>541 - ACREDITIVE</text:p>
          </table:table-cell>
          <table:table-cell table:number-columns-repeated="8"/>
          <table:table-cell office:value-type="float" office:value="541000002">
            <text:p>541000002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table:number-columns-repeated="2" office:value-type="string">
            <text:p>5411 - Acreditive în le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1">
            <text:p>541</text:p>
          </table:table-cell>
          <table:table-cell office:value-type="float" office:value="5411">
            <text:p>5411</text:p>
          </table:table-cell>
          <table:table-cell office:value-type="string">
            <text:p>5411 - Acreditive în lei</text:p>
          </table:table-cell>
          <table:table-cell table:number-columns-repeated="8"/>
          <table:table-cell office:value-type="float" office:value="541100003">
            <text:p>541100003</text:p>
          </table:table-cell>
        </table:table-row>
        <table:table-row table:style-name="ro1">
          <table:table-cell office:value-type="float" office:value="5412">
            <text:p>5412</text:p>
          </table:table-cell>
          <table:table-cell table:number-columns-repeated="2" office:value-type="string">
            <text:p>5412 - Acreditive în valută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1">
            <text:p>541</text:p>
          </table:table-cell>
          <table:table-cell office:value-type="float" office:value="5412">
            <text:p>5412</text:p>
          </table:table-cell>
          <table:table-cell office:value-type="string">
            <text:p>5412 - Acreditive în valută</text:p>
          </table:table-cell>
          <table:table-cell table:number-columns-repeated="8"/>
          <table:table-cell office:value-type="float" office:value="541200003">
            <text:p>541200003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string">
            <text:p>542 - Avansuri de trezoreri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">
            <text:p>54</text:p>
          </table:table-cell>
          <table:table-cell office:value-type="float" office:value="542">
            <text:p>542</text:p>
          </table:table-cell>
          <table:table-cell office:value-type="string">
            <text:p>542 - Avansuri de trezorerie</text:p>
          </table:table-cell>
          <table:table-cell table:number-columns-repeated="8"/>
          <table:table-cell office:value-type="float" office:value="542000002">
            <text:p>54200000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string">
            <text:p>58 - VIRAMENTE INTERN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string">
            <text:p>58 - VIRAMENTE INTERNE</text:p>
          </table:table-cell>
          <table:table-cell table:number-columns-repeated="8"/>
          <table:table-cell office:value-type="float" office:value="580000001">
            <text:p>580000001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number-columns-repeated="2" office:value-type="string">
            <text:p>581 - Viramente intern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CASHTRANSFER_ACCT</text:p>
          </table:table-cell>
          <table:table-cell office:value-type="float" office:value="58">
            <text:p>58</text:p>
          </table:table-cell>
          <table:table-cell office:value-type="float" office:value="581">
            <text:p>581</text:p>
          </table:table-cell>
          <table:table-cell office:value-type="string">
            <text:p>581 - Viramente interne</text:p>
          </table:table-cell>
          <table:table-cell table:number-columns-repeated="8"/>
          <table:table-cell office:value-type="float" office:value="581000002">
            <text:p>58100000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string">
            <text:p>59 - AJUSTĂRI <text:s/>PENTRU PIERDEREA DE VALOARE A CONTURILOR DE TREZORERI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string">
            <text:p>59 - AJUSTĂRI <text:s/>PENTRU PIERDEREA DE VALOARE A CONTURILOR DE TREZORERIE</text:p>
          </table:table-cell>
          <table:table-cell table:number-columns-repeated="8"/>
          <table:table-cell office:value-type="float" office:value="590000001">
            <text:p>590000001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number-columns-repeated="2" office:value-type="string">
            <text:p>591 - Ajustări pentru pierderea de valoare a acţiunilor deţinute la entităţile afili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9">
            <text:p>59</text:p>
          </table:table-cell>
          <table:table-cell office:value-type="float" office:value="591">
            <text:p>591</text:p>
          </table:table-cell>
          <table:table-cell office:value-type="string">
            <text:p>591 - Ajustări pentru pierderea de valoare a acţiunilor deţinute la entităţile afiliate</text:p>
          </table:table-cell>
          <table:table-cell table:number-columns-repeated="8"/>
          <table:table-cell office:value-type="float" office:value="591000002">
            <text:p>59100000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number-columns-repeated="2" office:value-type="string">
            <text:p>595 - Ajustări pentru <text:s/>pierderea de valoare a obligaţiunilor emise şi răscumpărate 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9">
            <text:p>59</text:p>
          </table:table-cell>
          <table:table-cell office:value-type="float" office:value="595">
            <text:p>595</text:p>
          </table:table-cell>
          <table:table-cell office:value-type="string">
            <text:p>595 - Ajustări pentru <text:s/>pierderea de valoare a obligaţiunilor emise şi răscumpărate </text:p>
          </table:table-cell>
          <table:table-cell table:number-columns-repeated="8"/>
          <table:table-cell office:value-type="float" office:value="595000002">
            <text:p>595000002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number-columns-repeated="2" office:value-type="string">
            <text:p>596 - Ajustări pentru <text:s/>pierderea de valoare a obligaţiunil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9">
            <text:p>59</text:p>
          </table:table-cell>
          <table:table-cell office:value-type="float" office:value="596">
            <text:p>596</text:p>
          </table:table-cell>
          <table:table-cell office:value-type="string">
            <text:p>596 - Ajustări pentru <text:s/>pierderea de valoare a obligaţiunilor</text:p>
          </table:table-cell>
          <table:table-cell table:number-columns-repeated="8"/>
          <table:table-cell office:value-type="float" office:value="596000002">
            <text:p>596000002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number-columns-repeated="2" office:value-type="string">
            <text:p>598 - Ajustări pentru pierderea de valoare a altor investiţii pe termen scurt şi creanţe asimila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9">
            <text:p>59</text:p>
          </table:table-cell>
          <table:table-cell office:value-type="float" office:value="598">
            <text:p>598</text:p>
          </table:table-cell>
          <table:table-cell office:value-type="string">
            <text:p>598 - Ajustări pentru pierderea de valoare a altor investitii pe termen scurt şi creanţe asimilate</text:p>
          </table:table-cell>
          <table:table-cell table:number-columns-repeated="8"/>
          <table:table-cell office:value-type="float" office:value="598000002">
            <text:p>59800000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6 - CONTURI DE CHELTUIELI <text:s text:c="2"/>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6 - CONTURI DE CHELTUIELI <text:s text:c="2"/></text:p>
          </table:table-cell>
          <table:table-cell table:number-columns-repeated="8"/>
          <table:table-cell office:value-type="float" office:value="600000000">
            <text:p>60000000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60 - CHELTUIELI PRIVIND STOCU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60 - CHELTUIELI PRIVIND STOCURILE</text:p>
          </table:table-cell>
          <table:table-cell table:number-columns-repeated="8"/>
          <table:table-cell office:value-type="float" office:value="600000001">
            <text:p>600000001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number-columns-repeated="2" office:value-type="string">
            <text:p>601 - Cheltuieli cu materiile prim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office:value-type="float" office:value="601">
            <text:p>601</text:p>
          </table:table-cell>
          <table:table-cell office:value-type="string">
            <text:p>601 - Cheltuieli cu materiile prime</text:p>
          </table:table-cell>
          <table:table-cell table:number-columns-repeated="8"/>
          <table:table-cell office:value-type="float" office:value="601000002">
            <text:p>601000002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602 - CHELTUIELI CU MATERIALELE CONSUMABILE</text:p>
          </table:table-cell>
          <table:table-cell office:value-type="string">
            <text:p>602 - Cheltuieli cu materialele consumab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office:value-type="float" office:value="602">
            <text:p>602</text:p>
          </table:table-cell>
          <table:table-cell office:value-type="string">
            <text:p>602 - CHELTUIELI CU MATERIALELE CONSUMABILE</text:p>
          </table:table-cell>
          <table:table-cell table:number-columns-repeated="8"/>
          <table:table-cell office:value-type="float" office:value="602000002">
            <text:p>602000002</text:p>
          </table:table-cell>
        </table:table-row>
        <table:table-row table:style-name="ro1">
          <table:table-cell office:value-type="float" office:value="6021">
            <text:p>6021</text:p>
          </table:table-cell>
          <table:table-cell table:number-columns-repeated="2" office:value-type="string">
            <text:p>6021 - Cheltuieli cu materialele auxili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1">
            <text:p>6021</text:p>
          </table:table-cell>
          <table:table-cell office:value-type="string">
            <text:p>6021 - Cheltuieli cu materialele auxiliare</text:p>
          </table:table-cell>
          <table:table-cell table:number-columns-repeated="8"/>
          <table:table-cell office:value-type="float" office:value="602100003">
            <text:p>602100003</text:p>
          </table:table-cell>
        </table:table-row>
        <table:table-row table:style-name="ro1">
          <table:table-cell office:value-type="float" office:value="6022">
            <text:p>6022</text:p>
          </table:table-cell>
          <table:table-cell table:number-columns-repeated="2" office:value-type="string">
            <text:p>6022 - Cheltuieli privind combustibilul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2">
            <text:p>6022</text:p>
          </table:table-cell>
          <table:table-cell office:value-type="string">
            <text:p>6022 - Cheltuieli privind combustibilul</text:p>
          </table:table-cell>
          <table:table-cell table:number-columns-repeated="8"/>
          <table:table-cell office:value-type="float" office:value="602200003">
            <text:p>602200003</text:p>
          </table:table-cell>
        </table:table-row>
        <table:table-row table:style-name="ro1">
          <table:table-cell office:value-type="float" office:value="6023">
            <text:p>6023</text:p>
          </table:table-cell>
          <table:table-cell table:number-columns-repeated="2" office:value-type="string">
            <text:p>6023 - Cheltuieli privind materialele pentru ambalat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3">
            <text:p>6023</text:p>
          </table:table-cell>
          <table:table-cell office:value-type="string">
            <text:p>6023 - Cheltuieli privind materialele pentru ambalat</text:p>
          </table:table-cell>
          <table:table-cell table:number-columns-repeated="8"/>
          <table:table-cell office:value-type="float" office:value="602300003">
            <text:p>602300003</text:p>
          </table:table-cell>
        </table:table-row>
        <table:table-row table:style-name="ro1">
          <table:table-cell office:value-type="float" office:value="6024">
            <text:p>6024</text:p>
          </table:table-cell>
          <table:table-cell table:number-columns-repeated="2" office:value-type="string">
            <text:p>6024 - Cheltuieli privind piesele de schimb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4">
            <text:p>6024</text:p>
          </table:table-cell>
          <table:table-cell office:value-type="string">
            <text:p>6024 - Cheltuieli privind piesele de schimb</text:p>
          </table:table-cell>
          <table:table-cell table:number-columns-repeated="8"/>
          <table:table-cell office:value-type="float" office:value="602400003">
            <text:p>602400003</text:p>
          </table:table-cell>
        </table:table-row>
        <table:table-row table:style-name="ro1">
          <table:table-cell office:value-type="float" office:value="6025">
            <text:p>6025</text:p>
          </table:table-cell>
          <table:table-cell table:number-columns-repeated="2" office:value-type="string">
            <text:p>6025 - Cheltuieli privind seminţele şi materialele de plantat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5">
            <text:p>6025</text:p>
          </table:table-cell>
          <table:table-cell office:value-type="string">
            <text:p>6025 - Cheltuieli privind seminţele şi materialele de plantat</text:p>
          </table:table-cell>
          <table:table-cell table:number-columns-repeated="8"/>
          <table:table-cell office:value-type="float" office:value="602500003">
            <text:p>602500003</text:p>
          </table:table-cell>
        </table:table-row>
        <table:table-row table:style-name="ro1">
          <table:table-cell office:value-type="float" office:value="6026">
            <text:p>6026</text:p>
          </table:table-cell>
          <table:table-cell table:number-columns-repeated="2" office:value-type="string">
            <text:p>6026 - Cheltuieli privind furaje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6">
            <text:p>6026</text:p>
          </table:table-cell>
          <table:table-cell office:value-type="string">
            <text:p>6026 - Cheltuieli privind furajele</text:p>
          </table:table-cell>
          <table:table-cell table:number-columns-repeated="8"/>
          <table:table-cell office:value-type="float" office:value="602600003">
            <text:p>602600003</text:p>
          </table:table-cell>
        </table:table-row>
        <table:table-row table:style-name="ro1">
          <table:table-cell office:value-type="float" office:value="6028">
            <text:p>6028</text:p>
          </table:table-cell>
          <table:table-cell table:number-columns-repeated="2" office:value-type="string">
            <text:p>6028 - Cheltuieli privind alte materiale consumab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2">
            <text:p>602</text:p>
          </table:table-cell>
          <table:table-cell office:value-type="float" office:value="6028">
            <text:p>6028</text:p>
          </table:table-cell>
          <table:table-cell office:value-type="string">
            <text:p>6028 - Cheltuieli privind alte materiale consumabile</text:p>
          </table:table-cell>
          <table:table-cell table:number-columns-repeated="8"/>
          <table:table-cell office:value-type="float" office:value="602800003">
            <text:p>602800003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number-columns-repeated="2" office:value-type="string">
            <text:p>603 - Cheltuieli privind materialele de natura obiectelor de inventar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office:value-type="float" office:value="603">
            <text:p>603</text:p>
          </table:table-cell>
          <table:table-cell office:value-type="string">
            <text:p>603 - Cheltuieli privind materialele de natura obiectelor de inventar</text:p>
          </table:table-cell>
          <table:table-cell table:number-columns-repeated="8"/>
          <table:table-cell office:value-type="float" office:value="603000002">
            <text:p>603000002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number-columns-repeated="2" office:value-type="string">
            <text:p>604 - Cheltuieli privind materialele nestoc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office:value-type="float" office:value="604">
            <text:p>604</text:p>
          </table:table-cell>
          <table:table-cell office:value-type="string">
            <text:p>604 - Cheltuieli privind materialele nestocate</text:p>
          </table:table-cell>
          <table:table-cell table:number-columns-repeated="8"/>
          <table:table-cell office:value-type="float" office:value="604000002">
            <text:p>604000002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number-columns-repeated="2" office:value-type="string">
            <text:p>605 - Cheltuieli privind energia şi apa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office:value-type="float" office:value="605">
            <text:p>605</text:p>
          </table:table-cell>
          <table:table-cell office:value-type="string">
            <text:p>605 - Cheltuieli privind energia şi apa</text:p>
          </table:table-cell>
          <table:table-cell table:number-columns-repeated="8"/>
          <table:table-cell office:value-type="float" office:value="605000002">
            <text:p>605000002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number-columns-repeated="2" office:value-type="string">
            <text:p>606 - Cheltuieli privind animalele şi păsă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office:value-type="float" office:value="606">
            <text:p>606</text:p>
          </table:table-cell>
          <table:table-cell office:value-type="string">
            <text:p>606 - Cheltuieli privind animalele şi păsările</text:p>
          </table:table-cell>
          <table:table-cell table:number-columns-repeated="8"/>
          <table:table-cell office:value-type="float" office:value="606000002">
            <text:p>606000002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607 - CHELTUIELI PRIVIND MARFURILE</text:p>
          </table:table-cell>
          <table:table-cell office:value-type="string">
            <text:p>607 - Cheltuieli privind mărfu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office:value-type="float" office:value="607">
            <text:p>607</text:p>
          </table:table-cell>
          <table:table-cell office:value-type="string">
            <text:p>607 - CHELTUIELI PRIVIND MARFURILE</text:p>
          </table:table-cell>
          <table:table-cell table:number-columns-repeated="8"/>
          <table:table-cell office:value-type="float" office:value="607000002">
            <text:p>607000002</text:p>
          </table:table-cell>
        </table:table-row>
        <table:table-row table:style-name="ro1">
          <table:table-cell office:value-type="float" office:value="6071">
            <text:p>6071</text:p>
          </table:table-cell>
          <table:table-cell table:number-columns-repeated="2" office:value-type="string">
            <text:p>6071 - Cheltuieli privind mărfu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COGS_ACCT</text:p>
          </table:table-cell>
          <table:table-cell office:value-type="float" office:value="607">
            <text:p>607</text:p>
          </table:table-cell>
          <table:table-cell office:value-type="float" office:value="6071">
            <text:p>6071</text:p>
          </table:table-cell>
          <table:table-cell office:value-type="string">
            <text:p>6071 - CHELTUIELI PRIVIND MARFURILE</text:p>
          </table:table-cell>
          <table:table-cell table:number-columns-repeated="8"/>
          <table:table-cell office:value-type="float" office:value="607100003">
            <text:p>607100003</text:p>
          </table:table-cell>
        </table:table-row>
        <table:table-row table:style-name="ro1">
          <table:table-cell office:value-type="float" office:value="6072">
            <text:p>6072</text:p>
          </table:table-cell>
          <table:table-cell table:number-columns-repeated="2" office:value-type="string">
            <text:p>6072 - Cheltuieli privind mărfu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P_COSTADJUSTMENT_ACCT</text:p>
          </table:table-cell>
          <table:table-cell office:value-type="float" office:value="607">
            <text:p>607</text:p>
          </table:table-cell>
          <table:table-cell office:value-type="float" office:value="6072">
            <text:p>6072</text:p>
          </table:table-cell>
          <table:table-cell office:value-type="string">
            <text:p>6072 - CHELTUIELI PRIVIND MARFURILE</text:p>
          </table:table-cell>
          <table:table-cell table:number-columns-repeated="8"/>
          <table:table-cell office:value-type="float" office:value="607200003">
            <text:p>607200003</text:p>
          </table:table-cell>
        </table:table-row>
        <table:table-row table:style-name="ro1">
          <table:table-cell office:value-type="float" office:value="6073">
            <text:p>6073</text:p>
          </table:table-cell>
          <table:table-cell table:number-columns-repeated="2" office:value-type="string">
            <text:p>6073 - Cheltuieli privind mărfu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P_EXPENSE_ACCT</text:p>
          </table:table-cell>
          <table:table-cell office:value-type="float" office:value="607">
            <text:p>607</text:p>
          </table:table-cell>
          <table:table-cell office:value-type="float" office:value="6073">
            <text:p>6073</text:p>
          </table:table-cell>
          <table:table-cell office:value-type="string">
            <text:p>6073 - CHELTUIELI PRIVIND MARFURILE</text:p>
          </table:table-cell>
          <table:table-cell table:number-columns-repeated="8"/>
          <table:table-cell office:value-type="float" office:value="607300003">
            <text:p>607300003</text:p>
          </table:table-cell>
        </table:table-row>
        <table:table-row table:style-name="ro1">
          <table:table-cell office:value-type="float" office:value="6074">
            <text:p>6074</text:p>
          </table:table-cell>
          <table:table-cell table:number-columns-repeated="2" office:value-type="string">
            <text:p>6074 - Cheltuieli privind mărfu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P_INVENTORYCLEARING_ACCT</text:p>
          </table:table-cell>
          <table:table-cell office:value-type="float" office:value="607">
            <text:p>607</text:p>
          </table:table-cell>
          <table:table-cell office:value-type="float" office:value="6074">
            <text:p>6074</text:p>
          </table:table-cell>
          <table:table-cell office:value-type="string">
            <text:p>6074 - CHELTUIELI PRIVIND MARFURILE</text:p>
          </table:table-cell>
          <table:table-cell table:number-columns-repeated="8"/>
          <table:table-cell office:value-type="float" office:value="607400003">
            <text:p>607400003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608 - CHELTUIELI PRIVIND AMBALAJELE</text:p>
          </table:table-cell>
          <table:table-cell office:value-type="string">
            <text:p>608 - Cheltuieli privind ambalaje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0">
            <text:p>60</text:p>
          </table:table-cell>
          <table:table-cell office:value-type="float" office:value="608">
            <text:p>608</text:p>
          </table:table-cell>
          <table:table-cell office:value-type="string">
            <text:p>608 - CHELTUIELI PRIVIND AMBALAJELE</text:p>
          </table:table-cell>
          <table:table-cell table:number-columns-repeated="8"/>
          <table:table-cell office:value-type="float" office:value="608000002">
            <text:p>60800000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61 - CHELTUIELI CU LUCRARILE SI SERVICIILE EXECUTATE DE TERŢ</text:p>
          </table:table-cell>
          <table:table-cell office:value-type="string">
            <text:p>61 - CHELTUIELI CU LUCRARILE SI SERVICIILE EXECUTATE DE TERŢ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string">
            <text:p>61 - CHELTUIELI CU LUCRARILE SI SERVICIILE EXECUTATE DE TERŢ</text:p>
          </table:table-cell>
          <table:table-cell table:number-columns-repeated="8"/>
          <table:table-cell office:value-type="float" office:value="610000001">
            <text:p>610000001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number-columns-repeated="2" office:value-type="string">
            <text:p>611 - Cheltuieli cu întreţinerea şi reparaţi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">
            <text:p>61</text:p>
          </table:table-cell>
          <table:table-cell office:value-type="float" office:value="611">
            <text:p>611</text:p>
          </table:table-cell>
          <table:table-cell office:value-type="string">
            <text:p>611 - CHELTUIELI CU INTRETINEREA SI REPARATIILE</text:p>
          </table:table-cell>
          <table:table-cell table:number-columns-repeated="8"/>
          <table:table-cell office:value-type="float" office:value="611000002">
            <text:p>61100000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number-columns-repeated="2" office:value-type="string">
            <text:p>612 - Cheltuieli cu redevenţele locaţiile de gestiune şi chiri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">
            <text:p>61</text:p>
          </table:table-cell>
          <table:table-cell office:value-type="float" office:value="612">
            <text:p>612</text:p>
          </table:table-cell>
          <table:table-cell office:value-type="string">
            <text:p>612 - CHELTUIELI CU REDEVENTELE LOCATIILE DE GESTIUNE SI CHI</text:p>
          </table:table-cell>
          <table:table-cell table:number-columns-repeated="8"/>
          <table:table-cell office:value-type="float" office:value="612000002">
            <text:p>612000002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number-columns-repeated="2" office:value-type="string">
            <text:p>613 - Cheltuieli cu primele de asigur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">
            <text:p>61</text:p>
          </table:table-cell>
          <table:table-cell office:value-type="float" office:value="613">
            <text:p>613</text:p>
          </table:table-cell>
          <table:table-cell office:value-type="string">
            <text:p>613 - CHELTUIELI CU PRIMELE DE ASIGURARE</text:p>
          </table:table-cell>
          <table:table-cell table:number-columns-repeated="8"/>
          <table:table-cell office:value-type="float" office:value="613000002">
            <text:p>613000002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number-columns-repeated="2" office:value-type="string">
            <text:p>614 - Cheltuieli cu studiile şi cercetăr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1">
            <text:p>61</text:p>
          </table:table-cell>
          <table:table-cell office:value-type="float" office:value="614">
            <text:p>614</text:p>
          </table:table-cell>
          <table:table-cell office:value-type="string">
            <text:p>614 - CHELTUIELI CU STUDIILE SI CERCETARILE</text:p>
          </table:table-cell>
          <table:table-cell table:number-columns-repeated="8"/>
          <table:table-cell office:value-type="float" office:value="614000002">
            <text:p>61400000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62 - CHELTUIELI CU ALTE SERVICII EXECUTATE DE TERT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string">
            <text:p>62 - CHELTUIELI CU ALTE SERVICII EXECUTATE DE TERTI</text:p>
          </table:table-cell>
          <table:table-cell table:number-columns-repeated="8"/>
          <table:table-cell office:value-type="float" office:value="620000001">
            <text:p>620000001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number-columns-repeated="2" office:value-type="string">
            <text:p>621 - Cheltuieli cu colaboratori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office:value-type="float" office:value="621">
            <text:p>621</text:p>
          </table:table-cell>
          <table:table-cell office:value-type="string">
            <text:p>621 - CHELTUIELI CU COLABORATORII</text:p>
          </table:table-cell>
          <table:table-cell table:number-columns-repeated="8"/>
          <table:table-cell office:value-type="float" office:value="621000002">
            <text:p>62100000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number-columns-repeated="2" office:value-type="string">
            <text:p>622 - Cheltuieli privind comisioanele şi onorari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office:value-type="float" office:value="622">
            <text:p>622</text:p>
          </table:table-cell>
          <table:table-cell office:value-type="string">
            <text:p>622 - CHELTUIELI PRIVIND COMISIOANELE SI ONORARIILE</text:p>
          </table:table-cell>
          <table:table-cell table:number-columns-repeated="8"/>
          <table:table-cell office:value-type="float" office:value="622000002">
            <text:p>62200000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623 - CHELTUIELI DE PROTOCOL RECLAMA SI PUBLICITATE</text:p>
          </table:table-cell>
          <table:table-cell office:value-type="string">
            <text:p>623 - Cheltuieli de protocol reclama şi publicit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CB_EXPENSE_ACCT</text:p>
          </table:table-cell>
          <table:table-cell office:value-type="float" office:value="62">
            <text:p>62</text:p>
          </table:table-cell>
          <table:table-cell office:value-type="float" office:value="623">
            <text:p>623</text:p>
          </table:table-cell>
          <table:table-cell office:value-type="string">
            <text:p>623 - CHELTUIELI DE PROTOCOL RECLAMA SI PUBLICITATE</text:p>
          </table:table-cell>
          <table:table-cell table:number-columns-repeated="8"/>
          <table:table-cell office:value-type="float" office:value="623000002">
            <text:p>623000002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number-columns-repeated="2" office:value-type="string">
            <text:p>624 - Cheltuieli cu transportul de bunuri şi personal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office:value-type="float" office:value="624">
            <text:p>624</text:p>
          </table:table-cell>
          <table:table-cell office:value-type="string">
            <text:p>624 - CHELTUIELI CU TRANSPORTUL DE BUNURI SI PERSONAL</text:p>
          </table:table-cell>
          <table:table-cell table:number-columns-repeated="8"/>
          <table:table-cell office:value-type="float" office:value="624000002">
            <text:p>624000002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number-columns-repeated="2" office:value-type="string">
            <text:p>625 - Cheltuieli cu deplasări, detaşări şi transferăr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office:value-type="float" office:value="625">
            <text:p>625</text:p>
          </table:table-cell>
          <table:table-cell office:value-type="string">
            <text:p>625 - CHELTUIELI CU DEPLASARI DETASARI SI TRANSFERARI</text:p>
          </table:table-cell>
          <table:table-cell table:number-columns-repeated="8"/>
          <table:table-cell office:value-type="float" office:value="625000002">
            <text:p>62500000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number-columns-repeated="2" office:value-type="string">
            <text:p>626 - Cheltuieli poştale şi taxe de telecomunicaţi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office:value-type="float" office:value="626">
            <text:p>626</text:p>
          </table:table-cell>
          <table:table-cell office:value-type="string">
            <text:p>626 - CHELTUIELI POSTALE SI TAXE DE TELECOMUNICATII</text:p>
          </table:table-cell>
          <table:table-cell table:number-columns-repeated="8"/>
          <table:table-cell office:value-type="float" office:value="626000002">
            <text:p>626000002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number-columns-repeated="2" office:value-type="string">
            <text:p>627 - Cheltuieli cu serviciile bancare şi asimil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EXPENSE_ACCT</text:p>
          </table:table-cell>
          <table:table-cell office:value-type="float" office:value="62">
            <text:p>62</text:p>
          </table:table-cell>
          <table:table-cell office:value-type="float" office:value="627">
            <text:p>627</text:p>
          </table:table-cell>
          <table:table-cell office:value-type="string">
            <text:p>627 - CHELTUIELI CU SERVICIILE BANCARE SI ASIMILATE</text:p>
          </table:table-cell>
          <table:table-cell table:number-columns-repeated="8"/>
          <table:table-cell office:value-type="float" office:value="627000002">
            <text:p>627000002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string">
            <text:p>628 - Alte cheltuieli cu serviciile executate de terţ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2">
            <text:p>62</text:p>
          </table:table-cell>
          <table:table-cell office:value-type="float" office:value="628">
            <text:p>628</text:p>
          </table:table-cell>
          <table:table-cell office:value-type="string">
            <text:p>628 - ALTE CHELTUIELI CU SERVICIILE EXECUTATE DE TERTI</text:p>
          </table:table-cell>
          <table:table-cell table:number-columns-repeated="8"/>
          <table:table-cell office:value-type="float" office:value="628000002">
            <text:p>62800000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63 - CHELTUIELI CU ALTE IMPOZITE TAXE SI VARSAMINTE ASIMILAT</text:p>
          </table:table-cell>
          <table:table-cell office:value-type="string">
            <text:p>63 - CHELTUIELI CU ALTE IMPOZITE TAXE SI VARSAMINTE ASIMIL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string">
            <text:p>63 - CHELTUIELI CU ALTE IMPOZITE TAXE SI VARSAMINTE ASIMILAT</text:p>
          </table:table-cell>
          <table:table-cell table:number-columns-repeated="8"/>
          <table:table-cell office:value-type="float" office:value="630000001">
            <text:p>63000000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635 - CHELTUIELI CU ALTE IMPOZITE TAXE SI VARSAMINTE ASIMILA</text:p>
          </table:table-cell>
          <table:table-cell office:value-type="string">
            <text:p>635 - Cheltuieli cu alte impozite taxe şi vărsăminte asimil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EXPENSE_ACCT</text:p>
          </table:table-cell>
          <table:table-cell office:value-type="float" office:value="63">
            <text:p>63</text:p>
          </table:table-cell>
          <table:table-cell office:value-type="float" office:value="635">
            <text:p>635</text:p>
          </table:table-cell>
          <table:table-cell office:value-type="string">
            <text:p>635 - CHELTUIELI CU ALTE IMPOZITE TAXE SI VARSAMINTE ASIMILA</text:p>
          </table:table-cell>
          <table:table-cell table:number-columns-repeated="8"/>
          <table:table-cell office:value-type="float" office:value="635000002">
            <text:p>63500000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string">
            <text:p>64 - CHELTUIELI CU PERSONALUL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string">
            <text:p>64 - CHELTUIELI CU PERSONALUL</text:p>
          </table:table-cell>
          <table:table-cell table:number-columns-repeated="8"/>
          <table:table-cell office:value-type="float" office:value="640000001">
            <text:p>640000001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641 - CHELTUIELI CU SALARIILE PERSONALULUI </text:p>
          </table:table-cell>
          <table:table-cell office:value-type="string">
            <text:p>641 - Cheltuieli cu salariile personalului 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E_EXPENSE_ACCT</text:p>
          </table:table-cell>
          <table:table-cell office:value-type="float" office:value="64">
            <text:p>64</text:p>
          </table:table-cell>
          <table:table-cell office:value-type="float" office:value="641">
            <text:p>641</text:p>
          </table:table-cell>
          <table:table-cell office:value-type="string">
            <text:p>641 - CHELTUIELI CU SALARIILE PERSONALULUI </text:p>
          </table:table-cell>
          <table:table-cell table:number-columns-repeated="8"/>
          <table:table-cell office:value-type="float" office:value="641000002">
            <text:p>641000002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645 - CHELTUIELI PRIVIND ASIGURĂRILE ŞI PROTECŢIA SOCIALĂ</text:p>
          </table:table-cell>
          <table:table-cell office:value-type="string">
            <text:p>645 - Cheltuieli privind asigurările şi protecţia socială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4">
            <text:p>64</text:p>
          </table:table-cell>
          <table:table-cell office:value-type="float" office:value="645">
            <text:p>645</text:p>
          </table:table-cell>
          <table:table-cell office:value-type="string">
            <text:p>645 - CHELTUIELI PRIVIND ASIGURĂRILE ŞI PROTECŢIA SOCIALĂ</text:p>
          </table:table-cell>
          <table:table-cell table:number-columns-repeated="8"/>
          <table:table-cell office:value-type="float" office:value="645000002">
            <text:p>645000002</text:p>
          </table:table-cell>
        </table:table-row>
        <table:table-row table:style-name="ro1">
          <table:table-cell office:value-type="float" office:value="6451">
            <text:p>6451</text:p>
          </table:table-cell>
          <table:table-cell office:value-type="string">
            <text:p>6451 - CONTRIBUTIA UNITATII LA ASIGURARILE SOCIALE</text:p>
          </table:table-cell>
          <table:table-cell office:value-type="string">
            <text:p>6451 - Contribuţia unităţii la asigurările socia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5">
            <text:p>645</text:p>
          </table:table-cell>
          <table:table-cell office:value-type="float" office:value="6451">
            <text:p>6451</text:p>
          </table:table-cell>
          <table:table-cell office:value-type="string">
            <text:p>6451 - CONTRIBUTIA UNITATII LA ASIGURARILE SOCIALE</text:p>
          </table:table-cell>
          <table:table-cell table:number-columns-repeated="8"/>
          <table:table-cell office:value-type="float" office:value="645100003">
            <text:p>645100003</text:p>
          </table:table-cell>
        </table:table-row>
        <table:table-row table:style-name="ro1">
          <table:table-cell office:value-type="float" office:value="6452">
            <text:p>6452</text:p>
          </table:table-cell>
          <table:table-cell office:value-type="string">
            <text:p>6452 - CONTRIBUTIA UNITATII PENTRU AJUTORUL DE SOMAJ</text:p>
          </table:table-cell>
          <table:table-cell office:value-type="string">
            <text:p>6452 - Contribuţia unităţii pentru ajutorul de şomaj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5">
            <text:p>645</text:p>
          </table:table-cell>
          <table:table-cell office:value-type="float" office:value="6452">
            <text:p>6452</text:p>
          </table:table-cell>
          <table:table-cell office:value-type="string">
            <text:p>6452 - CONTRIBUTIA UNITATII PENTRU AJUTORUL DE SOMAJ</text:p>
          </table:table-cell>
          <table:table-cell table:number-columns-repeated="8"/>
          <table:table-cell office:value-type="float" office:value="645200003">
            <text:p>645200003</text:p>
          </table:table-cell>
        </table:table-row>
        <table:table-row table:style-name="ro1">
          <table:table-cell office:value-type="float" office:value="6453">
            <text:p>6453</text:p>
          </table:table-cell>
          <table:table-cell office:value-type="string">
            <text:p>6453 - CONTRIBUTIA ANGAJATORULUI PENTRU ASIGURARILE SOCIALE </text:p>
          </table:table-cell>
          <table:table-cell office:value-type="string">
            <text:p>6453 - Contribuţia angajatorului pentru asigurările sociale de sanat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5">
            <text:p>645</text:p>
          </table:table-cell>
          <table:table-cell office:value-type="float" office:value="6453">
            <text:p>6453</text:p>
          </table:table-cell>
          <table:table-cell office:value-type="string">
            <text:p>6453 - CONTRIBUTIA ANGAJATORULUI PENTRU ASIGURARILE SOCIALE </text:p>
          </table:table-cell>
          <table:table-cell table:number-columns-repeated="8"/>
          <table:table-cell office:value-type="float" office:value="645300003">
            <text:p>645300003</text:p>
          </table:table-cell>
        </table:table-row>
        <table:table-row table:style-name="ro1">
          <table:table-cell office:value-type="float" office:value="6458">
            <text:p>6458</text:p>
          </table:table-cell>
          <table:table-cell office:value-type="string">
            <text:p>6458 - ALTE CHELTUIELI PRIVIND ASIGURARILE SI PROTECTIA SOCI</text:p>
          </table:table-cell>
          <table:table-cell office:value-type="string">
            <text:p>6458 - Alte cheltuieli privind asigurările şi protecţia socială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45">
            <text:p>645</text:p>
          </table:table-cell>
          <table:table-cell office:value-type="float" office:value="6458">
            <text:p>6458</text:p>
          </table:table-cell>
          <table:table-cell office:value-type="string">
            <text:p>6458 - ALTE CHELTUIELI PRIVIND ASIGURARILE SI PROTECTIA SOCI</text:p>
          </table:table-cell>
          <table:table-cell table:number-columns-repeated="8"/>
          <table:table-cell office:value-type="float" office:value="645800003">
            <text:p>64580000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65 - ALTE CHELTUIELI DE EXPLOAT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string">
            <text:p>65 - ALTE CHELTUIELI DE EXPLOATARE</text:p>
          </table:table-cell>
          <table:table-cell table:number-columns-repeated="8"/>
          <table:table-cell office:value-type="float" office:value="650000001">
            <text:p>650000001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654 - PIERDERI DIN CREANŢE </text:p>
          </table:table-cell>
          <table:table-cell office:value-type="string">
            <text:p>654 - Pierderi din creanţe 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">
            <text:p>65</text:p>
          </table:table-cell>
          <table:table-cell office:value-type="float" office:value="654">
            <text:p>654</text:p>
          </table:table-cell>
          <table:table-cell office:value-type="string">
            <text:p>654 - PIERDERI DIN CREANŢE </text:p>
          </table:table-cell>
          <table:table-cell table:number-columns-repeated="8"/>
          <table:table-cell office:value-type="float" office:value="654000002">
            <text:p>654000002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658 - ALTE CHELTUIELI DE EXPLOATARE</text:p>
          </table:table-cell>
          <table:table-cell office:value-type="string">
            <text:p>658 - Alte cheltuieli de exploat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office:value-type="float" office:value="658">
            <text:p>658</text:p>
          </table:table-cell>
          <table:table-cell office:value-type="string">
            <text:p>658 - ALTE CHELTUIELI DE EXPLOATARE</text:p>
          </table:table-cell>
          <table:table-cell table:number-columns-repeated="8"/>
          <table:table-cell office:value-type="float" office:value="658000002">
            <text:p>658000002</text:p>
          </table:table-cell>
        </table:table-row>
        <table:table-row table:style-name="ro1">
          <table:table-cell office:value-type="float" office:value="6581">
            <text:p>6581</text:p>
          </table:table-cell>
          <table:table-cell office:value-type="string">
            <text:p>6581 - DESPĂGUBIRI AMENZI ŞI PENALITĂŢI</text:p>
          </table:table-cell>
          <table:table-cell office:value-type="string">
            <text:p>6581 - Despăgubiri amenzi şi penalităţ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8">
            <text:p>658</text:p>
          </table:table-cell>
          <table:table-cell office:value-type="float" office:value="6581">
            <text:p>6581</text:p>
          </table:table-cell>
          <table:table-cell office:value-type="string">
            <text:p>6581 - DESPĂGUBIRI AMENZI ŞI PENALITĂŢI</text:p>
          </table:table-cell>
          <table:table-cell table:number-columns-repeated="8"/>
          <table:table-cell office:value-type="float" office:value="658100003">
            <text:p>658100003</text:p>
          </table:table-cell>
        </table:table-row>
        <table:table-row table:style-name="ro1">
          <table:table-cell office:value-type="float" office:value="6582">
            <text:p>6582</text:p>
          </table:table-cell>
          <table:table-cell office:value-type="string">
            <text:p>6582 - DONAŢII ŞI SUBVENŢII ACORDATE</text:p>
          </table:table-cell>
          <table:table-cell office:value-type="string">
            <text:p>6582 - Donaţii şi subvenţii acord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58">
            <text:p>658</text:p>
          </table:table-cell>
          <table:table-cell office:value-type="float" office:value="6582">
            <text:p>6582</text:p>
          </table:table-cell>
          <table:table-cell office:value-type="string">
            <text:p>6582 - DONAŢII ŞI SUBVENŢII ACORDATE</text:p>
          </table:table-cell>
          <table:table-cell table:number-columns-repeated="8"/>
          <table:table-cell office:value-type="float" office:value="658200003">
            <text:p>658200003</text:p>
          </table:table-cell>
        </table:table-row>
        <table:table-row table:style-name="ro1">
          <table:table-cell office:value-type="float" office:value="6583">
            <text:p>6583</text:p>
          </table:table-cell>
          <table:table-cell office:value-type="string">
            <text:p>6583 - CHELTUIELI PRIVIND ACTIVELE CEDATE ŞI ALTE OPERATII D</text:p>
          </table:table-cell>
          <table:table-cell office:value-type="string">
            <text:p>6583 - Cheltuieli privind activele cedate şi alte operaţii de capital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58">
            <text:p>658</text:p>
          </table:table-cell>
          <table:table-cell office:value-type="float" office:value="6583">
            <text:p>6583</text:p>
          </table:table-cell>
          <table:table-cell office:value-type="string">
            <text:p>6583 - CHELTUIELI PRIVIND ACTIVELE CEDATE ŞI ALTE OPERATII D</text:p>
          </table:table-cell>
          <table:table-cell table:number-columns-repeated="8"/>
          <table:table-cell office:value-type="float" office:value="658300003">
            <text:p>658300003</text:p>
          </table:table-cell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6588 - ALTE CHELTUIELI DE EXPLOATARE</text:p>
          </table:table-cell>
          <table:table-cell office:value-type="string">
            <text:p>6588 - Alte cheltuieli de exploat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EXPENSE_ACCT</text:p>
          </table:table-cell>
          <table:table-cell office:value-type="float" office:value="658">
            <text:p>658</text:p>
          </table:table-cell>
          <table:table-cell office:value-type="float" office:value="6588">
            <text:p>6588</text:p>
          </table:table-cell>
          <table:table-cell office:value-type="string">
            <text:p>6588 - ALTE CHELTUIELI DE EXPLOATARE</text:p>
          </table:table-cell>
          <table:table-cell table:number-columns-repeated="8"/>
          <table:table-cell office:value-type="float" office:value="658800003">
            <text:p>65880000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66 - CHELTUIELI FINANCI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string">
            <text:p>66 - CHELTUIELI FINANCIARE</text:p>
          </table:table-cell>
          <table:table-cell table:number-columns-repeated="8"/>
          <table:table-cell office:value-type="float" office:value="660000001">
            <text:p>66000000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number-columns-repeated="2" office:value-type="string">
            <text:p>663 - Pierderi din creanţe legate de participaţi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">
            <text:p>66</text:p>
          </table:table-cell>
          <table:table-cell office:value-type="float" office:value="663">
            <text:p>663</text:p>
          </table:table-cell>
          <table:table-cell office:value-type="string">
            <text:p>663 - PIERDERI DIN CREANTE LEGATE DE PARTICIPATII</text:p>
          </table:table-cell>
          <table:table-cell table:number-columns-repeated="8"/>
          <table:table-cell office:value-type="float" office:value="663000002">
            <text:p>663000002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664 - CHELTUIELI PRIVIND INVESTIŢIILE FINANCIARE CEDATE</text:p>
          </table:table-cell>
          <table:table-cell office:value-type="string">
            <text:p>664 - Cheltuieli privind investiţiile financiare ced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office:value-type="float" office:value="664">
            <text:p>664</text:p>
          </table:table-cell>
          <table:table-cell office:value-type="string">
            <text:p>664 - CHELTUIELI CU TITLURILE DE PLASAMENT CEDATE</text:p>
          </table:table-cell>
          <table:table-cell table:number-columns-repeated="8"/>
          <table:table-cell office:value-type="float" office:value="664000002">
            <text:p>664000002</text:p>
          </table:table-cell>
        </table:table-row>
        <table:table-row table:style-name="ro1">
          <table:table-cell office:value-type="float" office:value="6641">
            <text:p>6641</text:p>
          </table:table-cell>
          <table:table-cell table:number-columns-repeated="2" office:value-type="string">
            <text:p>6641 - Cheltuieli privind imobilizările financiare ced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4">
            <text:p>664</text:p>
          </table:table-cell>
          <table:table-cell office:value-type="float" office:value="6641">
            <text:p>6641</text:p>
          </table:table-cell>
          <table:table-cell office:value-type="string">
            <text:p>6641 - CHELTUIELI PRIVIND IMOBILIZARILE FINANCIARE CEDATE</text:p>
          </table:table-cell>
          <table:table-cell table:number-columns-repeated="8"/>
          <table:table-cell office:value-type="float" office:value="664100003">
            <text:p>664100003</text:p>
          </table:table-cell>
        </table:table-row>
        <table:table-row table:style-name="ro1">
          <table:table-cell office:value-type="float" office:value="6642">
            <text:p>6642</text:p>
          </table:table-cell>
          <table:table-cell table:number-columns-repeated="2" office:value-type="string">
            <text:p>6642 - Pierderi privind investiţiile financiare pe termen scurt ced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64">
            <text:p>664</text:p>
          </table:table-cell>
          <table:table-cell office:value-type="float" office:value="6642">
            <text:p>6642</text:p>
          </table:table-cell>
          <table:table-cell office:value-type="string">
            <text:p>6642 - PIERDERI PRIVIND INVESTITIILE FINANCIARE PE TERMEN SC</text:p>
          </table:table-cell>
          <table:table-cell table:number-columns-repeated="8"/>
          <table:table-cell office:value-type="float" office:value="664200003">
            <text:p>664200003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number-columns-repeated="2" office:value-type="string">
            <text:p>665 - Cheltuieli din diferenţe de curs valutar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ALIZEDLOSS_ACCT</text:p>
          </table:table-cell>
          <table:table-cell office:value-type="float" office:value="66">
            <text:p>66</text:p>
          </table:table-cell>
          <table:table-cell office:value-type="float" office:value="665">
            <text:p>665</text:p>
          </table:table-cell>
          <table:table-cell office:value-type="string">
            <text:p>665 - CHELTUIELI DIN DIFERENTE DE CURS VALUTAR</text:p>
          </table:table-cell>
          <table:table-cell table:number-columns-repeated="8"/>
          <table:table-cell office:value-type="float" office:value="665000002">
            <text:p>665000002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number-columns-repeated="2" office:value-type="string">
            <text:p>666 - Cheltuieli privind dobânzi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B_INTERESTEXP_ACCT</text:p>
          </table:table-cell>
          <table:table-cell office:value-type="float" office:value="66">
            <text:p>66</text:p>
          </table:table-cell>
          <table:table-cell office:value-type="float" office:value="666">
            <text:p>666</text:p>
          </table:table-cell>
          <table:table-cell office:value-type="string">
            <text:p>666 - CHELTUIELI PRIVIND DOBÂNZILE</text:p>
          </table:table-cell>
          <table:table-cell table:number-columns-repeated="8"/>
          <table:table-cell office:value-type="float" office:value="666000002">
            <text:p>666000002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667 - CHELTUIELI PRIVIND SCONTURILE ACORDATE</text:p>
          </table:table-cell>
          <table:table-cell office:value-type="string">
            <text:p>667 - Cheltuieli privind sconturile acord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office:value-type="float" office:value="667">
            <text:p>667</text:p>
          </table:table-cell>
          <table:table-cell office:value-type="string">
            <text:p>667 - CHELTUIELI PRIVIND SCONTURILE ACORDATE</text:p>
          </table:table-cell>
          <table:table-cell table:number-columns-repeated="8"/>
          <table:table-cell office:value-type="float" office:value="667000002">
            <text:p>667000002</text:p>
          </table:table-cell>
        </table:table-row>
        <table:table-row table:style-name="ro1">
          <table:table-cell office:value-type="float" office:value="6671">
            <text:p>6671</text:p>
          </table:table-cell>
          <table:table-cell table:number-columns-repeated="2" office:value-type="string">
            <text:p>6671 - Cheltuieli privind sconturile acorda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P_TRADEDISCOUNTGRANT_ACCT</text:p>
          </table:table-cell>
          <table:table-cell office:value-type="float" office:value="667">
            <text:p>667</text:p>
          </table:table-cell>
          <table:table-cell office:value-type="float" office:value="6671">
            <text:p>6671</text:p>
          </table:table-cell>
          <table:table-cell office:value-type="string">
            <text:p>6671 - CHELTUIELI PRIVIND SCONTURILE ACORDATE</text:p>
          </table:table-cell>
          <table:table-cell table:number-columns-repeated="8"/>
          <table:table-cell office:value-type="float" office:value="667100003">
            <text:p>667100003</text:p>
          </table:table-cell>
        </table:table-row>
        <table:table-row table:style-name="ro1">
          <table:table-cell office:value-type="float" office:value="6672">
            <text:p>6672</text:p>
          </table:table-cell>
          <table:table-cell table:number-columns-repeated="2" office:value-type="string">
            <text:p>6672 - Cheltuieli privind sconturile - încasăr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PAYDISCOUNT_EXP_ACCT</text:p>
          </table:table-cell>
          <table:table-cell office:value-type="float" office:value="667">
            <text:p>667</text:p>
          </table:table-cell>
          <table:table-cell office:value-type="float" office:value="6672">
            <text:p>6672</text:p>
          </table:table-cell>
          <table:table-cell office:value-type="string">
            <text:p>6672 - CHELTUIELI PRIVIND SCONTURILE - ÎNCASĂRI</text:p>
          </table:table-cell>
          <table:table-cell table:number-columns-repeated="8"/>
          <table:table-cell office:value-type="float" office:value="667200003">
            <text:p>667200003</text:p>
          </table:table-cell>
        </table:table-row>
        <table:table-row table:style-name="ro1">
          <table:table-cell office:value-type="float" office:value="6675">
            <text:p>6675</text:p>
          </table:table-cell>
          <table:table-cell office:value-type="string">
            <text:p>6675 - Cheltuieli - diferenţe pret achiziţie</text:p>
          </table:table-cell>
          <table:table-cell office:value-type="string">
            <text:p>6675 - Cheltuieli - diferenţe preţ achiziţi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P_PURCHASEPRICEVARIANCE_ACCT</text:p>
          </table:table-cell>
          <table:table-cell office:value-type="float" office:value="667">
            <text:p>667</text:p>
          </table:table-cell>
          <table:table-cell office:value-type="float" office:value="6675">
            <text:p>6675</text:p>
          </table:table-cell>
          <table:table-cell office:value-type="string">
            <text:p>6675 - CHELTUIELI - DIFERENTE PRET ACHIZITIE</text:p>
          </table:table-cell>
          <table:table-cell table:number-columns-repeated="8"/>
          <table:table-cell office:value-type="float" office:value="667500003">
            <text:p>667500003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number-columns-repeated="2" office:value-type="string">
            <text:p>668 - Alte cheltuieli financi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SETTLEMENTLOSS_ACCT</text:p>
          </table:table-cell>
          <table:table-cell office:value-type="float" office:value="66">
            <text:p>66</text:p>
          </table:table-cell>
          <table:table-cell office:value-type="float" office:value="668">
            <text:p>668</text:p>
          </table:table-cell>
          <table:table-cell office:value-type="string">
            <text:p>668 - ALTE CHELTUIELI FINANCIARE</text:p>
          </table:table-cell>
          <table:table-cell table:number-columns-repeated="8"/>
          <table:table-cell office:value-type="float" office:value="668000002">
            <text:p>66800000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67 - CHELTUIELI EXTRAORDINARE/ EXCEPTIONA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string">
            <text:p>67 - CHELTUIELI EXTRAORDINARE/ EXCEPTIONALE</text:p>
          </table:table-cell>
          <table:table-cell table:number-columns-repeated="8"/>
          <table:table-cell office:value-type="float" office:value="670000001">
            <text:p>67000000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671 - CHELTUIELI EXCEPTIONALE PRIVIND OPERATIILE DE GESTIUNE</text:p>
          </table:table-cell>
          <table:table-cell office:value-type="string">
            <text:p>671 - Cheltuieli excepţionale privind operaţiile de gestiun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office:value-type="float" office:value="671">
            <text:p>671</text:p>
          </table:table-cell>
          <table:table-cell office:value-type="string">
            <text:p>671 - CHELTUIELI EXCEPTIONALE PRIVIND OPERATIILE DE GESTIUNE</text:p>
          </table:table-cell>
          <table:table-cell table:number-columns-repeated="8"/>
          <table:table-cell office:value-type="float" office:value="671000002">
            <text:p>671000002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672 - CHELTUIELI PRIVIND OPERATIILE DE CAPITAL</text:p>
          </table:table-cell>
          <table:table-cell office:value-type="string">
            <text:p>672 - Cheltuieli privind operaţiile de capital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67">
            <text:p>67</text:p>
          </table:table-cell>
          <table:table-cell office:value-type="float" office:value="672">
            <text:p>672</text:p>
          </table:table-cell>
          <table:table-cell office:value-type="string">
            <text:p>672 - CHELTUIELI PRIVIND OPERATIILE DE CAPITAL</text:p>
          </table:table-cell>
          <table:table-cell table:number-columns-repeated="8"/>
          <table:table-cell office:value-type="float" office:value="672000002">
            <text:p>67200000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68 - CHELTUIELI CU AMORTIZARILE PROVIZIOANELE SI AJUSTAREA L</text:p>
          </table:table-cell>
          <table:table-cell office:value-type="string">
            <text:p>68 - CHELTUIELI CU AMORTIZARILE PROVIZIOANELE SI AJUSTAREA LA INFLATI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string">
            <text:p>68 - CHELTUIELI CU AMORTIZARILE PROVIZIOANELE SI AJUSTAREA L</text:p>
          </table:table-cell>
          <table:table-cell table:number-columns-repeated="8"/>
          <table:table-cell office:value-type="float" office:value="680000001">
            <text:p>68000000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681 - CHELTUIELI DE EXPLOATARE PRIVIND AMORTIZĂRILE ŞI PROVI</text:p>
          </table:table-cell>
          <table:table-cell office:value-type="string">
            <text:p>681 - Cheltuieli de exploatare privind amortizările şi provizioanel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office:value-type="float" office:value="681">
            <text:p>681</text:p>
          </table:table-cell>
          <table:table-cell office:value-type="string">
            <text:p>681 - CHELTUIELI DE EXPLOATARE PRIVIND AMORTIZĂRILE ŞI PROVI</text:p>
          </table:table-cell>
          <table:table-cell table:number-columns-repeated="8"/>
          <table:table-cell office:value-type="float" office:value="681000002">
            <text:p>681000002</text:p>
          </table:table-cell>
        </table:table-row>
        <table:table-row table:style-name="ro1">
          <table:table-cell office:value-type="float" office:value="6811">
            <text:p>6811</text:p>
          </table:table-cell>
          <table:table-cell table:number-columns-repeated="2" office:value-type="string">
            <text:p>6811 - Cheltuieli de exploatare privind amortizarea imobilizărilor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1">
            <text:p>681</text:p>
          </table:table-cell>
          <table:table-cell office:value-type="float" office:value="6811">
            <text:p>6811</text:p>
          </table:table-cell>
          <table:table-cell office:value-type="string">
            <text:p>6811 - CHELTUIELI DE EXPLOATARE PRIVIND AMORTIZAREA IMOBILIZ</text:p>
          </table:table-cell>
          <table:table-cell table:number-columns-repeated="8"/>
          <table:table-cell office:value-type="float" office:value="681100003">
            <text:p>681100003</text:p>
          </table:table-cell>
        </table:table-row>
        <table:table-row table:style-name="ro1">
          <table:table-cell office:value-type="float" office:value="6812">
            <text:p>6812</text:p>
          </table:table-cell>
          <table:table-cell table:number-columns-repeated="2" office:value-type="string">
            <text:p>6812 - Cheltuieli de exploatare privind provizioanele pentru riscuri şi cheltuieli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1">
            <text:p>681</text:p>
          </table:table-cell>
          <table:table-cell office:value-type="float" office:value="6812">
            <text:p>6812</text:p>
          </table:table-cell>
          <table:table-cell office:value-type="string">
            <text:p>6812 - CHELTUIELI DE EXPLOATARE PRIVIND PROVIZIOANELE PENTRU</text:p>
          </table:table-cell>
          <table:table-cell table:number-columns-repeated="8"/>
          <table:table-cell office:value-type="float" office:value="681200003">
            <text:p>681200003</text:p>
          </table:table-cell>
        </table:table-row>
        <table:table-row table:style-name="ro1">
          <table:table-cell office:value-type="float" office:value="6813">
            <text:p>6813</text:p>
          </table:table-cell>
          <table:table-cell table:number-columns-repeated="2" office:value-type="string">
            <text:p>6813 - Cheltuieli de exploatare privind provizioanele pentru deprecierea imobilizărilor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1">
            <text:p>681</text:p>
          </table:table-cell>
          <table:table-cell office:value-type="float" office:value="6813">
            <text:p>6813</text:p>
          </table:table-cell>
          <table:table-cell office:value-type="string">
            <text:p>6813 - CHELTUIELI DE EXPLOATARE PRIVIND PROVIZIOANELE PENTRU</text:p>
          </table:table-cell>
          <table:table-cell table:number-columns-repeated="8"/>
          <table:table-cell office:value-type="float" office:value="681300003">
            <text:p>681300003</text:p>
          </table:table-cell>
        </table:table-row>
        <table:table-row table:style-name="ro1">
          <table:table-cell office:value-type="float" office:value="6814">
            <text:p>6814</text:p>
          </table:table-cell>
          <table:table-cell table:number-columns-repeated="2" office:value-type="string">
            <text:p>6814 - Cheltuieli exploatare - deprecierea activelor circulan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B_REVALUATIONLOSS_ACCT</text:p>
          </table:table-cell>
          <table:table-cell office:value-type="float" office:value="681">
            <text:p>681</text:p>
          </table:table-cell>
          <table:table-cell office:value-type="float" office:value="6814">
            <text:p>6814</text:p>
          </table:table-cell>
          <table:table-cell office:value-type="string">
            <text:p>6814 - CHELTUIELI EXPLOATARE - DEPRECIEREA ACTIVELOR CIRCULA</text:p>
          </table:table-cell>
          <table:table-cell table:number-columns-repeated="8"/>
          <table:table-cell office:value-type="float" office:value="681400003">
            <text:p>681400003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686 - CHELTUIELI FINANCIARE PRIVIND AMORTIZĂRILE ŞI AJUSTĂRILE PENTRU PIERDERE DE VALOARE</text:p>
          </table:table-cell>
          <table:table-cell office:value-type="string">
            <text:p>686 - Cheltuieli financiare privind amortizările şi ajustările pentru pierdere de valo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office:value-type="float" office:value="686">
            <text:p>686</text:p>
          </table:table-cell>
          <table:table-cell office:value-type="string">
            <text:p>686 - CHELTUIELI FINANCIARE PRIVIND AMORTIZARILE SI PROVIZIO</text:p>
          </table:table-cell>
          <table:table-cell table:number-columns-repeated="8"/>
          <table:table-cell office:value-type="float" office:value="686000002">
            <text:p>686000002</text:p>
          </table:table-cell>
        </table:table-row>
        <table:table-row table:style-name="ro1">
          <table:table-cell office:value-type="float" office:value="6863">
            <text:p>6863</text:p>
          </table:table-cell>
          <table:table-cell office:value-type="string">
            <text:p>6863 - Cheltuieli financiare privind provizioanele pentru deprecierea imobilizărilor financiare</text:p>
          </table:table-cell>
          <table:table-cell office:value-type="string">
            <text:p>6863 - Cheltuieli financiare privind ajustările pentru pierderea de valoare a imobilizărilor financiar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 office:value-type="string">
            <text:p>UNREALIZEDLOSS_ACCT</text:p>
          </table:table-cell>
          <table:table-cell office:value-type="float" office:value="686">
            <text:p>686</text:p>
          </table:table-cell>
          <table:table-cell office:value-type="float" office:value="6863">
            <text:p>6863</text:p>
          </table:table-cell>
          <table:table-cell office:value-type="string">
            <text:p>6863 - CHELTUIELI FINANCIARE PRIVIND PROVIZIOANELE PENTRU DE</text:p>
          </table:table-cell>
          <table:table-cell table:number-columns-repeated="8"/>
          <table:table-cell office:value-type="float" office:value="686300003">
            <text:p>686300003</text:p>
          </table:table-cell>
        </table:table-row>
        <table:table-row table:style-name="ro1">
          <table:table-cell office:value-type="float" office:value="6864">
            <text:p>6864</text:p>
          </table:table-cell>
          <table:table-cell office:value-type="string">
            <text:p>6864 - Cheltuieli financiare privind provizioanele pentru deprecierea activelor circulante</text:p>
          </table:table-cell>
          <table:table-cell office:value-type="string">
            <text:p>6864 - Cheltuieli financiare <text:s/>privind ajustările pentru pierderea de valoare a activelor circulante 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6">
            <text:p>686</text:p>
          </table:table-cell>
          <table:table-cell office:value-type="float" office:value="6864">
            <text:p>6864</text:p>
          </table:table-cell>
          <table:table-cell office:value-type="string">
            <text:p>6864 - CHELTUIELI FINANCIARE PRIVIND PROVIZIOANELE PENTRU DE</text:p>
          </table:table-cell>
          <table:table-cell table:number-columns-repeated="8"/>
          <table:table-cell office:value-type="float" office:value="686400003">
            <text:p>686400003</text:p>
          </table:table-cell>
        </table:table-row>
        <table:table-row table:style-name="ro1">
          <table:table-cell office:value-type="float" office:value="6868">
            <text:p>6868</text:p>
          </table:table-cell>
          <table:table-cell table:number-columns-repeated="2" office:value-type="string">
            <text:p>6868 - Cheltuieli financiare privind amortizarea primelor de rambursare a obligaţiunilor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6">
            <text:p>686</text:p>
          </table:table-cell>
          <table:table-cell office:value-type="float" office:value="6868">
            <text:p>6868</text:p>
          </table:table-cell>
          <table:table-cell office:value-type="string">
            <text:p>6868 - CHELTUIELI FINANCIARE PRIVIND AMORTIZAREA PRIMELOR DE</text:p>
          </table:table-cell>
          <table:table-cell table:number-columns-repeated="8"/>
          <table:table-cell office:value-type="float" office:value="686800003">
            <text:p>686800003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688 - CHELTUIELI DIN AJUSTAREA LA INFLATIE</text:p>
          </table:table-cell>
          <table:table-cell office:value-type="string">
            <text:p>688 - Cheltuieli din ajustarea la inflaţi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8">
            <text:p>68</text:p>
          </table:table-cell>
          <table:table-cell office:value-type="float" office:value="688">
            <text:p>688</text:p>
          </table:table-cell>
          <table:table-cell office:value-type="string">
            <text:p>688 - CHELTUIELI DIN AJUSTAREA LA INFLATIE</text:p>
          </table:table-cell>
          <table:table-cell table:number-columns-repeated="8"/>
          <table:table-cell office:value-type="float" office:value="688000002">
            <text:p>68800000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69 - CHELTUIELI CU IMPOZITUL PE PROFIT ŞI ALTE IMPOZITE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string">
            <text:p>69 - CHELTUIELI CU IMPOZITUL PE PROFIT ŞI ALTE IMPOZITE</text:p>
          </table:table-cell>
          <table:table-cell table:number-columns-repeated="8"/>
          <table:table-cell office:value-type="float" office:value="690000001">
            <text:p>690000001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number-columns-repeated="2" office:value-type="string">
            <text:p>691 - Cheltuieli cu impozitul pe profit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9">
            <text:p>69</text:p>
          </table:table-cell>
          <table:table-cell office:value-type="float" office:value="691">
            <text:p>691</text:p>
          </table:table-cell>
          <table:table-cell office:value-type="string">
            <text:p>691 - CHELTUIELI CU IMPOZITUL PE PROFIT</text:p>
          </table:table-cell>
          <table:table-cell table:number-columns-repeated="8"/>
          <table:table-cell office:value-type="float" office:value="691000002">
            <text:p>69100000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number-columns-repeated="2" office:value-type="string">
            <text:p>698 - Cheltuieli cu impozitul pe venit care nu apar în elementele de mai sus</text:p>
          </table:table-cell>
          <table:table-cell office:value-type="string">
            <text:p>Expense</text:p>
          </table:table-cell>
          <table:table-cell office:value-type="string">
            <text:p>Deb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69">
            <text:p>69</text:p>
          </table:table-cell>
          <table:table-cell office:value-type="float" office:value="698">
            <text:p>698</text:p>
          </table:table-cell>
          <table:table-cell office:value-type="string">
            <text:p>698 - ALTE CHELTUIELI CU IMPOZITELE CARE NU APAR ÎN ELEMENTE</text:p>
          </table:table-cell>
          <table:table-cell table:number-columns-repeated="8"/>
          <table:table-cell office:value-type="float" office:value="698000002">
            <text:p>69800000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7 - CONTURI DE VENITU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Y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7 - CONTURI DE VENITURI</text:p>
          </table:table-cell>
          <table:table-cell table:number-columns-repeated="8"/>
          <table:table-cell office:value-type="float" office:value="700000000">
            <text:p>700000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70 - CIFRA DE AFACE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70 - CIFRA DE AFACERI</text:p>
          </table:table-cell>
          <table:table-cell table:number-columns-repeated="8"/>
          <table:table-cell office:value-type="float" office:value="700000001">
            <text:p>700000001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number-columns-repeated="2" office:value-type="string">
            <text:p>701 - Venituri din vânzarea produselor fini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office:value-type="float" office:value="701">
            <text:p>701</text:p>
          </table:table-cell>
          <table:table-cell office:value-type="string">
            <text:p>701 - VENITURI DIN VANZAREA PRODUSELOR FINITE</text:p>
          </table:table-cell>
          <table:table-cell table:number-columns-repeated="8"/>
          <table:table-cell office:value-type="float" office:value="701000002">
            <text:p>701000002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number-columns-repeated="2" office:value-type="string">
            <text:p>702 - Venituri din vânzarea semifabricatelor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office:value-type="float" office:value="702">
            <text:p>702</text:p>
          </table:table-cell>
          <table:table-cell office:value-type="string">
            <text:p>702 - VENITURI DIN VANZAREA SEMIFABRICATELOR</text:p>
          </table:table-cell>
          <table:table-cell table:number-columns-repeated="8"/>
          <table:table-cell office:value-type="float" office:value="702000002">
            <text:p>702000002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number-columns-repeated="2" office:value-type="string">
            <text:p>703 - Venituri din vânzarea produselor rezidua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office:value-type="float" office:value="703">
            <text:p>703</text:p>
          </table:table-cell>
          <table:table-cell office:value-type="string">
            <text:p>703 - VENITURI DIN VANZAREA PRODUSELOR REZIDUALE</text:p>
          </table:table-cell>
          <table:table-cell table:number-columns-repeated="8"/>
          <table:table-cell office:value-type="float" office:value="703000002">
            <text:p>70300000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number-columns-repeated="2" office:value-type="string">
            <text:p>704 - Venituri din lucrări executate şi servicii prest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office:value-type="float" office:value="704">
            <text:p>704</text:p>
          </table:table-cell>
          <table:table-cell office:value-type="string">
            <text:p>704 - VENITURI DIN LUCRARI EXECUTATE SI SERVICII PRESTATE</text:p>
          </table:table-cell>
          <table:table-cell table:number-columns-repeated="8"/>
          <table:table-cell office:value-type="float" office:value="704000002">
            <text:p>704000002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number-columns-repeated="2" office:value-type="string">
            <text:p>705 - Venituri din studii şi cercetă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office:value-type="float" office:value="705">
            <text:p>705</text:p>
          </table:table-cell>
          <table:table-cell office:value-type="string">
            <text:p>705 - VENITURI DIN STUDII SI CERCETARI</text:p>
          </table:table-cell>
          <table:table-cell table:number-columns-repeated="8"/>
          <table:table-cell office:value-type="float" office:value="705000002">
            <text:p>705000002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number-columns-repeated="2" office:value-type="string">
            <text:p>706 - Venituri din redevenţe locaţii de gestiune şi chiri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0">
            <text:p>70</text:p>
          </table:table-cell>
          <table:table-cell office:value-type="float" office:value="706">
            <text:p>706</text:p>
          </table:table-cell>
          <table:table-cell office:value-type="string">
            <text:p>706 - VENITURI DIN REDEVENTE LOCATII DE GESTIUNE SI CHIRII</text:p>
          </table:table-cell>
          <table:table-cell table:number-columns-repeated="8"/>
          <table:table-cell office:value-type="float" office:value="706000002">
            <text:p>70600000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number-columns-repeated="2" office:value-type="string">
            <text:p>707 - Venituri din vânzarea marfurilor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REVENUE_ACCT</text:p>
          </table:table-cell>
          <table:table-cell office:value-type="float" office:value="70">
            <text:p>70</text:p>
          </table:table-cell>
          <table:table-cell office:value-type="float" office:value="707">
            <text:p>707</text:p>
          </table:table-cell>
          <table:table-cell office:value-type="string">
            <text:p>707 - VENITURI DIN VANZAREA MARFURILOR</text:p>
          </table:table-cell>
          <table:table-cell table:number-columns-repeated="8"/>
          <table:table-cell office:value-type="float" office:value="707000002">
            <text:p>707000002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number-columns-repeated="2" office:value-type="string">
            <text:p>708 - Venituri din activitaţi divers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 office:value-type="string">
            <text:p>CB_RECEIPT_ACCT</text:p>
          </table:table-cell>
          <table:table-cell office:value-type="float" office:value="70">
            <text:p>70</text:p>
          </table:table-cell>
          <table:table-cell office:value-type="float" office:value="708">
            <text:p>708</text:p>
          </table:table-cell>
          <table:table-cell office:value-type="string">
            <text:p>708 - VENITURI DIN ACTIVITATI DIVERSE</text:p>
          </table:table-cell>
          <table:table-cell table:number-columns-repeated="8"/>
          <table:table-cell office:value-type="float" office:value="708000002">
            <text:p>70800000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string">
            <text:p>71 - VARIATIA STOCURILOR</text:p>
          </table:table-cell>
          <table:table-cell office:value-type="string">
            <text:p>Revenue</text:p>
          </table:table-cell>
          <table:table-cell office:value-type="string">
            <text:p>Cred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>
            <text:p>71 - VARIATIA STOCURILOR</text:p>
          </table:table-cell>
          <table:table-cell table:number-columns-repeated="8"/>
          <table:table-cell office:value-type="float" office:value="710000001">
            <text:p>71000000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number-columns-repeated="2" office:value-type="string">
            <text:p>711 - Venituri din producţia stocată</text:p>
          </table:table-cell>
          <table:table-cell office:value-type="string">
            <text:p>Revenue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1">
            <text:p>71</text:p>
          </table:table-cell>
          <table:table-cell office:value-type="float" office:value="711">
            <text:p>711</text:p>
          </table:table-cell>
          <table:table-cell office:value-type="string">
            <text:p>711 - VENITURI DIN PRODUCTIA STOCATA</text:p>
          </table:table-cell>
          <table:table-cell table:number-columns-repeated="8"/>
          <table:table-cell office:value-type="float" office:value="711000002">
            <text:p>711000002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number-columns-repeated="2" office:value-type="string">
            <text:p>712 - Venituri <text:s/>din eliberarea rezervelor tehnice aferente asigurărilor generale</text:p>
          </table:table-cell>
          <table:table-cell office:value-type="string">
            <text:p>Revenue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71">
            <text:p>71</text:p>
          </table:table-cell>
          <table:table-cell office:value-type="float" office:value="712">
            <text:p>712</text:p>
          </table:table-cell>
          <table:table-cell office:value-type="string">
            <text:p>712 - VENITURI <text:s/>DIN ELIBERAREA REZERVELOR TEHNICE AFERENTE A</text:p>
          </table:table-cell>
          <table:table-cell table:number-columns-repeated="8"/>
          <table:table-cell office:value-type="float" office:value="712000002">
            <text:p>71200000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string">
            <text:p>72 - VENITURI DIN PRODUCTIA DE IMOBILIZA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string">
            <text:p>72 - VENITURI DIN PRODUCTIA DE IMOBILIZARI</text:p>
          </table:table-cell>
          <table:table-cell table:number-columns-repeated="8"/>
          <table:table-cell office:value-type="float" office:value="720000001">
            <text:p>720000001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number-columns-repeated="2" office:value-type="string">
            <text:p>721 - Venituri din producţia de imobilizări necorpora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2">
            <text:p>72</text:p>
          </table:table-cell>
          <table:table-cell office:value-type="float" office:value="721">
            <text:p>721</text:p>
          </table:table-cell>
          <table:table-cell office:value-type="string">
            <text:p>721 - VENITURI DIN PRODUCTIA DE IMOBILIZARI NECORPORALE</text:p>
          </table:table-cell>
          <table:table-cell table:number-columns-repeated="8"/>
          <table:table-cell office:value-type="float" office:value="721000002">
            <text:p>721000002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number-columns-repeated="2" office:value-type="string">
            <text:p>722 - Venituri din producţia de imobilizări corpora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2">
            <text:p>72</text:p>
          </table:table-cell>
          <table:table-cell office:value-type="float" office:value="722">
            <text:p>722</text:p>
          </table:table-cell>
          <table:table-cell office:value-type="string">
            <text:p>722 - VENITURI DIN PRODUCTIA DE IMOBILIZARI CORPORALE</text:p>
          </table:table-cell>
          <table:table-cell table:number-columns-repeated="8"/>
          <table:table-cell office:value-type="float" office:value="722000002">
            <text:p>72200000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string">
            <text:p>74 - VENITURI DIN SUBVENTII DE EXPLOAT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string">
            <text:p>74 - VENITURI DIN SUBVENTII DE EXPLOATARE</text:p>
          </table:table-cell>
          <table:table-cell table:number-columns-repeated="8"/>
          <table:table-cell office:value-type="float" office:value="740000001">
            <text:p>740000001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741 - VENITURI DIN SUBVENTII DE EXPLOATARE</text:p>
          </table:table-cell>
          <table:table-cell office:value-type="string">
            <text:p>741 - Venituri din subvenţii de exploat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4">
            <text:p>74</text:p>
          </table:table-cell>
          <table:table-cell office:value-type="float" office:value="741">
            <text:p>741</text:p>
          </table:table-cell>
          <table:table-cell office:value-type="string">
            <text:p>741 - VENITURI DIN SUBVENTII DE EXPLOATARE</text:p>
          </table:table-cell>
          <table:table-cell table:number-columns-repeated="8"/>
          <table:table-cell office:value-type="float" office:value="741000002">
            <text:p>741000002</text:p>
          </table:table-cell>
        </table:table-row>
        <table:table-row table:style-name="ro1">
          <table:table-cell office:value-type="float" office:value="7411">
            <text:p>7411</text:p>
          </table:table-cell>
          <table:table-cell table:number-columns-repeated="2" office:value-type="string">
            <text:p>7411 - Venituri din subvenţii de exploatare aferente cifrei de aface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1">
            <text:p>7411</text:p>
          </table:table-cell>
          <table:table-cell office:value-type="string">
            <text:p>7411 - VENITURI DIN SUBVENTII DE EXPLOATARE AFERENTE CIFREI D</text:p>
          </table:table-cell>
          <table:table-cell table:number-columns-repeated="8"/>
          <table:table-cell office:value-type="float" office:value="741100003">
            <text:p>741100003</text:p>
          </table:table-cell>
        </table:table-row>
        <table:table-row table:style-name="ro1">
          <table:table-cell office:value-type="float" office:value="7412">
            <text:p>7412</text:p>
          </table:table-cell>
          <table:table-cell table:number-columns-repeated="2" office:value-type="string">
            <text:p>7412 - Venituri din subvenţii de exploatare pentru materii prime şi materiale consumabil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2">
            <text:p>7412</text:p>
          </table:table-cell>
          <table:table-cell office:value-type="string">
            <text:p>7412 - VENITURI DIN SUBVENTII DE EXPLOATARE PENTRU MATERII PR</text:p>
          </table:table-cell>
          <table:table-cell table:number-columns-repeated="8"/>
          <table:table-cell office:value-type="float" office:value="741200003">
            <text:p>741200003</text:p>
          </table:table-cell>
        </table:table-row>
        <table:table-row table:style-name="ro1">
          <table:table-cell office:value-type="float" office:value="7413">
            <text:p>7413</text:p>
          </table:table-cell>
          <table:table-cell table:number-columns-repeated="2" office:value-type="string">
            <text:p>7413 - Venituri din subvenţii de exploatare pentru alte cheltuieli din afara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3">
            <text:p>7413</text:p>
          </table:table-cell>
          <table:table-cell office:value-type="string">
            <text:p>7413 - VENITURI DIN SUBVENTII DE EXPLOATARE PENTRU ALTE CHELT</text:p>
          </table:table-cell>
          <table:table-cell table:number-columns-repeated="8"/>
          <table:table-cell office:value-type="float" office:value="741300003">
            <text:p>741300003</text:p>
          </table:table-cell>
        </table:table-row>
        <table:table-row table:style-name="ro1">
          <table:table-cell office:value-type="float" office:value="7414">
            <text:p>7414</text:p>
          </table:table-cell>
          <table:table-cell table:number-columns-repeated="2" office:value-type="string">
            <text:p>7414 - Venituri din subvenţii de exploatare pentru plata personalulu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4">
            <text:p>7414</text:p>
          </table:table-cell>
          <table:table-cell office:value-type="string">
            <text:p>7414 - VENITURI DIN SUBVENTII DE EXPLOATARE PENTRU PLATA PERS</text:p>
          </table:table-cell>
          <table:table-cell table:number-columns-repeated="8"/>
          <table:table-cell office:value-type="float" office:value="741400003">
            <text:p>741400003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table:number-columns-repeated="2" office:value-type="string">
            <text:p>7415 - Venituri din subvenţii de exploatare pentru asigurări şi protecţia socială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5">
            <text:p>7415</text:p>
          </table:table-cell>
          <table:table-cell office:value-type="string">
            <text:p>7415 - VENITURI DIN SUBVENTII DE EXPLOATARE PENTRU ASIGURARI </text:p>
          </table:table-cell>
          <table:table-cell table:number-columns-repeated="8"/>
          <table:table-cell office:value-type="float" office:value="741500003">
            <text:p>741500003</text:p>
          </table:table-cell>
        </table:table-row>
        <table:table-row table:style-name="ro1">
          <table:table-cell office:value-type="float" office:value="7416">
            <text:p>7416</text:p>
          </table:table-cell>
          <table:table-cell table:number-columns-repeated="2" office:value-type="string">
            <text:p>7416 - Venituri din subvenţii de exploatare pentru alte cheltuieli de exploat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6">
            <text:p>7416</text:p>
          </table:table-cell>
          <table:table-cell office:value-type="string">
            <text:p>7416 - VENITURI DIN SUBVENTII DE EXPLOATARE PENTRU ALTE CHELT</text:p>
          </table:table-cell>
          <table:table-cell table:number-columns-repeated="8"/>
          <table:table-cell office:value-type="float" office:value="741600003">
            <text:p>741600003</text:p>
          </table:table-cell>
        </table:table-row>
        <table:table-row table:style-name="ro1">
          <table:table-cell office:value-type="float" office:value="7417">
            <text:p>7417</text:p>
          </table:table-cell>
          <table:table-cell table:number-columns-repeated="2" office:value-type="string">
            <text:p>7417 - Venituri din subvenţii de exploatare aferente altor venitur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7">
            <text:p>7417</text:p>
          </table:table-cell>
          <table:table-cell office:value-type="string">
            <text:p>7417 - VENITURI DIN SUBVENTII DE EXPLOATARE AFERENTE ALTOR VE</text:p>
          </table:table-cell>
          <table:table-cell table:number-columns-repeated="8"/>
          <table:table-cell office:value-type="float" office:value="741700003">
            <text:p>741700003</text:p>
          </table:table-cell>
        </table:table-row>
        <table:table-row table:style-name="ro1">
          <table:table-cell office:value-type="float" office:value="7418">
            <text:p>7418</text:p>
          </table:table-cell>
          <table:table-cell table:number-columns-repeated="2" office:value-type="string">
            <text:p>7418 - Venituri din subvenţii de exploatare pentru dobanda datorată 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41">
            <text:p>741</text:p>
          </table:table-cell>
          <table:table-cell office:value-type="float" office:value="7418">
            <text:p>7418</text:p>
          </table:table-cell>
          <table:table-cell office:value-type="string">
            <text:p>7418 - VENITURI DIN SUBVENTII DE EXPLOATARE PENTRU DOBANDA DA</text:p>
          </table:table-cell>
          <table:table-cell table:number-columns-repeated="8"/>
          <table:table-cell office:value-type="float" office:value="741800003">
            <text:p>74180000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string">
            <text:p>75 - ALTE VENITURI DIN EXPLOAT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75 - ALTE VENITURI DIN EXPLOATARE</text:p>
          </table:table-cell>
          <table:table-cell table:number-columns-repeated="8"/>
          <table:table-cell office:value-type="float" office:value="750000001">
            <text:p>750000001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number-columns-repeated="2" office:value-type="string">
            <text:p>754 - Venituri din creanţe reactivate 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5">
            <text:p>75</text:p>
          </table:table-cell>
          <table:table-cell office:value-type="float" office:value="754">
            <text:p>754</text:p>
          </table:table-cell>
          <table:table-cell office:value-type="string">
            <text:p>754 - VENITURI DIN CREANŢE REACTIVATE </text:p>
          </table:table-cell>
          <table:table-cell table:number-columns-repeated="8"/>
          <table:table-cell office:value-type="float" office:value="754000002">
            <text:p>754000002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758 - ALTE VENITURI DIN EXPLOATARE</text:p>
          </table:table-cell>
          <table:table-cell office:value-type="string">
            <text:p>758 - Alte venituri din exploat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office:value-type="float" office:value="758">
            <text:p>758</text:p>
          </table:table-cell>
          <table:table-cell office:value-type="string">
            <text:p>758 - ALTE VENITURI DIN EXPLOATARE</text:p>
          </table:table-cell>
          <table:table-cell table:number-columns-repeated="8"/>
          <table:table-cell office:value-type="float" office:value="758000002">
            <text:p>758000002</text:p>
          </table:table-cell>
        </table:table-row>
        <table:table-row table:style-name="ro1">
          <table:table-cell office:value-type="float" office:value="7581">
            <text:p>7581</text:p>
          </table:table-cell>
          <table:table-cell table:number-columns-repeated="2" office:value-type="string">
            <text:p>7581 - Venituri din despăgubiri amenzi şi penalităţ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58">
            <text:p>758</text:p>
          </table:table-cell>
          <table:table-cell office:value-type="float" office:value="7581">
            <text:p>7581</text:p>
          </table:table-cell>
          <table:table-cell office:value-type="string">
            <text:p>7581 - VENITURI DIN DESPAGUBIRI AMENZI SI PENALITATI</text:p>
          </table:table-cell>
          <table:table-cell table:number-columns-repeated="8"/>
          <table:table-cell office:value-type="float" office:value="758100003">
            <text:p>758100003</text:p>
          </table:table-cell>
        </table:table-row>
        <table:table-row table:style-name="ro1">
          <table:table-cell office:value-type="float" office:value="7582">
            <text:p>7582</text:p>
          </table:table-cell>
          <table:table-cell table:number-columns-repeated="2" office:value-type="string">
            <text:p>7582 - Venituri din donaţii şi subvenţii primi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58">
            <text:p>758</text:p>
          </table:table-cell>
          <table:table-cell office:value-type="float" office:value="7582">
            <text:p>7582</text:p>
          </table:table-cell>
          <table:table-cell office:value-type="string">
            <text:p>7582 - VENITURI DIN DONATII SI SUBVENTII PRIMITE</text:p>
          </table:table-cell>
          <table:table-cell table:number-columns-repeated="8"/>
          <table:table-cell office:value-type="float" office:value="758200003">
            <text:p>758200003</text:p>
          </table:table-cell>
        </table:table-row>
        <table:table-row table:style-name="ro1">
          <table:table-cell office:value-type="float" office:value="7583">
            <text:p>7583</text:p>
          </table:table-cell>
          <table:table-cell table:number-columns-repeated="2" office:value-type="string">
            <text:p>7583 - Venituri din vânzarea activelor şi alte operaţii de capital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58">
            <text:p>758</text:p>
          </table:table-cell>
          <table:table-cell office:value-type="float" office:value="7583">
            <text:p>7583</text:p>
          </table:table-cell>
          <table:table-cell office:value-type="string">
            <text:p>7583 - VENITURI DIN VANZAREA ACTIVELOR SI ALTE OPERATII DE CA</text:p>
          </table:table-cell>
          <table:table-cell table:number-columns-repeated="8"/>
          <table:table-cell office:value-type="float" office:value="758300003">
            <text:p>758300003</text:p>
          </table:table-cell>
        </table:table-row>
        <table:table-row table:style-name="ro1">
          <table:table-cell office:value-type="float" office:value="7584">
            <text:p>7584</text:p>
          </table:table-cell>
          <table:table-cell table:number-columns-repeated="2" office:value-type="string">
            <text:p>7584 - Venituri din subvenţii pentru investiţi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58">
            <text:p>758</text:p>
          </table:table-cell>
          <table:table-cell office:value-type="float" office:value="7584">
            <text:p>7584</text:p>
          </table:table-cell>
          <table:table-cell office:value-type="string">
            <text:p>7584 - VENITURI DIN SUBVENTII PENTRU INVESTITII</text:p>
          </table:table-cell>
          <table:table-cell table:number-columns-repeated="8"/>
          <table:table-cell office:value-type="float" office:value="758400003">
            <text:p>758400003</text:p>
          </table:table-cell>
        </table:table-row>
        <table:table-row table:style-name="ro1">
          <table:table-cell office:value-type="float" office:value="7588">
            <text:p>7588</text:p>
          </table:table-cell>
          <table:table-cell table:number-columns-repeated="2" office:value-type="string">
            <text:p>7588 - Alte venituri din exploatare 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REVENUE_ACCT</text:p>
          </table:table-cell>
          <table:table-cell office:value-type="float" office:value="758">
            <text:p>758</text:p>
          </table:table-cell>
          <table:table-cell office:value-type="float" office:value="7588">
            <text:p>7588</text:p>
          </table:table-cell>
          <table:table-cell office:value-type="string">
            <text:p>7588 - ALTE VENITURI DIN EXPLOATARE </text:p>
          </table:table-cell>
          <table:table-cell table:number-columns-repeated="8"/>
          <table:table-cell office:value-type="float" office:value="758800003">
            <text:p>75880000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string">
            <text:p>76 - VENITURI FINANCI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string">
            <text:p>76 - VENITURI FINANCIARE</text:p>
          </table:table-cell>
          <table:table-cell table:number-columns-repeated="8"/>
          <table:table-cell office:value-type="float" office:value="760000001">
            <text:p>760000001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761 - VENITURI DIN IMOBILIZĂRI FINANCIARE</text:p>
          </table:table-cell>
          <table:table-cell office:value-type="string">
            <text:p>761 - Venituri din imobilizări financi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office:value-type="float" office:value="761">
            <text:p>761</text:p>
          </table:table-cell>
          <table:table-cell office:value-type="string">
            <text:p>761 - VENITURI DIN IMOBILIZĂRI FINANCIARE</text:p>
          </table:table-cell>
          <table:table-cell table:number-columns-repeated="8"/>
          <table:table-cell office:value-type="float" office:value="761000002">
            <text:p>761000002</text:p>
          </table:table-cell>
        </table:table-row>
        <table:table-row table:style-name="ro1">
          <table:table-cell office:value-type="float" office:value="7611">
            <text:p>7611</text:p>
          </table:table-cell>
          <table:table-cell table:number-columns-repeated="2" office:value-type="string">
            <text:p>7611 - Venituri din acţiuni deţinute la entităţi afili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61">
            <text:p>761</text:p>
          </table:table-cell>
          <table:table-cell office:value-type="float" office:value="7611">
            <text:p>7611</text:p>
          </table:table-cell>
          <table:table-cell office:value-type="string">
            <text:p>7611 - Venituri din acţiuni deţinute la entităţi afiliale</text:p>
          </table:table-cell>
          <table:table-cell table:number-columns-repeated="8"/>
          <table:table-cell office:value-type="float" office:value="761100003">
            <text:p>761100003</text:p>
          </table:table-cell>
        </table:table-row>
        <table:table-row table:style-name="ro1">
          <table:table-cell office:value-type="float" office:value="7613">
            <text:p>7613</text:p>
          </table:table-cell>
          <table:table-cell table:number-columns-repeated="2" office:value-type="string">
            <text:p>7613 - Venituri din interese de particip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61">
            <text:p>761</text:p>
          </table:table-cell>
          <table:table-cell office:value-type="float" office:value="7613">
            <text:p>7613</text:p>
          </table:table-cell>
          <table:table-cell office:value-type="string">
            <text:p>7613 - Venituri din interese de participare</text:p>
          </table:table-cell>
          <table:table-cell table:number-columns-repeated="8"/>
          <table:table-cell office:value-type="float" office:value="761300003">
            <text:p>76130000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number-columns-repeated="2" office:value-type="string">
            <text:p>762 - Venituri din investiţii financiare pe termen scurt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6">
            <text:p>76</text:p>
          </table:table-cell>
          <table:table-cell office:value-type="float" office:value="762">
            <text:p>762</text:p>
          </table:table-cell>
          <table:table-cell office:value-type="string">
            <text:p>762 - Venituri din investiţii financiare pe termen scurt</text:p>
          </table:table-cell>
          <table:table-cell table:number-columns-repeated="8"/>
          <table:table-cell office:value-type="float" office:value="762000002">
            <text:p>762000002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number-columns-repeated="2" office:value-type="string">
            <text:p>763 - Venituri din creanţe imobiliz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76">
            <text:p>76</text:p>
          </table:table-cell>
          <table:table-cell office:value-type="float" office:value="763">
            <text:p>763</text:p>
          </table:table-cell>
          <table:table-cell office:value-type="string">
            <text:p>763 - Venituri din creanţe imobilizate</text:p>
          </table:table-cell>
          <table:table-cell table:number-columns-repeated="8"/>
          <table:table-cell office:value-type="float" office:value="763000002">
            <text:p>763000002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764 - VENITURI DIN INVESTIŢII FINANCIARE CEDATE</text:p>
          </table:table-cell>
          <table:table-cell office:value-type="string">
            <text:p>764 - Venituri din investiţii financiare ced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office:value-type="float" office:value="764">
            <text:p>764</text:p>
          </table:table-cell>
          <table:table-cell office:value-type="string">
            <text:p>764 - VENITURI DIN INVESTIŢII FINANCIARE CEDATE</text:p>
          </table:table-cell>
          <table:table-cell table:number-columns-repeated="8"/>
          <table:table-cell office:value-type="float" office:value="764000002">
            <text:p>764000002</text:p>
          </table:table-cell>
        </table:table-row>
        <table:table-row table:style-name="ro1">
          <table:table-cell office:value-type="float" office:value="7641">
            <text:p>7641</text:p>
          </table:table-cell>
          <table:table-cell table:number-columns-repeated="2" office:value-type="string">
            <text:p>7641 - Venituri din imobilizări financiare ceda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64">
            <text:p>764</text:p>
          </table:table-cell>
          <table:table-cell office:value-type="float" office:value="7641">
            <text:p>7641</text:p>
          </table:table-cell>
          <table:table-cell office:value-type="string">
            <text:p>7641 - Venituri din imobilizări financiare cedate</text:p>
          </table:table-cell>
          <table:table-cell table:number-columns-repeated="8"/>
          <table:table-cell office:value-type="float" office:value="764100003">
            <text:p>764100003</text:p>
          </table:table-cell>
        </table:table-row>
        <table:table-row table:style-name="ro1">
          <table:table-cell office:value-type="float" office:value="7642">
            <text:p>7642</text:p>
          </table:table-cell>
          <table:table-cell table:number-columns-repeated="2" office:value-type="string">
            <text:p>7642 - Câştiguri din investiţii pe termen scurt cedate 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764">
            <text:p>764</text:p>
          </table:table-cell>
          <table:table-cell office:value-type="float" office:value="7642">
            <text:p>7642</text:p>
          </table:table-cell>
          <table:table-cell office:value-type="string">
            <text:p>7642 - Câştiguri din investiţii pe termen scurt cedate </text:p>
          </table:table-cell>
          <table:table-cell table:number-columns-repeated="8"/>
          <table:table-cell office:value-type="float" office:value="764200003">
            <text:p>76420000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number-columns-repeated="2" office:value-type="string">
            <text:p>765 - Venituri din diferenţe de curs valutar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ALIZEDGAIN_ACCT</text:p>
          </table:table-cell>
          <table:table-cell office:value-type="float" office:value="76">
            <text:p>76</text:p>
          </table:table-cell>
          <table:table-cell office:value-type="float" office:value="765">
            <text:p>765</text:p>
          </table:table-cell>
          <table:table-cell office:value-type="string">
            <text:p>765 - VENITURI DIN DIFERENTE DE CURS VALUTAR</text:p>
          </table:table-cell>
          <table:table-cell table:number-columns-repeated="8"/>
          <table:table-cell office:value-type="float" office:value="765000002">
            <text:p>765000002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number-columns-repeated="2" office:value-type="string">
            <text:p>766 - Venituri din dobânzi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ERESTREV_ACCT</text:p>
          </table:table-cell>
          <table:table-cell office:value-type="float" office:value="76">
            <text:p>76</text:p>
          </table:table-cell>
          <table:table-cell office:value-type="float" office:value="766">
            <text:p>766</text:p>
          </table:table-cell>
          <table:table-cell office:value-type="string">
            <text:p>766 - VENITURI DIN DOBÂNZI</text:p>
          </table:table-cell>
          <table:table-cell table:number-columns-repeated="8"/>
          <table:table-cell office:value-type="float" office:value="766000002">
            <text:p>766000002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767 - VENITURI DIN SCONTURI OBTINUTE</text:p>
          </table:table-cell>
          <table:table-cell office:value-type="string">
            <text:p>767 - Venituri din sconturi obţinu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table:number-columns-repeated="2"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office:value-type="float" office:value="767">
            <text:p>767</text:p>
          </table:table-cell>
          <table:table-cell office:value-type="string">
            <text:p>767 - VENITURI DIN SCONTURI OBTINUTE</text:p>
          </table:table-cell>
          <table:table-cell table:number-columns-repeated="8"/>
          <table:table-cell office:value-type="float" office:value="767000002">
            <text:p>767000002</text:p>
          </table:table-cell>
        </table:table-row>
        <table:table-row table:style-name="ro1">
          <table:table-cell office:value-type="float" office:value="7671">
            <text:p>7671</text:p>
          </table:table-cell>
          <table:table-cell table:number-columns-repeated="2" office:value-type="string">
            <text:p>7671 - Venituri din sconturi obţinute</text:p>
          </table:table-cell>
          <table:table-cell office:value-type="string">
            <text:p>Revenue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TRADEDISCOUNTREC_ACCT</text:p>
          </table:table-cell>
          <table:table-cell office:value-type="float" office:value="767">
            <text:p>767</text:p>
          </table:table-cell>
          <table:table-cell office:value-type="float" office:value="7671">
            <text:p>7671</text:p>
          </table:table-cell>
          <table:table-cell office:value-type="string">
            <text:p>7671 - VENITURI DIN SCONTURI OBTINUTE</text:p>
          </table:table-cell>
          <table:table-cell table:number-columns-repeated="8"/>
          <table:table-cell office:value-type="float" office:value="767100003">
            <text:p>767100003</text:p>
          </table:table-cell>
        </table:table-row>
        <table:table-row table:style-name="ro1">
          <table:table-cell office:value-type="float" office:value="7672">
            <text:p>7672</text:p>
          </table:table-cell>
          <table:table-cell table:number-columns-repeated="2" office:value-type="string">
            <text:p>7672 - Venituri din sconturi obţinute - plăţi</text:p>
          </table:table-cell>
          <table:table-cell office:value-type="string">
            <text:p>Revenue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AYDISCOUNT_REV_ACCT</text:p>
          </table:table-cell>
          <table:table-cell office:value-type="float" office:value="767">
            <text:p>767</text:p>
          </table:table-cell>
          <table:table-cell office:value-type="float" office:value="7672">
            <text:p>7672</text:p>
          </table:table-cell>
          <table:table-cell office:value-type="string">
            <text:p>7672 - VENITURI DIN SCONTURI OBTINUTE - PLATI</text:p>
          </table:table-cell>
          <table:table-cell table:number-columns-repeated="8"/>
          <table:table-cell office:value-type="float" office:value="767200003">
            <text:p>76720000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number-columns-repeated="2" office:value-type="string">
            <text:p>768 - Alte venituri financi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SETTLEMENTGAIN_ACCT</text:p>
          </table:table-cell>
          <table:table-cell office:value-type="float" office:value="76">
            <text:p>76</text:p>
          </table:table-cell>
          <table:table-cell office:value-type="float" office:value="768">
            <text:p>768</text:p>
          </table:table-cell>
          <table:table-cell office:value-type="string">
            <text:p>768 - ALTE VENITURI FINANCIARE</text:p>
          </table:table-cell>
          <table:table-cell table:number-columns-repeated="8"/>
          <table:table-cell office:value-type="float" office:value="768000002">
            <text:p>76800000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77 - VENITURI EXTRAORDIN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string">
            <text:p>77 - VENITURI EXTRAORDINARE</text:p>
          </table:table-cell>
          <table:table-cell table:number-columns-repeated="8"/>
          <table:table-cell office:value-type="float" office:value="770000001">
            <text:p>77000000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number-columns-repeated="2" office:value-type="string">
            <text:p>771 - Venituri din subvenţii pentru evenimente extraordinare şi altele simil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77">
            <text:p>77</text:p>
          </table:table-cell>
          <table:table-cell office:value-type="float" office:value="771">
            <text:p>771</text:p>
          </table:table-cell>
          <table:table-cell office:value-type="string">
            <text:p>771 - Venituri din subvenţii pentru evenimente extraordinare şi altele similare</text:p>
          </table:table-cell>
          <table:table-cell table:number-columns-repeated="8"/>
          <table:table-cell office:value-type="float" office:value="771000002">
            <text:p>77100000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string">
            <text:p>78 - VENITURI DIN PROVIZIOANE ŞI AJUSTĂRI PENTRU DEPRECIEREA SAU PIERDEREA DE VALO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string">
            <text:p>78 - VENITURI DIN PROVIZIOANE ŞI AJUSTĂRI PENTRU DEPRECIEREA SAU PIERDEREA DE VALOARE</text:p>
          </table:table-cell>
          <table:table-cell table:number-columns-repeated="8"/>
          <table:table-cell office:value-type="float" office:value="780000001">
            <text:p>78000000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781 - VENITURI DIN PROVIZIOANE ŞI AJUSTĂRI PENTRU DEPRECIEREA PRIVIND ACTIVITATEA DE EXPLOATARE</text:p>
          </table:table-cell>
          <table:table-cell office:value-type="string">
            <text:p>781 - Venituri din provizioane şi ajustări pentru deprecierea privind activitatea de exploat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8">
            <text:p>78</text:p>
          </table:table-cell>
          <table:table-cell office:value-type="float" office:value="781">
            <text:p>781</text:p>
          </table:table-cell>
          <table:table-cell office:value-type="string">
            <text:p>781 - VENITURI DIN PROVIZIOANE ŞI AJUSTĂRI PENTRU DEPRECIEREA PRIVIND ACTIVITATEA DE EXPLOATARE</text:p>
          </table:table-cell>
          <table:table-cell table:number-columns-repeated="8"/>
          <table:table-cell office:value-type="float" office:value="781000002">
            <text:p>781000002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table:number-columns-repeated="2" office:value-type="string">
            <text:p>7812 - Venituri din provizioan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81">
            <text:p>781</text:p>
          </table:table-cell>
          <table:table-cell office:value-type="float" office:value="7812">
            <text:p>7812</text:p>
          </table:table-cell>
          <table:table-cell office:value-type="string">
            <text:p>7812 - Venituri din provizioane</text:p>
          </table:table-cell>
          <table:table-cell table:number-columns-repeated="8"/>
          <table:table-cell office:value-type="float" office:value="781200003">
            <text:p>781200003</text:p>
          </table:table-cell>
        </table:table-row>
        <table:table-row table:style-name="ro1">
          <table:table-cell office:value-type="float" office:value="7813">
            <text:p>7813</text:p>
          </table:table-cell>
          <table:table-cell table:number-columns-repeated="2" office:value-type="string">
            <text:p>7813 - Venituri din ajustări pentru deprecierea imobilizărilor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81">
            <text:p>781</text:p>
          </table:table-cell>
          <table:table-cell office:value-type="float" office:value="7813">
            <text:p>7813</text:p>
          </table:table-cell>
          <table:table-cell office:value-type="string">
            <text:p>7813 - Venituri din ajustări pentru deprecierea imobilizărilor</text:p>
          </table:table-cell>
          <table:table-cell table:number-columns-repeated="8"/>
          <table:table-cell office:value-type="float" office:value="781300003">
            <text:p>781300003</text:p>
          </table:table-cell>
        </table:table-row>
        <table:table-row table:style-name="ro1">
          <table:table-cell office:value-type="float" office:value="7814">
            <text:p>7814</text:p>
          </table:table-cell>
          <table:table-cell table:number-columns-repeated="2" office:value-type="string">
            <text:p>7814 - Venituri din ajustări pt deprecierea activelor circulante</text:p>
          </table:table-cell>
          <table:table-cell office:value-type="string">
            <text:p>Revenue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 office:value-type="string">
            <text:p>B_REVALUATIONGAIN_ACCT</text:p>
          </table:table-cell>
          <table:table-cell office:value-type="float" office:value="781">
            <text:p>781</text:p>
          </table:table-cell>
          <table:table-cell office:value-type="float" office:value="7814">
            <text:p>7814</text:p>
          </table:table-cell>
          <table:table-cell office:value-type="string">
            <text:p>7814 - Venituri din ajustări pt deprecierea activelor circulante</text:p>
          </table:table-cell>
          <table:table-cell table:number-columns-repeated="8"/>
          <table:table-cell office:value-type="float" office:value="781400003">
            <text:p>781400003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786 - VENITURI FINANCIARE DIN AJUSTĂRI PENTRU PIERDERE DE VALOARE</text:p>
          </table:table-cell>
          <table:table-cell office:value-type="string">
            <text:p>786 - Venituri financiare din ajustări pentru pierdere de valo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Yes</text:p>
          </table:table-cell>
          <table:table-cell/>
          <table:table-cell office:value-type="float" office:value="78">
            <text:p>78</text:p>
          </table:table-cell>
          <table:table-cell office:value-type="float" office:value="786">
            <text:p>786</text:p>
          </table:table-cell>
          <table:table-cell office:value-type="string">
            <text:p>786 - VENITURI FINANCIARE DIN AJUSTĂRI PENTRU PIERDERE DE VALOARE</text:p>
          </table:table-cell>
          <table:table-cell table:number-columns-repeated="8"/>
          <table:table-cell office:value-type="float" office:value="786000002">
            <text:p>786000002</text:p>
          </table:table-cell>
        </table:table-row>
        <table:table-row table:style-name="ro1">
          <table:table-cell office:value-type="float" office:value="7863">
            <text:p>7863</text:p>
          </table:table-cell>
          <table:table-cell table:number-columns-repeated="2" office:value-type="string">
            <text:p>7863 - Venituri financiare din ajustări pentru pierderea de valoare a imobilizărilor financiar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 office:value-type="string">
            <text:p>UNREALIZEDGAIN_ACCT</text:p>
          </table:table-cell>
          <table:table-cell office:value-type="float" office:value="786">
            <text:p>786</text:p>
          </table:table-cell>
          <table:table-cell office:value-type="float" office:value="7863">
            <text:p>7863</text:p>
          </table:table-cell>
          <table:table-cell office:value-type="string">
            <text:p>7863 - Venituri financiare din ajustări pentru pierderea de valoare a imobilizărilor financiare</text:p>
          </table:table-cell>
          <table:table-cell table:number-columns-repeated="8"/>
          <table:table-cell office:value-type="float" office:value="786300003">
            <text:p>786300003</text:p>
          </table:table-cell>
        </table:table-row>
        <table:table-row table:style-name="ro1">
          <table:table-cell office:value-type="float" office:value="7864">
            <text:p>7864</text:p>
          </table:table-cell>
          <table:table-cell table:number-columns-repeated="2" office:value-type="string">
            <text:p>7864 - Venituri financiare din ajustări pentru pierderea de valoare a activelor circulante</text:p>
          </table:table-cell>
          <table:table-cell office:value-type="string">
            <text:p>Liability</text:p>
          </table:table-cell>
          <table:table-cell office:value-type="string">
            <text:p>Credit</text:p>
          </table:table-cell>
          <table:table-cell/>
          <table:table-cell office:value-type="string">
            <text:p>No</text:p>
          </table:table-cell>
          <table:table-cell/>
          <table:table-cell office:value-type="float" office:value="786">
            <text:p>786</text:p>
          </table:table-cell>
          <table:table-cell office:value-type="float" office:value="7864">
            <text:p>7864</text:p>
          </table:table-cell>
          <table:table-cell office:value-type="string">
            <text:p>7864 - Venituri financiare din ajustări pentru pierderea de valoare a activelor circulante</text:p>
          </table:table-cell>
          <table:table-cell table:number-columns-repeated="8"/>
          <table:table-cell office:value-type="float" office:value="786400003">
            <text:p>78640000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8 - CONTURI SPECIALE</text:p>
          </table:table-cell>
          <table:table-cell office:value-type="string">
            <text:p>Memo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8 - CONTURI SPECIALE</text:p>
          </table:table-cell>
          <table:table-cell table:number-columns-repeated="8"/>
          <table:table-cell office:value-type="float" office:value="800000000">
            <text:p>800000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string">
            <text:p>80 - CONTURI ÎN AFARA BILANŢULUI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string">
            <text:p>80 - CONTURI ÎN AFARA BILANŢULUI</text:p>
          </table:table-cell>
          <table:table-cell table:number-columns-repeated="8"/>
          <table:table-cell office:value-type="float" office:value="800000001">
            <text:p>800000001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801 - ANGAJAMENTE ACORDATE</text:p>
          </table:table-cell>
          <table:table-cell office:value-type="string">
            <text:p>801 - Angajamente acorda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0">
            <text:p>80</text:p>
          </table:table-cell>
          <table:table-cell office:value-type="float" office:value="801">
            <text:p>801</text:p>
          </table:table-cell>
          <table:table-cell office:value-type="string">
            <text:p>801 - ANGAJAMENTE ACORDATE</text:p>
          </table:table-cell>
          <table:table-cell table:number-columns-repeated="8"/>
          <table:table-cell office:value-type="float" office:value="801000002">
            <text:p>801000002</text:p>
          </table:table-cell>
        </table:table-row>
        <table:table-row table:style-name="ro1">
          <table:table-cell office:value-type="float" office:value="8011">
            <text:p>8011</text:p>
          </table:table-cell>
          <table:table-cell table:number-columns-repeated="2" office:value-type="string">
            <text:p>8011 - Giruri şi garanţii acorda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COMMITMENTOFFSET_ACCT</text:p>
          </table:table-cell>
          <table:table-cell office:value-type="float" office:value="801">
            <text:p>801</text:p>
          </table:table-cell>
          <table:table-cell office:value-type="float" office:value="8011">
            <text:p>8011</text:p>
          </table:table-cell>
          <table:table-cell office:value-type="string">
            <text:p>8011 - Giruri şi garanţii acordate</text:p>
          </table:table-cell>
          <table:table-cell table:number-columns-repeated="8"/>
          <table:table-cell office:value-type="float" office:value="801100003">
            <text:p>801100003</text:p>
          </table:table-cell>
        </table:table-row>
        <table:table-row table:style-name="ro1">
          <table:table-cell office:value-type="float" office:value="8018">
            <text:p>8018</text:p>
          </table:table-cell>
          <table:table-cell table:number-columns-repeated="2" office:value-type="string">
            <text:p>8018 - Alte angajamente acorda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1">
            <text:p>801</text:p>
          </table:table-cell>
          <table:table-cell office:value-type="float" office:value="8018">
            <text:p>8018</text:p>
          </table:table-cell>
          <table:table-cell office:value-type="string">
            <text:p>8018 - Alte angajamente acordate</text:p>
          </table:table-cell>
          <table:table-cell table:number-columns-repeated="8"/>
          <table:table-cell office:value-type="float" office:value="801800003">
            <text:p>801800003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802 - ANGAJAMENTE PRIMITE</text:p>
          </table:table-cell>
          <table:table-cell office:value-type="string">
            <text:p>802 - Angajamente primi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0">
            <text:p>80</text:p>
          </table:table-cell>
          <table:table-cell office:value-type="float" office:value="802">
            <text:p>802</text:p>
          </table:table-cell>
          <table:table-cell office:value-type="string">
            <text:p>802 - ANGAJAMENTE PRIMITE</text:p>
          </table:table-cell>
          <table:table-cell table:number-columns-repeated="8"/>
          <table:table-cell office:value-type="float" office:value="802000002">
            <text:p>802000002</text:p>
          </table:table-cell>
        </table:table-row>
        <table:table-row table:style-name="ro1">
          <table:table-cell office:value-type="float" office:value="8021">
            <text:p>8021</text:p>
          </table:table-cell>
          <table:table-cell table:number-columns-repeated="2" office:value-type="string">
            <text:p>8021 - Giruri şi garanţii primi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2">
            <text:p>802</text:p>
          </table:table-cell>
          <table:table-cell office:value-type="float" office:value="8021">
            <text:p>8021</text:p>
          </table:table-cell>
          <table:table-cell office:value-type="string">
            <text:p>8021 - Giruri şi garanţii primite</text:p>
          </table:table-cell>
          <table:table-cell table:number-columns-repeated="8"/>
          <table:table-cell office:value-type="float" office:value="802100003">
            <text:p>802100003</text:p>
          </table:table-cell>
        </table:table-row>
        <table:table-row table:style-name="ro1">
          <table:table-cell office:value-type="float" office:value="8028">
            <text:p>8028</text:p>
          </table:table-cell>
          <table:table-cell table:number-columns-repeated="2" office:value-type="string">
            <text:p>8028 - Alte angajamente primi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2">
            <text:p>802</text:p>
          </table:table-cell>
          <table:table-cell office:value-type="float" office:value="8028">
            <text:p>8028</text:p>
          </table:table-cell>
          <table:table-cell office:value-type="string">
            <text:p>8028 - Alte angajamente primite</text:p>
          </table:table-cell>
          <table:table-cell table:number-columns-repeated="8"/>
          <table:table-cell office:value-type="float" office:value="802800003">
            <text:p>802800003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803 - ALTE CONTURI ÎN AFARA BILANŢULUI</text:p>
          </table:table-cell>
          <table:table-cell office:value-type="string">
            <text:p>803 - Alte conturi în afara bilanţului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0">
            <text:p>80</text:p>
          </table:table-cell>
          <table:table-cell office:value-type="float" office:value="803">
            <text:p>803</text:p>
          </table:table-cell>
          <table:table-cell office:value-type="string">
            <text:p>803 - ALTE CONTURI ÎN AFARA BILANŢULUI</text:p>
          </table:table-cell>
          <table:table-cell table:number-columns-repeated="8"/>
          <table:table-cell office:value-type="float" office:value="803000002">
            <text:p>803000002</text:p>
          </table:table-cell>
        </table:table-row>
        <table:table-row table:style-name="ro1">
          <table:table-cell office:value-type="float" office:value="8031">
            <text:p>8031</text:p>
          </table:table-cell>
          <table:table-cell table:number-columns-repeated="2" office:value-type="string">
            <text:p>8031 - Imobilizări corporale luate cu chirie 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1">
            <text:p>8031</text:p>
          </table:table-cell>
          <table:table-cell office:value-type="string">
            <text:p>8031 - Imobilizări corporale luate cu chirie </text:p>
          </table:table-cell>
          <table:table-cell table:number-columns-repeated="8"/>
          <table:table-cell office:value-type="float" office:value="803100003">
            <text:p>803100003</text:p>
          </table:table-cell>
        </table:table-row>
        <table:table-row table:style-name="ro1">
          <table:table-cell office:value-type="float" office:value="8032">
            <text:p>8032</text:p>
          </table:table-cell>
          <table:table-cell table:number-columns-repeated="2" office:value-type="string">
            <text:p>8032 - Valori materiale primite spre prelucrare sau reparar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2">
            <text:p>8032</text:p>
          </table:table-cell>
          <table:table-cell office:value-type="string">
            <text:p>8032 - Valori materiale primite spre prelucrare sau reparare</text:p>
          </table:table-cell>
          <table:table-cell table:number-columns-repeated="8"/>
          <table:table-cell office:value-type="float" office:value="803200003">
            <text:p>803200003</text:p>
          </table:table-cell>
        </table:table-row>
        <table:table-row table:style-name="ro1">
          <table:table-cell office:value-type="float" office:value="8033">
            <text:p>8033</text:p>
          </table:table-cell>
          <table:table-cell table:number-columns-repeated="2" office:value-type="string">
            <text:p>8033 - Valori materiale primite în păstrare sau custodi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3">
            <text:p>8033</text:p>
          </table:table-cell>
          <table:table-cell office:value-type="string">
            <text:p>8033 - Valori materiale primite în păstrare sau custodie</text:p>
          </table:table-cell>
          <table:table-cell table:number-columns-repeated="8"/>
          <table:table-cell office:value-type="float" office:value="803300003">
            <text:p>803300003</text:p>
          </table:table-cell>
        </table:table-row>
        <table:table-row table:style-name="ro1">
          <table:table-cell office:value-type="float" office:value="8034">
            <text:p>8034</text:p>
          </table:table-cell>
          <table:table-cell table:number-columns-repeated="2" office:value-type="string">
            <text:p>8034 - Debitori scoşi din activ, urmăriţi în continuar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4">
            <text:p>8034</text:p>
          </table:table-cell>
          <table:table-cell office:value-type="string">
            <text:p>8034 - Debitori scoşi din activ, urmăriţi în continuare</text:p>
          </table:table-cell>
          <table:table-cell table:number-columns-repeated="8"/>
          <table:table-cell office:value-type="float" office:value="803400003">
            <text:p>803400003</text:p>
          </table:table-cell>
        </table:table-row>
        <table:table-row table:style-name="ro1">
          <table:table-cell office:value-type="float" office:value="8035">
            <text:p>8035</text:p>
          </table:table-cell>
          <table:table-cell table:number-columns-repeated="2" office:value-type="string">
            <text:p>8035 - Debitori din amenzi şi penalităţi pretins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5">
            <text:p>8035</text:p>
          </table:table-cell>
          <table:table-cell office:value-type="string">
            <text:p>8035 - Debitori din amenzi şi penalităţi pretinse</text:p>
          </table:table-cell>
          <table:table-cell table:number-columns-repeated="8"/>
          <table:table-cell office:value-type="float" office:value="803500003">
            <text:p>803500003</text:p>
          </table:table-cell>
        </table:table-row>
        <table:table-row table:style-name="ro1">
          <table:table-cell office:value-type="float" office:value="8036">
            <text:p>8036</text:p>
          </table:table-cell>
          <table:table-cell table:number-columns-repeated="2" office:value-type="string">
            <text:p>8036 - Redevenţe, locaţii de gestiune, chirii şi alte datorii asimila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6">
            <text:p>8036</text:p>
          </table:table-cell>
          <table:table-cell office:value-type="string">
            <text:p>8036 - Redevenţe, locaţii de gestiune, chirii şi alte datorii asimilate</text:p>
          </table:table-cell>
          <table:table-cell table:number-columns-repeated="8"/>
          <table:table-cell office:value-type="float" office:value="803600003">
            <text:p>803600003</text:p>
          </table:table-cell>
        </table:table-row>
        <table:table-row table:style-name="ro1">
          <table:table-cell office:value-type="float" office:value="8037">
            <text:p>8037</text:p>
          </table:table-cell>
          <table:table-cell table:number-columns-repeated="2" office:value-type="string">
            <text:p>8037 - Efecte scontate neajunse la scadenţă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7">
            <text:p>8037</text:p>
          </table:table-cell>
          <table:table-cell office:value-type="string">
            <text:p>8037 - Efecte scontate neajunse la scadenţă</text:p>
          </table:table-cell>
          <table:table-cell table:number-columns-repeated="8"/>
          <table:table-cell office:value-type="float" office:value="803700003">
            <text:p>803700003</text:p>
          </table:table-cell>
        </table:table-row>
        <table:table-row table:style-name="ro1">
          <table:table-cell office:value-type="float" office:value="8038">
            <text:p>8038</text:p>
          </table:table-cell>
          <table:table-cell table:number-columns-repeated="2" office:value-type="string">
            <text:p>8038 - Alte valori în afara bilanţului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3">
            <text:p>803</text:p>
          </table:table-cell>
          <table:table-cell office:value-type="float" office:value="8038">
            <text:p>8038</text:p>
          </table:table-cell>
          <table:table-cell office:value-type="string">
            <text:p>8038 - Alte valori în afara bilanţului</text:p>
          </table:table-cell>
          <table:table-cell table:number-columns-repeated="8"/>
          <table:table-cell office:value-type="float" office:value="803800003">
            <text:p>803800003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804 - AMORTIZAREA AFERENTA GRADULUI DE NEUTILIZARE A MIJLOAC</text:p>
          </table:table-cell>
          <table:table-cell office:value-type="string">
            <text:p>804 - Amortizarea aferentă gradului de neutilizare a mijloacelor fix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0">
            <text:p>80</text:p>
          </table:table-cell>
          <table:table-cell office:value-type="float" office:value="804">
            <text:p>804</text:p>
          </table:table-cell>
          <table:table-cell office:value-type="string">
            <text:p>804 - AMORTIZAREA AFERENTA GRADULUI DE NEUTILIZARE A MIJLOAC</text:p>
          </table:table-cell>
          <table:table-cell table:number-columns-repeated="8"/>
          <table:table-cell office:value-type="float" office:value="804000002">
            <text:p>804000002</text:p>
          </table:table-cell>
        </table:table-row>
        <table:table-row table:style-name="ro1">
          <table:table-cell office:value-type="float" office:value="8045">
            <text:p>8045</text:p>
          </table:table-cell>
          <table:table-cell table:number-columns-repeated="2" office:value-type="string">
            <text:p>8045 - Amortizarea aferentă gradului de neutilizare a mijloacelor fix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4">
            <text:p>804</text:p>
          </table:table-cell>
          <table:table-cell office:value-type="float" office:value="8045">
            <text:p>8045</text:p>
          </table:table-cell>
          <table:table-cell office:value-type="string">
            <text:p>8045 - AMORTIZAREA AFERENTA GRADULUI DE NEUTILIZARE A MIJLOA</text:p>
          </table:table-cell>
          <table:table-cell table:number-columns-repeated="8"/>
          <table:table-cell office:value-type="float" office:value="804500003">
            <text:p>804500003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805 - DOBÂNZI AFERENTE CONTRACTELOR DE LEASING ŞI ALTOR CONTRACTE ASIMILATE, NEAJUNSE LA SCADENŢĂ</text:p>
          </table:table-cell>
          <table:table-cell office:value-type="string">
            <text:p>805 - Dobânzi aferente contractelor de leasing şi altor contracte asimilate, neajunse la scadenţă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0">
            <text:p>80</text:p>
          </table:table-cell>
          <table:table-cell office:value-type="float" office:value="805">
            <text:p>805</text:p>
          </table:table-cell>
          <table:table-cell office:value-type="string">
            <text:p>805 - DOBÂNZI AFERENTE CONTRACTELOR DE LEASING ŞI ALTOR CONTRACTE ASIMILATE, NEAJUNSE LA SCADENŢĂ</text:p>
          </table:table-cell>
          <table:table-cell table:number-columns-repeated="8"/>
          <table:table-cell office:value-type="float" office:value="805000002">
            <text:p>805000002</text:p>
          </table:table-cell>
        </table:table-row>
        <table:table-row table:style-name="ro1">
          <table:table-cell office:value-type="float" office:value="8051">
            <text:p>8051</text:p>
          </table:table-cell>
          <table:table-cell table:number-columns-repeated="2" office:value-type="string">
            <text:p>8051 - Dobânzi de plătit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5">
            <text:p>805</text:p>
          </table:table-cell>
          <table:table-cell office:value-type="float" office:value="8051">
            <text:p>8051</text:p>
          </table:table-cell>
          <table:table-cell office:value-type="string">
            <text:p>8051 - Dobânzi de plătit</text:p>
          </table:table-cell>
          <table:table-cell table:number-columns-repeated="8"/>
          <table:table-cell office:value-type="float" office:value="805100003">
            <text:p>805100003</text:p>
          </table:table-cell>
        </table:table-row>
        <table:table-row table:style-name="ro1">
          <table:table-cell office:value-type="float" office:value="8052">
            <text:p>8052</text:p>
          </table:table-cell>
          <table:table-cell table:number-columns-repeated="2" office:value-type="string">
            <text:p>8052 - Dobânzi de încasat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805">
            <text:p>805</text:p>
          </table:table-cell>
          <table:table-cell office:value-type="float" office:value="8052">
            <text:p>8052</text:p>
          </table:table-cell>
          <table:table-cell office:value-type="string">
            <text:p>8052 - Dobânzi de încasat</text:p>
          </table:table-cell>
          <table:table-cell table:number-columns-repeated="8"/>
          <table:table-cell office:value-type="float" office:value="805200003">
            <text:p>80520000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string">
            <text:p>88 - CONTURI IMPLICITE NEUTILIZAT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string">
            <text:p>88 - CONTURI X-ERP NEUTILIZATE</text:p>
          </table:table-cell>
          <table:table-cell table:number-columns-repeated="8"/>
          <table:table-cell office:value-type="float" office:value="880000001">
            <text:p>880000001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number-columns-repeated="2" office:value-type="string">
            <text:p>881 - CONTURI IMPLICITE DE STOCURI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8">
            <text:p>88</text:p>
          </table:table-cell>
          <table:table-cell office:value-type="float" office:value="881">
            <text:p>881</text:p>
          </table:table-cell>
          <table:table-cell office:value-type="string">
            <text:p>881 - CONTURI X-ERP DE STOCURI</text:p>
          </table:table-cell>
          <table:table-cell table:number-columns-repeated="8"/>
          <table:table-cell office:value-type="float" office:value="881000002">
            <text:p>881000002</text:p>
          </table:table-cell>
        </table:table-row>
        <table:table-row table:style-name="ro1">
          <table:table-cell office:value-type="float" office:value="8811">
            <text:p>8811</text:p>
          </table:table-cell>
          <table:table-cell table:number-columns-repeated="2" office:value-type="string">
            <text:p>8811 - Ajustare stoc real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INVACTUALADJUST_ACCT</text:p>
          </table:table-cell>
          <table:table-cell office:value-type="float" office:value="881">
            <text:p>881</text:p>
          </table:table-cell>
          <table:table-cell office:value-type="float" office:value="8811">
            <text:p>8811</text:p>
          </table:table-cell>
          <table:table-cell office:value-type="string">
            <text:p>8811 - Ajustare stoc real</text:p>
          </table:table-cell>
          <table:table-cell table:number-columns-repeated="8"/>
          <table:table-cell office:value-type="float" office:value="881100003">
            <text:p>881100003</text:p>
          </table:table-cell>
        </table:table-row>
        <table:table-row table:style-name="ro1">
          <table:table-cell office:value-type="float" office:value="8812">
            <text:p>8812</text:p>
          </table:table-cell>
          <table:table-cell table:number-columns-repeated="2" office:value-type="string">
            <text:p>8812 - Reevaluare stoc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REVALUATION_ACCT</text:p>
          </table:table-cell>
          <table:table-cell office:value-type="float" office:value="881">
            <text:p>881</text:p>
          </table:table-cell>
          <table:table-cell office:value-type="float" office:value="8812">
            <text:p>8812</text:p>
          </table:table-cell>
          <table:table-cell office:value-type="string">
            <text:p>8812 - Reevaluare stoc</text:p>
          </table:table-cell>
          <table:table-cell table:number-columns-repeated="8"/>
          <table:table-cell office:value-type="float" office:value="881200003">
            <text:p>881200003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number-columns-repeated="2" office:value-type="string">
            <text:p>882 - CONTURI IMPLICITE DIVERSE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8">
            <text:p>88</text:p>
          </table:table-cell>
          <table:table-cell office:value-type="float" office:value="882">
            <text:p>882</text:p>
          </table:table-cell>
          <table:table-cell office:value-type="string">
            <text:p>882 - Conturi X-ERP diverse</text:p>
          </table:table-cell>
          <table:table-cell table:number-columns-repeated="8"/>
          <table:table-cell office:value-type="float" office:value="882000002">
            <text:p>882000002</text:p>
          </table:table-cell>
        </table:table-row>
        <table:table-row table:style-name="ro1">
          <table:table-cell office:value-type="float" office:value="8821">
            <text:p>8821</text:p>
          </table:table-cell>
          <table:table-cell table:number-columns-repeated="2" office:value-type="string">
            <text:p>8821 - Suspense error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USPENSEERROR_ACCT</text:p>
          </table:table-cell>
          <table:table-cell office:value-type="float" office:value="882">
            <text:p>882</text:p>
          </table:table-cell>
          <table:table-cell office:value-type="float" office:value="8821">
            <text:p>8821</text:p>
          </table:table-cell>
          <table:table-cell office:value-type="string">
            <text:p>8821 - Suspense error</text:p>
          </table:table-cell>
          <table:table-cell table:number-columns-repeated="8"/>
          <table:table-cell office:value-type="float" office:value="882100003">
            <text:p>882100003</text:p>
          </table:table-cell>
        </table:table-row>
        <table:table-row table:style-name="ro1">
          <table:table-cell office:value-type="float" office:value="8822">
            <text:p>8822</text:p>
          </table:table-cell>
          <table:table-cell table:number-columns-repeated="2" office:value-type="string">
            <text:p>8822 - Suspense Balancing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USPENSEBALANCING_ACCT</text:p>
          </table:table-cell>
          <table:table-cell office:value-type="float" office:value="882">
            <text:p>882</text:p>
          </table:table-cell>
          <table:table-cell office:value-type="float" office:value="8822">
            <text:p>8822</text:p>
          </table:table-cell>
          <table:table-cell office:value-type="string">
            <text:p>8822 - Suspense Balancing</text:p>
          </table:table-cell>
          <table:table-cell table:number-columns-repeated="8"/>
          <table:table-cell office:value-type="float" office:value="882200003">
            <text:p>882200003</text:p>
          </table:table-cell>
        </table:table-row>
        <table:table-row table:style-name="ro1">
          <table:table-cell office:value-type="float" office:value="8823">
            <text:p>8823</text:p>
          </table:table-cell>
          <table:table-cell table:number-columns-repeated="2" office:value-type="string">
            <text:p>8823 - Currency Balancing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URRENCYBALANCING_ACCT</text:p>
          </table:table-cell>
          <table:table-cell office:value-type="float" office:value="882">
            <text:p>882</text:p>
          </table:table-cell>
          <table:table-cell office:value-type="float" office:value="8823">
            <text:p>8823</text:p>
          </table:table-cell>
          <table:table-cell office:value-type="string">
            <text:p>8823 - Currency Balancing</text:p>
          </table:table-cell>
          <table:table-cell table:number-columns-repeated="8"/>
          <table:table-cell office:value-type="float" office:value="882300003">
            <text:p>882300003</text:p>
          </table:table-cell>
        </table:table-row>
        <table:table-row table:style-name="ro1">
          <table:table-cell office:value-type="float" office:value="8824">
            <text:p>8824</text:p>
          </table:table-cell>
          <table:table-cell table:number-columns-repeated="2" office:value-type="string">
            <text:p>8824 - PPV Offse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PVOFFSET_ACCT</text:p>
          </table:table-cell>
          <table:table-cell office:value-type="float" office:value="882">
            <text:p>882</text:p>
          </table:table-cell>
          <table:table-cell office:value-type="float" office:value="8824">
            <text:p>8824</text:p>
          </table:table-cell>
          <table:table-cell office:value-type="string">
            <text:p>8824 - PPV Offset</text:p>
          </table:table-cell>
          <table:table-cell table:number-columns-repeated="8"/>
          <table:table-cell office:value-type="float" office:value="882400003">
            <text:p>882400003</text:p>
          </table:table-cell>
        </table:table-row>
        <table:table-row table:style-name="ro1">
          <table:table-cell office:value-type="float" office:value="8825">
            <text:p>8825</text:p>
          </table:table-cell>
          <table:table-cell table:number-columns-repeated="2" office:value-type="string">
            <text:p>8825 - Defaul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DEFAULT_ACCT</text:p>
          </table:table-cell>
          <table:table-cell office:value-type="float" office:value="882">
            <text:p>882</text:p>
          </table:table-cell>
          <table:table-cell office:value-type="float" office:value="8825">
            <text:p>8825</text:p>
          </table:table-cell>
          <table:table-cell office:value-type="string">
            <text:p>8825 - Default</text:p>
          </table:table-cell>
          <table:table-cell table:number-columns-repeated="8"/>
          <table:table-cell office:value-type="float" office:value="882500003">
            <text:p>882500003</text:p>
          </table:table-cell>
        </table:table-row>
        <table:table-row table:style-name="ro1">
          <table:table-cell office:value-type="float" office:value="8826">
            <text:p>8826</text:p>
          </table:table-cell>
          <table:table-cell table:number-columns-repeated="2" office:value-type="string">
            <text:p>8826 - Retained Earning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TAINEDEARNING_ACCT</text:p>
          </table:table-cell>
          <table:table-cell office:value-type="float" office:value="882">
            <text:p>882</text:p>
          </table:table-cell>
          <table:table-cell office:value-type="float" office:value="8826">
            <text:p>8826</text:p>
          </table:table-cell>
          <table:table-cell office:value-type="string">
            <text:p>8826 - Retained Earning</text:p>
          </table:table-cell>
          <table:table-cell table:number-columns-repeated="8"/>
          <table:table-cell office:value-type="float" office:value="882600003">
            <text:p>882600003</text:p>
          </table:table-cell>
        </table:table-row>
        <table:table-row table:style-name="ro1">
          <table:table-cell office:value-type="float" office:value="8827">
            <text:p>8827</text:p>
          </table:table-cell>
          <table:table-cell table:number-columns-repeated="2" office:value-type="string">
            <text:p>8827 - INTERCOMPANYDUETO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RCOMPANYDUETO_ACCT</text:p>
          </table:table-cell>
          <table:table-cell office:value-type="float" office:value="882">
            <text:p>882</text:p>
          </table:table-cell>
          <table:table-cell table:number-columns-repeated="10"/>
          <table:table-cell office:value-type="float" office:value="882700003">
            <text:p>882700003</text:p>
          </table:table-cell>
        </table:table-row>
        <table:table-row table:style-name="ro1">
          <table:table-cell office:value-type="float" office:value="8828">
            <text:p>8828</text:p>
          </table:table-cell>
          <table:table-cell table:number-columns-repeated="2" office:value-type="string">
            <text:p>8828 - INTERCOMPANYDUEFROM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RCOMPANYDUEFROM_ACCT</text:p>
          </table:table-cell>
          <table:table-cell office:value-type="float" office:value="882">
            <text:p>882</text:p>
          </table:table-cell>
          <table:table-cell table:number-columns-repeated="10"/>
          <table:table-cell office:value-type="float" office:value="882800003">
            <text:p>88280000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89 - BILANŢ</text:p>
          </table:table-cell>
          <table:table-cell office:value-type="string">
            <text:p>89 - BILANT</text:p>
          </table:table-cell>
          <table:table-cell office:value-type="string">
            <text:p>Memo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string">
            <text:p>89 - BILANT</text:p>
          </table:table-cell>
          <table:table-cell table:number-columns-repeated="8"/>
          <table:table-cell office:value-type="float" office:value="890000001">
            <text:p>890000001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number-columns-repeated="2" office:value-type="string">
            <text:p>891 - Bilanţ de deschidere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89">
            <text:p>89</text:p>
          </table:table-cell>
          <table:table-cell office:value-type="float" office:value="891">
            <text:p>891</text:p>
          </table:table-cell>
          <table:table-cell office:value-type="string">
            <text:p>891 - BILANT DE DESCHIDERE</text:p>
          </table:table-cell>
          <table:table-cell table:number-columns-repeated="8"/>
          <table:table-cell office:value-type="float" office:value="891000002">
            <text:p>891000002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number-columns-repeated="2" office:value-type="string">
            <text:p>892 - Bilanţ de închidere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89">
            <text:p>89</text:p>
          </table:table-cell>
          <table:table-cell office:value-type="float" office:value="892">
            <text:p>892</text:p>
          </table:table-cell>
          <table:table-cell office:value-type="string">
            <text:p>892 - BILANT DE ÎNCHIDERE</text:p>
          </table:table-cell>
          <table:table-cell table:number-columns-repeated="8"/>
          <table:table-cell office:value-type="float" office:value="892000002">
            <text:p>89200000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9 - CONTURI DE GESTIUN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9 - CONTURI DE GESTIUNE</text:p>
          </table:table-cell>
          <table:table-cell table:number-columns-repeated="8"/>
          <table:table-cell office:value-type="float" office:value="900000000">
            <text:p>900000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string">
            <text:p>90 - DECONTARI INTERN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string">
            <text:p>90 - DECONTARI INTERNE</text:p>
          </table:table-cell>
          <table:table-cell table:number-columns-repeated="8"/>
          <table:table-cell office:value-type="float" office:value="900000001">
            <text:p>900000001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901 - DECONTARI INTERNE PRIVIND CHELTUIELILE</text:p>
          </table:table-cell>
          <table:table-cell office:value-type="string">
            <text:p>901 - Decontări interne privind cheltuielile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0">
            <text:p>90</text:p>
          </table:table-cell>
          <table:table-cell office:value-type="float" office:value="901">
            <text:p>901</text:p>
          </table:table-cell>
          <table:table-cell office:value-type="string">
            <text:p>901 - DECONTARI INTERNE PRIVIND CHELTUIELILE</text:p>
          </table:table-cell>
          <table:table-cell table:number-columns-repeated="8"/>
          <table:table-cell office:value-type="float" office:value="901000002">
            <text:p>901000002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902 - DECONTARI INTERNE PRIVIND PRODUCTIA OBTINUTA</text:p>
          </table:table-cell>
          <table:table-cell office:value-type="string">
            <text:p>902 - Decontări interne privind producţia obţinută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90">
            <text:p>90</text:p>
          </table:table-cell>
          <table:table-cell office:value-type="float" office:value="902">
            <text:p>902</text:p>
          </table:table-cell>
          <table:table-cell office:value-type="string">
            <text:p>902 - DECONTARI INTERNE PRIVIND PRODUCTIA OBTINUTA</text:p>
          </table:table-cell>
          <table:table-cell table:number-columns-repeated="8"/>
          <table:table-cell office:value-type="float" office:value="902000002">
            <text:p>902000002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903 - DECONTARI INTERNE PRIVIND DIFERENTELE DE PRET</text:p>
          </table:table-cell>
          <table:table-cell office:value-type="string">
            <text:p>903 - Decontări interne privind diferenţele de preţ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90">
            <text:p>90</text:p>
          </table:table-cell>
          <table:table-cell office:value-type="float" office:value="903">
            <text:p>903</text:p>
          </table:table-cell>
          <table:table-cell office:value-type="string">
            <text:p>903 - DECONTARI INTERNE PRIVIND DIFERENTELE DE PRET</text:p>
          </table:table-cell>
          <table:table-cell table:number-columns-repeated="8"/>
          <table:table-cell office:value-type="float" office:value="903000002">
            <text:p>903000002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table:number-columns-repeated="2" office:value-type="string">
            <text:p>9031 - Abatere de metodă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 table:style-name="ce1" office:value-type="string">
            <text:p>P_METHODCHANGEVARIANCE_ACCT </text:p>
          </table:table-cell>
          <table:table-cell office:value-type="float" office:value="903">
            <text:p>903</text:p>
          </table:table-cell>
          <table:table-cell office:value-type="float" office:value="9031">
            <text:p>9031</text:p>
          </table:table-cell>
          <table:table-cell office:value-type="string">
            <text:p>9031 - Abatere de metodă</text:p>
          </table:table-cell>
          <table:table-cell table:number-columns-repeated="8"/>
          <table:table-cell office:value-type="float" office:value="903100003">
            <text:p>903100003</text:p>
          </table:table-cell>
        </table:table-row>
        <table:table-row table:style-name="ro2">
          <table:table-cell office:value-type="float" office:value="9032">
            <text:p>9032</text:p>
          </table:table-cell>
          <table:table-cell table:number-columns-repeated="2" office:value-type="string">
            <text:p>9032 - Abatere de tarif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 table:style-name="ce1" office:value-type="string">
            <text:p>P_RATEVARIANCE_ACCT </text:p>
          </table:table-cell>
          <table:table-cell office:value-type="float" office:value="903">
            <text:p>903</text:p>
          </table:table-cell>
          <table:table-cell office:value-type="float" office:value="9032">
            <text:p>9032</text:p>
          </table:table-cell>
          <table:table-cell office:value-type="string">
            <text:p>9032 - Abatere de tarif</text:p>
          </table:table-cell>
          <table:table-cell table:number-columns-repeated="8"/>
          <table:table-cell office:value-type="float" office:value="903200003">
            <text:p>903200003</text:p>
          </table:table-cell>
        </table:table-row>
        <table:table-row table:style-name="ro2">
          <table:table-cell office:value-type="float" office:value="9033">
            <text:p>9033</text:p>
          </table:table-cell>
          <table:table-cell table:number-columns-repeated="2" office:value-type="string">
            <text:p>9033 - Abatere de utilizar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 table:style-name="ce1" office:value-type="string">
            <text:p>P_USAGEVARIANCE_ACCT </text:p>
          </table:table-cell>
          <table:table-cell office:value-type="float" office:value="903">
            <text:p>903</text:p>
          </table:table-cell>
          <table:table-cell office:value-type="float" office:value="9033">
            <text:p>9033</text:p>
          </table:table-cell>
          <table:table-cell office:value-type="string">
            <text:p>9033 - Abatere de utilizare</text:p>
          </table:table-cell>
          <table:table-cell table:number-columns-repeated="8"/>
          <table:table-cell office:value-type="float" office:value="903300003">
            <text:p>903300003</text:p>
          </table:table-cell>
        </table:table-row>
        <table:table-row table:style-name="ro2">
          <table:table-cell office:value-type="float" office:value="9034">
            <text:p>9034</text:p>
          </table:table-cell>
          <table:table-cell table:number-columns-repeated="2" office:value-type="string">
            <text:p>9034 - Abatere mixta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 table:style-name="ce1" office:value-type="string">
            <text:p>P_MIXVARIANCE_ACCT </text:p>
          </table:table-cell>
          <table:table-cell office:value-type="float" office:value="903">
            <text:p>903</text:p>
          </table:table-cell>
          <table:table-cell office:value-type="float" office:value="9034">
            <text:p>9034</text:p>
          </table:table-cell>
          <table:table-cell office:value-type="string">
            <text:p>9034 - Abatere mixta</text:p>
          </table:table-cell>
          <table:table-cell table:number-columns-repeated="8"/>
          <table:table-cell office:value-type="float" office:value="903400003">
            <text:p>90340000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92 - CONTURI DE CALCULATI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string">
            <text:p>92 - CONTURI DE CALCULATIE</text:p>
          </table:table-cell>
          <table:table-cell table:number-columns-repeated="8"/>
          <table:table-cell office:value-type="float" office:value="920000001">
            <text:p>920000001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number-columns-repeated="2" office:value-type="string">
            <text:p>921 - Cheltuielile activităţii de bază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92">
            <text:p>92</text:p>
          </table:table-cell>
          <table:table-cell office:value-type="float" office:value="921">
            <text:p>921</text:p>
          </table:table-cell>
          <table:table-cell office:value-type="string">
            <text:p>921 - CHELTUIELILE ACTIVITATII DE BAZA</text:p>
          </table:table-cell>
          <table:table-cell table:number-columns-repeated="8"/>
          <table:table-cell office:value-type="float" office:value="921000002">
            <text:p>921000002</text:p>
          </table:table-cell>
        </table:table-row>
        <table:table-row table:style-name="ro2">
          <table:table-cell office:value-type="float" office:value="9211">
            <text:p>9211</text:p>
          </table:table-cell>
          <table:table-cell office:value-type="string">
            <text:p>9211 - Cheltuieli cu productia in curs de executie</text:p>
          </table:table-cell>
          <table:table-cell office:value-type="string">
            <text:p>9211- Cheltuieli cu productia in curs de executi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table:style-name="ce1" office:value-type="string">
            <text:p>P_WIP_ACCT </text:p>
          </table:table-cell>
          <table:table-cell office:value-type="float" office:value="921">
            <text:p>921</text:p>
          </table:table-cell>
          <table:table-cell office:value-type="float" office:value="9211">
            <text:p>9211</text:p>
          </table:table-cell>
          <table:table-cell office:value-type="string">
            <text:p>9211- Cheltuieli cu productia in curs de executie</text:p>
          </table:table-cell>
          <table:table-cell table:number-columns-repeated="8"/>
          <table:table-cell office:value-type="float" office:value="921100003">
            <text:p>921100003</text:p>
          </table:table-cell>
        </table:table-row>
        <table:table-row table:style-name="ro2">
          <table:table-cell office:value-type="float" office:value="9212">
            <text:p>9212</text:p>
          </table:table-cell>
          <table:table-cell table:number-columns-repeated="2" office:value-type="string">
            <text:p>9212 - Stocuri in secti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table:style-name="ce1" office:value-type="string">
            <text:p>P_FLOORSTOCK_ACCT </text:p>
          </table:table-cell>
          <table:table-cell office:value-type="float" office:value="921">
            <text:p>921</text:p>
          </table:table-cell>
          <table:table-cell office:value-type="float" office:value="9212">
            <text:p>9212</text:p>
          </table:table-cell>
          <table:table-cell office:value-type="string">
            <text:p>9212 - Stocuri in sectie</text:p>
          </table:table-cell>
          <table:table-cell table:number-columns-repeated="8"/>
          <table:table-cell office:value-type="float" office:value="921200003">
            <text:p>921200003</text:p>
          </table:table-cell>
        </table:table-row>
        <table:table-row table:style-name="ro2">
          <table:table-cell office:value-type="float" office:value="9213">
            <text:p>9213</text:p>
          </table:table-cell>
          <table:table-cell table:number-columns-repeated="2" office:value-type="string">
            <text:p>9213 - Cheltuieli cu rebutur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table:style-name="ce1" office:value-type="string">
            <text:p>P_SCRAP_ACCT </text:p>
          </table:table-cell>
          <table:table-cell office:value-type="float" office:value="921">
            <text:p>921</text:p>
          </table:table-cell>
          <table:table-cell office:value-type="float" office:value="9213">
            <text:p>9213</text:p>
          </table:table-cell>
          <table:table-cell office:value-type="string">
            <text:p>9213 - Cheltuieli cu rebuturi</text:p>
          </table:table-cell>
          <table:table-cell table:number-columns-repeated="8"/>
          <table:table-cell office:value-type="float" office:value="921300003">
            <text:p>921300003</text:p>
          </table:table-cell>
        </table:table-row>
        <table:table-row table:style-name="ro2">
          <table:table-cell office:value-type="float" office:value="9214">
            <text:p>9214</text:p>
          </table:table-cell>
          <table:table-cell table:number-columns-repeated="2" office:value-type="string">
            <text:p>9214 - Cheltuieli cu colaborari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table:style-name="ce1" office:value-type="string">
            <text:p>P_OUTSIDEPROCESSING_ACCT </text:p>
          </table:table-cell>
          <table:table-cell office:value-type="float" office:value="921">
            <text:p>921</text:p>
          </table:table-cell>
          <table:table-cell office:value-type="float" office:value="9214">
            <text:p>9214</text:p>
          </table:table-cell>
          <table:table-cell office:value-type="string">
            <text:p>9214 - Cheltuieli cu colaborarile</text:p>
          </table:table-cell>
          <table:table-cell table:number-columns-repeated="8"/>
          <table:table-cell office:value-type="float" office:value="921400003">
            <text:p>921400003</text:p>
          </table:table-cell>
        </table:table-row>
        <table:table-row table:style-name="ro2">
          <table:table-cell office:value-type="float" office:value="922">
            <text:p>922</text:p>
          </table:table-cell>
          <table:table-cell table:number-columns-repeated="2" office:value-type="string">
            <text:p>922 - Cheltuielile activităţilor auxiliar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table:style-name="ce1" office:value-type="string">
            <text:p>P_LABOR_ACCT </text:p>
          </table:table-cell>
          <table:table-cell office:value-type="float" office:value="92">
            <text:p>92</text:p>
          </table:table-cell>
          <table:table-cell office:value-type="float" office:value="922">
            <text:p>922</text:p>
          </table:table-cell>
          <table:table-cell office:value-type="string">
            <text:p>922 - CHELTUIELILE ACTIVITATILOR AUXILIARE</text:p>
          </table:table-cell>
          <table:table-cell table:number-columns-repeated="8"/>
          <table:table-cell office:value-type="float" office:value="922000002">
            <text:p>922000002</text:p>
          </table:table-cell>
        </table:table-row>
        <table:table-row table:style-name="ro2">
          <table:table-cell office:value-type="float" office:value="923">
            <text:p>923</text:p>
          </table:table-cell>
          <table:table-cell table:number-columns-repeated="2" office:value-type="string">
            <text:p>923 - Cheltuieli comune ale secţie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table:style-name="ce1" office:value-type="string">
            <text:p>P_BURDEN_ACCT </text:p>
          </table:table-cell>
          <table:table-cell office:value-type="float" office:value="92">
            <text:p>92</text:p>
          </table:table-cell>
          <table:table-cell office:value-type="float" office:value="923">
            <text:p>923</text:p>
          </table:table-cell>
          <table:table-cell office:value-type="string">
            <text:p>923 - CHELTUIELI COMUNE ALE SECTIEI</text:p>
          </table:table-cell>
          <table:table-cell table:number-columns-repeated="8"/>
          <table:table-cell office:value-type="float" office:value="923000002">
            <text:p>923000002</text:p>
          </table:table-cell>
        </table:table-row>
        <table:table-row table:style-name="ro2">
          <table:table-cell office:value-type="float" office:value="924">
            <text:p>924</text:p>
          </table:table-cell>
          <table:table-cell table:number-columns-repeated="2" office:value-type="string">
            <text:p>924 - Cheltuieli generale de administraţi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table:style-name="ce1" office:value-type="string">
            <text:p>P_OVERHEAD_ACCT </text:p>
          </table:table-cell>
          <table:table-cell office:value-type="float" office:value="92">
            <text:p>92</text:p>
          </table:table-cell>
          <table:table-cell office:value-type="float" office:value="924">
            <text:p>924</text:p>
          </table:table-cell>
          <table:table-cell office:value-type="string">
            <text:p>924 - CHELTUIELI GENERALE DE ADMINISTRATIE</text:p>
          </table:table-cell>
          <table:table-cell table:number-columns-repeated="8"/>
          <table:table-cell office:value-type="float" office:value="924000002">
            <text:p>924000002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number-columns-repeated="2" office:value-type="string">
            <text:p>925 - Cheltuieli de desfacer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table:style-name="ce2"/>
          <table:table-cell office:value-type="float" office:value="92">
            <text:p>92</text:p>
          </table:table-cell>
          <table:table-cell office:value-type="float" office:value="925">
            <text:p>925</text:p>
          </table:table-cell>
          <table:table-cell office:value-type="string">
            <text:p>925 - CHELTUIELI DE DESFACERE</text:p>
          </table:table-cell>
          <table:table-cell table:number-columns-repeated="8"/>
          <table:table-cell office:value-type="float" office:value="925000002">
            <text:p>92500000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93 - COSTUL PRODUCTIE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string">
            <text:p>93 - COSTUL PRODUCTIEI</text:p>
          </table:table-cell>
          <table:table-cell table:number-columns-repeated="8"/>
          <table:table-cell office:value-type="float" office:value="930000001">
            <text:p>930000001</text:p>
          </table:table-cell>
        </table:table-row>
        <table:table-row table:style-name="ro2">
          <table:table-cell office:value-type="float" office:value="931">
            <text:p>931</text:p>
          </table:table-cell>
          <table:table-cell table:number-columns-repeated="2" office:value-type="string">
            <text:p>931 - Costul producţiei obţinu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 table:style-name="ce1" office:value-type="string">
            <text:p>P_COSTOFPRODUCTION_ACCT </text:p>
          </table:table-cell>
          <table:table-cell office:value-type="float" office:value="93">
            <text:p>93</text:p>
          </table:table-cell>
          <table:table-cell office:value-type="float" office:value="931">
            <text:p>931</text:p>
          </table:table-cell>
          <table:table-cell office:value-type="string">
            <text:p>931 - COSTUL PRODUCTIEI OBTINUTE</text:p>
          </table:table-cell>
          <table:table-cell table:number-columns-repeated="8"/>
          <table:table-cell office:value-type="float" office:value="931000002">
            <text:p>931000002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number-columns-repeated="2" office:value-type="string">
            <text:p>933 - Costul producţiei în curs de execuţie</text:p>
          </table:table-cell>
          <table:table-cell office:value-type="string">
            <text:p>Asset</text:p>
          </table:table-cell>
          <table:table-cell/>
          <table:table-cell table:number-columns-repeated="2" office:value-type="string">
            <text:p>No</text:p>
          </table:table-cell>
          <table:table-cell/>
          <table:table-cell office:value-type="float" office:value="93">
            <text:p>93</text:p>
          </table:table-cell>
          <table:table-cell office:value-type="float" office:value="933">
            <text:p>933</text:p>
          </table:table-cell>
          <table:table-cell office:value-type="string">
            <text:p>933 - COSTUL PRODUCTIEI IN CURS DE EXECUTIE</text:p>
          </table:table-cell>
          <table:table-cell table:number-columns-repeated="8"/>
          <table:table-cell office:value-type="float" office:value="933000002">
            <text:p>933000002</text:p>
          </table:table-cell>
        </table:table-row>
      </table:table>
      <table:database-ranges>
        <table:database-range table:target-range-address="Sheet1.A1:Sheet1.T549">
          <table:sort>
            <table:sort-by table:field-number="1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o" fo:country="RO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01/22/2009</text:date>, <text:time>13:3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04-23T09:27:30</meta:creation-date>
    <dc:creator>Ioan Bogdan</dc:creator>
    <dc:date>2009-01-22T13:37:09.15</dc:date>
    <dc:language>ro-RO</dc:language>
    <meta:editing-cycles>4</meta:editing-cycles>
    <meta:editing-duration>PT01H57M24S</meta:editing-duration>
    <meta:document-statistic meta:table-count="1" meta:cell-count="5438" meta:object-count="0"/>
    <meta:user-defined meta:name="Info 1"/>
    <meta:user-defined meta:name="Info 2"/>
    <meta:user-defined meta:name="Info 3"/>
    <meta:user-defined meta:name="Info 4"/>
  </office:meta>
</office:document-meta>
</file>